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7c6" officeooo:paragraph-rsid="001ae7c6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2pt" fo:language="en" fo:country="US" officeooo:rsid="003918ee" officeooo:paragraph-rsid="004e2a5b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fo:language="en" fo:country="US" officeooo:rsid="004e2a5b" officeooo:paragraph-rsid="004e2a5b" style:font-size-asian="10.5pt" style:font-size-complex="12pt"/>
    </style:style>
    <style:style style:name="P4" style:family="paragraph" style:parent-style-name="Text_20_body">
      <style:paragraph-properties fo:text-align="center" style:justify-single-word="false"/>
      <style:text-properties style:font-name="Liberation Serif" fo:font-size="12pt" fo:language="en" fo:country="US" officeooo:rsid="000bb3fd" officeooo:paragraph-rsid="001ae7c6" style:font-size-asian="10.5pt" style:font-size-complex="12pt"/>
    </style:style>
    <style:style style:name="P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ae7c6" officeooo:paragraph-rsid="001ae7c6" style:font-size-asian="10.5pt" style:font-size-complex="12pt"/>
    </style:style>
    <style:style style:name="P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ae7c6" officeooo:paragraph-rsid="00228a03" style:font-size-asian="10.5pt" style:font-size-complex="12pt"/>
    </style:style>
    <style:style style:name="P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d0530" officeooo:paragraph-rsid="001f872b" style:font-size-asian="10.5pt" style:font-size-complex="12pt"/>
    </style:style>
    <style:style style:name="P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85b13" officeooo:paragraph-rsid="001ea639" style:font-size-asian="10.5pt" style:font-size-complex="12pt"/>
    </style:style>
    <style:style style:name="P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f872b" officeooo:paragraph-rsid="001f872b" style:font-size-asian="10.5pt" style:font-size-complex="12pt"/>
    </style:style>
    <style:style style:name="P1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12dca" officeooo:paragraph-rsid="00212dca" style:font-size-asian="10.5pt" style:font-size-complex="12pt"/>
    </style:style>
    <style:style style:name="P1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28a03" officeooo:paragraph-rsid="00228a03" style:font-size-asian="10.5pt" style:font-size-complex="12pt"/>
    </style:style>
    <style:style style:name="P1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28a03" officeooo:paragraph-rsid="001ae7c6" style:font-size-asian="10.5pt" style:font-size-complex="12pt"/>
    </style:style>
    <style:style style:name="P1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3c4e1" officeooo:paragraph-rsid="0023c4e1" style:font-size-asian="10.5pt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3c4e1" officeooo:paragraph-rsid="0049e960" style:font-size-asian="10.5pt" style:font-size-complex="12pt"/>
    </style:style>
    <style:style style:name="P1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80e5c" officeooo:paragraph-rsid="00280e5c" style:font-size-asian="10.5pt" style:font-size-complex="12pt"/>
    </style:style>
    <style:style style:name="P1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80e5c" officeooo:paragraph-rsid="0029f41d" style:font-size-asian="10.5pt" style:font-size-complex="12pt"/>
    </style:style>
    <style:style style:name="P1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b83b1" officeooo:paragraph-rsid="001ae7c6" style:font-size-asian="10.5pt" style:font-size-complex="12pt"/>
    </style:style>
    <style:style style:name="P1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b83b1" officeooo:paragraph-rsid="002b83b1" style:font-size-asian="10.5pt" style:font-size-complex="12pt"/>
    </style:style>
    <style:style style:name="P1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d798e" officeooo:paragraph-rsid="002d798e" style:font-size-asian="10.5pt" style:font-size-complex="12pt"/>
    </style:style>
    <style:style style:name="P2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8c79" officeooo:paragraph-rsid="00368c79" style:font-size-asian="10.5pt" style:font-size-complex="12pt"/>
    </style:style>
    <style:style style:name="P2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8c79" officeooo:paragraph-rsid="001d0530" style:font-size-asian="10.5pt" style:font-size-complex="12pt"/>
    </style:style>
    <style:style style:name="P2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8c79" officeooo:paragraph-rsid="001f872b" style:font-size-asian="10.5pt" style:font-size-complex="12pt"/>
    </style:style>
    <style:style style:name="P2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f4ba" officeooo:paragraph-rsid="0036f4ba" style:font-size-asian="10.5pt" style:font-size-complex="12pt"/>
    </style:style>
    <style:style style:name="P2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7a803" officeooo:paragraph-rsid="0037a803" style:font-size-asian="10.5pt" style:font-size-complex="12pt"/>
    </style:style>
    <style:style style:name="P2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7a803" officeooo:paragraph-rsid="0029f41d" style:font-size-asian="10.5pt" style:font-size-complex="12pt"/>
    </style:style>
    <style:style style:name="P2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7a803" officeooo:paragraph-rsid="004b899f" style:font-size-asian="10.5pt" style:font-size-complex="12pt"/>
    </style:style>
    <style:style style:name="P2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7a803" officeooo:paragraph-rsid="004d7fdd" style:font-size-asian="10.5pt" style:font-size-complex="12pt"/>
    </style:style>
    <style:style style:name="P2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af253" officeooo:paragraph-rsid="003af253" style:font-size-asian="10.5pt" style:font-size-complex="12pt"/>
    </style:style>
    <style:style style:name="P2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cdaed" officeooo:paragraph-rsid="003cdaed" style:font-size-asian="10.5pt" style:font-size-complex="12pt"/>
    </style:style>
    <style:style style:name="P3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d9ab2" officeooo:paragraph-rsid="003d9ab2" style:font-size-asian="10.5pt" style:font-size-complex="12pt"/>
    </style:style>
    <style:style style:name="P3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f0d05" officeooo:paragraph-rsid="003f0d05" style:font-size-asian="10.5pt" style:font-size-complex="12pt"/>
    </style:style>
    <style:style style:name="P3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f0d05" officeooo:paragraph-rsid="0037a803" style:font-size-asian="10.5pt" style:font-size-complex="12pt"/>
    </style:style>
    <style:style style:name="P3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f0d05" officeooo:paragraph-rsid="00404c9d" style:font-size-asian="10.5pt" style:font-size-complex="12pt"/>
    </style:style>
    <style:style style:name="P3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42b94" officeooo:paragraph-rsid="001ae7c6" style:font-size-asian="10.5pt" style:font-size-complex="12pt"/>
    </style:style>
    <style:style style:name="P3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42b94" officeooo:paragraph-rsid="00442b94" style:font-size-asian="10.5pt" style:font-size-complex="12pt"/>
    </style:style>
    <style:style style:name="P3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42b94" officeooo:paragraph-rsid="004490ff" style:font-size-asian="10.5pt" style:font-size-complex="12pt"/>
    </style:style>
    <style:style style:name="P3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19ddc74" officeooo:paragraph-rsid="001e16ea" style:font-size-asian="10.5pt" style:font-size-complex="12pt"/>
    </style:style>
    <style:style style:name="P3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b899f" officeooo:paragraph-rsid="004b899f" style:font-size-asian="10.5pt" style:font-size-complex="12pt"/>
    </style:style>
    <style:style style:name="P3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918ee" officeooo:paragraph-rsid="004e2a5b" style:font-size-asian="10.5pt" style:font-size-complex="12pt"/>
    </style:style>
    <style:style style:name="P4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918ee" officeooo:paragraph-rsid="003918ee" style:font-size-asian="10.5pt" style:font-size-complex="12pt"/>
    </style:style>
    <style:style style:name="P4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e0c01" officeooo:paragraph-rsid="004e2a5b" style:font-size-asian="10.5pt" style:font-size-complex="12pt"/>
    </style:style>
    <style:style style:name="P4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e0c01" officeooo:paragraph-rsid="0050267e" style:font-size-asian="10.5pt" style:font-size-complex="12pt"/>
    </style:style>
    <style:style style:name="P4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6bfb6" officeooo:paragraph-rsid="0026bfb6" style:font-size-asian="10.5pt" style:font-size-complex="12pt"/>
    </style:style>
    <style:style style:name="P4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0267e" officeooo:paragraph-rsid="0050267e" style:font-size-asian="10.5pt" style:font-size-complex="12pt"/>
    </style:style>
    <style:style style:name="P4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06008" officeooo:paragraph-rsid="00506008" style:font-size-asian="10.5pt" style:font-size-complex="12pt"/>
    </style:style>
    <style:style style:name="P4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b746a" officeooo:paragraph-rsid="001b746a" style:font-size-asian="10.5pt" style:font-size-complex="12pt"/>
    </style:style>
    <style:style style:name="P4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04a6d" officeooo:paragraph-rsid="00604a6d" style:font-size-asian="10.5pt" style:font-size-complex="12pt"/>
    </style:style>
    <style:style style:name="P4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24018" officeooo:paragraph-rsid="0023c4e1" style:font-size-asian="10.5pt" style:font-size-complex="12pt"/>
    </style:style>
    <style:style style:name="P4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6d275" officeooo:paragraph-rsid="0066d275" style:font-size-asian="10.5pt" style:font-size-complex="12pt"/>
    </style:style>
    <style:style style:name="P5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6d275" officeooo:paragraph-rsid="00671aef" style:font-size-asian="10.5pt" style:font-size-complex="12pt"/>
    </style:style>
    <style:style style:name="P5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71aef" officeooo:paragraph-rsid="00671aef" style:font-size-asian="10.5pt" style:font-size-complex="12pt"/>
    </style:style>
    <style:style style:name="P52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3cdaed" officeooo:paragraph-rsid="003cdaed" style:font-size-asian="10.5pt" style:font-style-asian="italic" style:font-size-complex="12pt" style:font-style-complex="italic"/>
    </style:style>
    <style:style style:name="P53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37a803" officeooo:paragraph-rsid="004b899f" style:font-size-asian="10.5pt" style:font-style-asian="italic" style:font-size-complex="12pt" style:font-style-complex="italic"/>
    </style:style>
    <style:style style:name="P54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37a803" officeooo:paragraph-rsid="004d7fdd" style:font-size-asian="10.5pt" style:font-style-asian="italic" style:font-size-complex="12pt" style:font-style-complex="italic"/>
    </style:style>
    <style:style style:name="P55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66d275" officeooo:paragraph-rsid="0066d275" style:font-size-asian="10.5pt" style:font-style-asian="italic" style:font-size-complex="12pt" style:font-style-complex="italic"/>
    </style:style>
    <style:style style:name="P56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671aef" officeooo:paragraph-rsid="00671aef" style:font-size-asian="10.5pt" style:font-style-asian="italic" style:font-size-complex="12pt" style:font-style-complex="italic"/>
    </style:style>
    <style:style style:name="P57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4b899f" officeooo:paragraph-rsid="004b899f" style:font-size-asian="10.5pt" style:font-style-asian="normal" style:font-size-complex="12pt" style:font-style-complex="normal"/>
    </style:style>
    <style:style style:name="P58" style:family="paragraph" style:parent-style-name="Text_20_body">
      <style:paragraph-properties fo:text-align="center" style:justify-single-word="false"/>
      <style:text-properties officeooo:paragraph-rsid="001ae7c6"/>
    </style:style>
    <style:style style:name="P59" style:family="paragraph" style:parent-style-name="Text_20_body">
      <style:text-properties officeooo:paragraph-rsid="001e16ea"/>
    </style:style>
    <style:style style:name="P60" style:family="paragraph" style:parent-style-name="Text_20_body">
      <style:text-properties officeooo:rsid="019ddc74" officeooo:paragraph-rsid="001e16ea"/>
    </style:style>
    <style:style style:name="P61" style:family="paragraph" style:parent-style-name="Text_20_body" style:list-style-name="L1">
      <style:text-properties officeooo:paragraph-rsid="001e16ea"/>
    </style:style>
    <style:style style:name="P62" style:family="paragraph" style:parent-style-name="Text_20_body" style:list-style-name="L1">
      <style:paragraph-properties fo:text-align="justify" style:justify-single-word="false"/>
      <style:text-properties style:font-name="Liberation Serif" fo:font-size="12pt" fo:language="en" fo:country="US" officeooo:rsid="001ae7c6" officeooo:paragraph-rsid="001e16ea" style:font-size-asian="10.5pt" style:font-size-complex="12pt"/>
    </style:style>
    <style:style style:name="P63" style:family="paragraph" style:parent-style-name="Text_20_body" style:list-style-name="L2">
      <style:paragraph-properties fo:text-align="justify" style:justify-single-word="false"/>
      <style:text-properties style:font-name="Liberation Serif" fo:font-size="12pt" fo:language="en" fo:country="US" officeooo:rsid="019ddc74" officeooo:paragraph-rsid="001e16ea" style:font-size-asian="10.5pt" style:font-size-complex="12pt"/>
    </style:style>
    <style:style style:name="P64" style:family="paragraph" style:parent-style-name="Text_20_body" style:list-style-name="L3">
      <style:paragraph-properties fo:text-align="justify" style:justify-single-word="false"/>
      <style:text-properties style:font-name="Liberation Serif" fo:font-size="12pt" fo:language="en" fo:country="US" officeooo:rsid="00624018" officeooo:paragraph-rsid="00624018" style:font-size-asian="10.5pt" style:font-size-complex="12pt"/>
    </style:style>
    <style:style style:name="P65" style:family="paragraph" style:parent-style-name="Text_20_body" style:list-style-name="L3">
      <style:paragraph-properties fo:text-align="justify" style:justify-single-word="false"/>
      <style:text-properties style:font-name="Liberation Serif" fo:font-size="12pt" fo:language="en" fo:country="US" officeooo:rsid="0023c4e1" officeooo:paragraph-rsid="0023c4e1" style:font-size-asian="10.5pt" style:font-size-complex="12pt"/>
    </style:style>
    <style:style style:name="P66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66d275" officeooo:paragraph-rsid="00671aef" style:font-size-asian="10.5pt" style:font-style-asian="normal" style:font-size-complex="12pt" style:font-style-complex="normal"/>
    </style:style>
    <style:style style:name="P67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671aef" officeooo:paragraph-rsid="00671aef" style:font-size-asian="10.5pt" style:font-style-asian="normal" style:font-size-complex="12pt" style:font-style-complex="normal"/>
    </style:style>
    <style:style style:name="P68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66d275" officeooo:paragraph-rsid="00671aef" style:font-size-asian="10.5pt" style:font-style-asian="italic" style:font-size-complex="12pt" style:font-style-complex="italic"/>
    </style:style>
    <style:style style:name="P69" style:family="paragraph" style:parent-style-name="Text_20_body" style:list-style-name="L2">
      <style:text-properties officeooo:rsid="019ddc74" officeooo:paragraph-rsid="001e16ea"/>
    </style:style>
    <style:style style:name="P70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1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2" style:family="paragraph" style:parent-style-name="Heading_20_1">
      <style:paragraph-properties fo:break-before="page"/>
    </style:style>
    <style:style style:name="P73" style:family="paragraph" style:parent-style-name="Index_20_Separator">
      <style:paragraph-properties>
        <style:tab-stops/>
      </style:paragraph-properties>
    </style:style>
    <style:style style:name="T1" style:family="text">
      <style:text-properties officeooo:rsid="0032ab1f"/>
    </style:style>
    <style:style style:name="T2" style:family="text">
      <style:text-properties style:text-position="super 58%" fo:font-weight="bold" officeooo:rsid="00749e07" style:font-weight-asian="bold" style:font-weight-complex="bold"/>
    </style:style>
    <style:style style:name="T3" style:family="text">
      <style:text-properties style:text-position="super 58%" fo:font-weight="bold" officeooo:rsid="001e16ea" style:font-weight-asian="bold" style:font-weight-complex="bold"/>
    </style:style>
    <style:style style:name="T4" style:family="text">
      <style:text-properties officeooo:rsid="00184249"/>
    </style:style>
    <style:style style:name="T5" style:family="text">
      <style:text-properties officeooo:rsid="001e16ea"/>
    </style:style>
    <style:style style:name="T6" style:family="text">
      <style:text-properties officeooo:rsid="0016dcb2"/>
    </style:style>
    <style:style style:name="T7" style:family="text">
      <style:text-properties officeooo:rsid="002af49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af49a" style:font-weight-asian="bold" style:font-weight-complex="bold"/>
    </style:style>
    <style:style style:name="T10" style:family="text">
      <style:text-properties fo:font-weight="bold" officeooo:rsid="001f5ebc" style:font-weight-asian="bold" style:font-weight-complex="bold"/>
    </style:style>
    <style:style style:name="T11" style:family="text">
      <style:text-properties officeooo:rsid="00368c79"/>
    </style:style>
    <style:style style:name="T12" style:family="text">
      <style:text-properties officeooo:rsid="0036f4ba"/>
    </style:style>
    <style:style style:name="T13" style:family="text">
      <style:text-properties officeooo:rsid="0037a73d"/>
    </style:style>
    <style:style style:name="T14" style:family="text">
      <style:text-properties officeooo:rsid="0037a803"/>
    </style:style>
    <style:style style:name="T15" style:family="text">
      <style:text-properties officeooo:rsid="003918ee"/>
    </style:style>
    <style:style style:name="T16" style:family="text">
      <style:text-properties officeooo:rsid="003d9ab2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404c9d" style:font-style-asian="italic" style:font-style-complex="italic"/>
    </style:style>
    <style:style style:name="T19" style:family="text">
      <style:text-properties fo:font-style="italic" officeooo:rsid="0037a73d" style:font-style-asian="italic" style:font-style-complex="italic"/>
    </style:style>
    <style:style style:name="T20" style:family="text">
      <style:text-properties fo:font-style="italic" officeooo:rsid="0044ef6e" style:font-style-asian="italic" style:font-style-complex="italic"/>
    </style:style>
    <style:style style:name="T21" style:family="text">
      <style:text-properties fo:font-style="italic" officeooo:rsid="004b899f" style:font-style-asian="italic" style:font-style-complex="italic"/>
    </style:style>
    <style:style style:name="T22" style:family="text">
      <style:text-properties fo:font-style="italic" officeooo:rsid="004c2d5a" style:font-style-asian="italic" style:font-style-complex="italic"/>
    </style:style>
    <style:style style:name="T23" style:family="text">
      <style:text-properties fo:font-style="italic" officeooo:rsid="0066d275" style:font-style-asian="italic" style:font-style-complex="italic"/>
    </style:style>
    <style:style style:name="T24" style:family="text">
      <style:text-properties officeooo:rsid="00404c9d"/>
    </style:style>
    <style:style style:name="T25" style:family="text">
      <style:text-properties officeooo:rsid="004490ff"/>
    </style:style>
    <style:style style:name="T26" style:family="text">
      <style:text-properties officeooo:rsid="0044ef6e"/>
    </style:style>
    <style:style style:name="T27" style:family="text">
      <style:text-properties officeooo:rsid="0048f9db"/>
    </style:style>
    <style:style style:name="T28" style:family="text">
      <style:text-properties officeooo:rsid="0049e960"/>
    </style:style>
    <style:style style:name="T29" style:family="text">
      <style:text-properties officeooo:rsid="004d7fdd"/>
    </style:style>
    <style:style style:name="T30" style:family="text">
      <style:text-properties officeooo:rsid="004e0c01"/>
    </style:style>
    <style:style style:name="T31" style:family="text">
      <style:text-properties officeooo:rsid="004e2a5b"/>
    </style:style>
    <style:style style:name="T32" style:family="text">
      <style:text-properties officeooo:rsid="0050267e"/>
    </style:style>
    <style:style style:name="T33" style:family="text">
      <style:text-properties officeooo:rsid="00518c1c"/>
    </style:style>
    <style:style style:name="T34" style:family="text">
      <style:text-properties officeooo:rsid="00579a99"/>
    </style:style>
    <style:style style:name="T35" style:family="text">
      <style:text-properties officeooo:rsid="00624018"/>
    </style:style>
    <style:style style:name="T36" style:family="text">
      <style:text-properties officeooo:rsid="0066d275"/>
    </style:style>
    <style:style style:name="T37" style:family="text">
      <style:text-properties officeooo:rsid="00671aef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66d275" style:font-style-asian="normal" style:font-style-complex="normal"/>
    </style:style>
    <style:style style:name="T40" style:family="text">
      <style:text-properties officeooo:rsid="006a9067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alphabetical-index-auto-mark-file xlink:href="../sqlp_concordance.sdi"/>
      <text:p text:style-name="Title"><text:alphabetical-index-mark-start text:id="IMark70973752"/><text:alphabetical-index-mark-start text:id="IMark73288952"/><text:alphabetical-index-mark-start text:id="IMark73957320"/><text:alphabetical-index-mark-start text:id="IMark73965864"/><text:alphabetical-index-mark-start text:id="IMark73967224"/><text:alphabetical-index-mark-start text:id="IMark73968488"/><text:span text:style-name="T11">Sql</text:span><text:alphabetical-index-mark-end text:id="IMark73968488"/><text:alphabetical-index-mark-end text:id="IMark73967224"/><text:alphabetical-index-mark-end text:id="IMark73965864"/><text:alphabetical-index-mark-end text:id="IMark73957320"/><text:alphabetical-index-mark-end text:id="IMark73288952"/><text:alphabetical-index-mark-end text:id="IMark70973752"/><text:span text:style-name="T11">p -</text:span> Simple <text:alphabetical-index-mark-start text:id="IMark74515656"/><text:alphabetical-index-mark-start text:id="IMark74501416"/><text:alphabetical-index-mark-start text:id="IMark74546856"/>terminal<text:alphabetical-index-mark-end text:id="IMark74546856"/><text:alphabetical-index-mark-end text:id="IMark74501416"/><text:alphabetical-index-mark-end text:id="IMark74515656"/> <text:alphabetical-index-mark-start text:id="IMark73077288"/><text:alphabetical-index-mark-start text:id="IMark73078552"/><text:alphabetical-index-mark-start text:id="IMark71978808"/>query<text:alphabetical-index-mark-end text:id="IMark71978808"/><text:alphabetical-index-mark-end text:id="IMark73078552"/><text:alphabetical-index-mark-end text:id="IMark73077288"/> and <text:alphabetical-index-mark-start text:id="IMark73965720"/><text:alphabetical-index-mark-start text:id="IMark70324728"/><text:alphabetical-index-mark-start text:id="IMark71832552"/>.<text:alphabetical-index-mark-start text:id="IMark44349720"/><text:alphabetical-index-mark-start text:id="IMark74242552"/><text:alphabetical-index-mark-start text:id="IMark72157512"/><text:alphabetical-index-mark-start text:id="IMark41319320"/><text:alphabetical-index-mark-start text:id="IMark41320552"/><text:alphabetical-index-mark-start text:id="IMark73367032"/>sql<text:alphabetical-index-mark-end text:id="IMark73367032"/><text:alphabetical-index-mark-end text:id="IMark41320552"/><text:alphabetical-index-mark-end text:id="IMark41319320"/><text:alphabetical-index-mark-end text:id="IMark72157512"/><text:alphabetical-index-mark-end text:id="IMark74242552"/><text:alphabetical-index-mark-end text:id="IMark44349720"/><text:alphabetical-index-mark-end text:id="IMark71832552"/><text:alphabetical-index-mark-end text:id="IMark70324728"/><text:alphabetical-index-mark-end text:id="IMark73965720"/> <text:alphabetical-index-mark-start text:id="IMark72675112"/><text:alphabetical-index-mark-start text:id="IMark71322328"/><text:alphabetical-index-mark-start text:id="IMark70112728"/>file<text:alphabetical-index-mark-end text:id="IMark70112728"/><text:alphabetical-index-mark-end text:id="IMark71322328"/><text:alphabetical-index-mark-end text:id="IMark72675112"/> processing for <text:alphabetical-index-mark-start text:id="IMark74510424"/><text:alphabetical-index-mark-start text:id="IMark74513608"/><text:alphabetical-index-mark-start text:id="IMark74514840"/><text:alphabetical-index-mark-start text:id="IMark74514936"/><text:alphabetical-index-mark-start text:id="IMark70324216"/><text:alphabetical-index-mark-start text:id="IMark74526696"/><text:alphabetical-index-mark-start text:id="IMark74530040"/><text:alphabetical-index-mark-start text:id="IMark74531368"/><text:alphabetical-index-mark-start text:id="IMark74534728"/>Sql<text:alphabetical-index-mark-end text:id="IMark74534728"/><text:alphabetical-index-mark-end text:id="IMark74531368"/><text:alphabetical-index-mark-end text:id="IMark74530040"/><text:alphabetical-index-mark-end text:id="IMark74526696"/><text:alphabetical-index-mark-end text:id="IMark70324216"/><text:alphabetical-index-mark-end text:id="IMark74514936"/>ite<text:alphabetical-index-mark-end text:id="IMark74514840"/><text:alphabetical-index-mark-end text:id="IMark74513608"/><text:alphabetical-index-mark-end text:id="IMark74510424"/>3</text:p>
      <text:p text:style-name="Text_20_body"/>
      <text:p text:style-name="P58">Pablo <text:alphabetical-index-mark-start text:id="IMark73968104"/><text:alphabetical-index-mark-start text:id="IMark73813160"/><text:alphabetical-index-mark-start text:id="IMark73968776"/><text:alphabetical-index-mark-start text:id="IMark73956936"/><text:alphabetical-index-mark-start text:id="IMark74510744"/><text:alphabetical-index-mark-start text:id="IMark74163160"/><text:alphabetical-index-mark-start text:id="IMark72214760"/><text:alphabetical-index-mark-start text:id="IMark74543000"/><text:alphabetical-index-mark-start text:id="IMark74540072"/><text:alphabetical-index-mark-start text:id="IMark74509960"/><text:alphabetical-index-mark-start text:id="IMark74509288"/><text:alphabetical-index-mark-start text:id="IMark73111608"/><text:alphabetical-index-mark-start text:id="IMark73110936"/>Edronkin<text:alphabetical-index-mark-end text:id="IMark73110936"/><text:alphabetical-index-mark-end text:id="IMark73111608"/><text:alphabetical-index-mark-end text:id="IMark74509288"/><text:alphabetical-index-mark-end text:id="IMark74509960"/><text:alphabetical-index-mark-end text:id="IMark74540072"/><text:alphabetical-index-mark-end text:id="IMark74543000"/><text:alphabetical-index-mark-end text:id="IMark72214760"/><text:alphabetical-index-mark-end text:id="IMark74163160"/><text:alphabetical-index-mark-end text:id="IMark74510744"/><text:alphabetical-index-mark-end text:id="IMark73956936"/><text:alphabetical-index-mark-end text:id="IMark73968776"/><text:alphabetical-index-mark-end text:id="IMark73813160"/><text:alphabetical-index-mark-end text:id="IMark73968104"/>, <text:span text:style-name="T1">2019</text:span></text:p>
      <text:p text:style-name="P4"><text:a xlink:type="simple" xlink:href="https://orcid.org/0000-0001-8690-7030" text:style-name="Internet_20_link" text:visited-style-name="Visited_20_Internet_20_Link">https://</text:a><text:alphabetical-index-mark-start text:id="IMark73968776"/><text:alphabetical-index-mark-start text:id="IMark73956936"/><text:alphabetical-index-mark-start text:id="IMark73968104"/><text:alphabetical-index-mark-start text:id="IMark72562856"/><text:alphabetical-index-mark-start text:id="IMark70324264"/><text:alphabetical-index-mark-start text:id="IMark52990632"/><text:alphabetical-index-mark-start text:id="IMark71538120"/><text:alphabetical-index-mark-start text:id="IMark70863448"/><text:alphabetical-index-mark-start text:id="IMark70325016"/><text:alphabetical-index-mark-start text:id="IMark74534344"/><text:alphabetical-index-mark-start text:id="IMark72213928"/><text:alphabetical-index-mark-start text:id="IMark74241416"/><text:alphabetical-index-mark-start text:id="IMark73110856"/><text:alphabetical-index-mark-start text:id="IMark74386760"/><text:alphabetical-index-mark-start text:id="IMark73966008"/><text:a xlink:type="simple" xlink:href="https://orcid.org/0000-0001-8690-7030" text:style-name="Internet_20_link" text:visited-style-name="Visited_20_Internet_20_Link">orcid</text:a><text:alphabetical-index-mark-end text:id="IMark73966008"/><text:alphabetical-index-mark-end text:id="IMark74386760"/><text:alphabetical-index-mark-end text:id="IMark73110856"/><text:alphabetical-index-mark-end text:id="IMark74241416"/><text:alphabetical-index-mark-end text:id="IMark72213928"/><text:alphabetical-index-mark-end text:id="IMark74534344"/><text:alphabetical-index-mark-end text:id="IMark70325016"/><text:alphabetical-index-mark-end text:id="IMark70863448"/><text:alphabetical-index-mark-end text:id="IMark71538120"/><text:alphabetical-index-mark-end text:id="IMark52990632"/><text:alphabetical-index-mark-end text:id="IMark70324264"/><text:alphabetical-index-mark-end text:id="IMark72562856"/><text:alphabetical-index-mark-end text:id="IMark73968104"/><text:alphabetical-index-mark-end text:id="IMark73956936"/><text:alphabetical-index-mark-end text:id="IMark73968776"/><text:a xlink:type="simple" xlink:href="https://orcid.org/0000-0001-8690-7030" text:style-name="Internet_20_link" text:visited-style-name="Visited_20_Internet_20_Link">.org/0000-0001-8690-7030</text:a></text:p>
      <text:p text:style-name="P4"/>
      <text:h text:style-name="Heading_20_1" text:outline-level="1"><text:bookmark-start text:name="__RefHeading___Toc941_76759228"/>Abstract.<text:bookmark-end text:name="__RefHeading___Toc941_76759228"/></text:h>
      <text:p text:style-name="P5"/>
      <text:p text:style-name="P21"><text:alphabetical-index-mark-start text:id="IMark72213928"/><text:alphabetical-index-mark-start text:id="IMark52990632"/><text:alphabetical-index-mark-start text:id="IMark73968104"/><text:alphabetical-index-mark-start text:id="IMark70324264"/><text:alphabetical-index-mark-start text:id="IMark73813160"/><text:alphabetical-index-mark-start text:id="IMark73956936"/>Sql<text:alphabetical-index-mark-end text:id="IMark73956936"/><text:alphabetical-index-mark-end text:id="IMark73813160"/><text:alphabetical-index-mark-end text:id="IMark70324264"/><text:alphabetical-index-mark-end text:id="IMark73968104"/><text:alphabetical-index-mark-end text:id="IMark52990632"/><text:alphabetical-index-mark-end text:id="IMark72213928"/>p is a very small <text:alphabetical-index-mark-start text:id="IMark73968776"/><text:alphabetical-index-mark-start text:id="IMark72562856"/><text:alphabetical-index-mark-start text:id="IMark73078840"/>program<text:alphabetical-index-mark-end text:id="IMark73078840"/><text:alphabetical-index-mark-end text:id="IMark72562856"/><text:alphabetical-index-mark-end text:id="IMark73968776"/> written in C++ that allows the user to send <text:alphabetical-index-mark-start text:id="IMark73437192"/><text:alphabetical-index-mark-start text:id="IMark74523272"/><text:alphabetical-index-mark-start text:id="IMark72480232"/><text:alphabetical-index-mark-start text:id="IMark52956120"/><text:alphabetical-index-mark-start text:id="IMark52957384"/><text:alphabetical-index-mark-start text:id="IMark72777960"/>SQL<text:alphabetical-index-mark-end text:id="IMark72777960"/><text:alphabetical-index-mark-end text:id="IMark52957384"/><text:alphabetical-index-mark-end text:id="IMark52956120"/><text:alphabetical-index-mark-end text:id="IMark72480232"/><text:alphabetical-index-mark-end text:id="IMark74523272"/><text:alphabetical-index-mark-end text:id="IMark73437192"/> <text:alphabetical-index-mark-start text:id="IMark72223464"/><text:alphabetical-index-mark-start text:id="IMark71665080"/><text:alphabetical-index-mark-start text:id="IMark73120488"/>queries<text:alphabetical-index-mark-end text:id="IMark73120488"/><text:alphabetical-index-mark-end text:id="IMark71665080"/><text:alphabetical-index-mark-end text:id="IMark72223464"/> to a <text:alphabetical-index-mark-start text:id="IMark74041656"/><text:alphabetical-index-mark-start text:id="IMark71899176"/><text:alphabetical-index-mark-start text:id="IMark71900440"/><text:alphabetical-index-mark-start text:id="IMark74553816"/><text:alphabetical-index-mark-start text:id="IMark74555080"/><text:alphabetical-index-mark-start text:id="IMark74556344"/><text:alphabetical-index-mark-start text:id="IMark74557576"/><text:alphabetical-index-mark-start text:id="IMark74558872"/><text:alphabetical-index-mark-start text:id="IMark74560136"/>Sql<text:alphabetical-index-mark-end text:id="IMark74560136"/><text:alphabetical-index-mark-end text:id="IMark74558872"/><text:alphabetical-index-mark-end text:id="IMark74557576"/><text:alphabetical-index-mark-end text:id="IMark74556344"/><text:alphabetical-index-mark-end text:id="IMark74555080"/><text:alphabetical-index-mark-end text:id="IMark74553816"/>ite<text:alphabetical-index-mark-end text:id="IMark71900440"/><text:alphabetical-index-mark-end text:id="IMark71899176"/><text:alphabetical-index-mark-end text:id="IMark74041656"/>3 <text:alphabetical-index-mark-start text:id="IMark74571976"/><text:alphabetical-index-mark-start text:id="IMark74573208"/><text:alphabetical-index-mark-start text:id="IMark74574504"/>database<text:alphabetical-index-mark-end text:id="IMark74574504"/><text:alphabetical-index-mark-end text:id="IMark74573208"/><text:alphabetical-index-mark-end text:id="IMark74571976"/> from a <text:alphabetical-index-mark-start text:id="IMark74584904"/><text:alphabetical-index-mark-start text:id="IMark74586168"/><text:alphabetical-index-mark-start text:id="IMark74587560"/>common<text:alphabetical-index-mark-end text:id="IMark74587560"/><text:alphabetical-index-mark-end text:id="IMark74586168"/><text:alphabetical-index-mark-end text:id="IMark74584904"/> <text:alphabetical-index-mark-start text:id="IMark74595608"/><text:alphabetical-index-mark-start text:id="IMark74596920"/><text:alphabetical-index-mark-start text:id="IMark74598184"/>terminal<text:alphabetical-index-mark-end text:id="IMark74598184"/><text:alphabetical-index-mark-end text:id="IMark74596920"/><text:alphabetical-index-mark-end text:id="IMark74595608"/> without the use of any <text:alphabetical-index-mark-start text:id="IMark74603480"/><text:alphabetical-index-mark-start text:id="IMark74604968"/><text:alphabetical-index-mark-start text:id="IMark70325016"/>application<text:alphabetical-index-mark-end text:id="IMark70325016"/><text:alphabetical-index-mark-end text:id="IMark74604968"/><text:alphabetical-index-mark-end text:id="IMark74603480"/> or <text:alphabetical-index-mark-start text:id="IMark74611528"/><text:alphabetical-index-mark-start text:id="IMark74612936"/><text:alphabetical-index-mark-start text:id="IMark74138168"/>library<text:alphabetical-index-mark-end text:id="IMark74138168"/><text:alphabetical-index-mark-end text:id="IMark74612936"/><text:alphabetical-index-mark-end text:id="IMark74611528"/> other than itself <text:span text:style-name="T27">and </text:span><text:alphabetical-index-mark-start text:id="IMark74622952"/><text:alphabetical-index-mark-start text:id="IMark74624280"/><text:alphabetical-index-mark-start text:id="IMark74625672"/><text:alphabetical-index-mark-start text:id="IMark74627256"/><text:alphabetical-index-mark-start text:id="IMark74628584"/><text:alphabetical-index-mark-start text:id="IMark74630248"/><text:alphabetical-index-mark-start text:id="IMark74631304"/><text:alphabetical-index-mark-start text:id="IMark74632776"/><text:alphabetical-index-mark-start text:id="IMark74634104"/><text:span text:style-name="T27">Sql</text:span><text:alphabetical-index-mark-end text:id="IMark74634104"/><text:alphabetical-index-mark-end text:id="IMark74632776"/><text:alphabetical-index-mark-end text:id="IMark74631304"/><text:alphabetical-index-mark-end text:id="IMark74630248"/><text:alphabetical-index-mark-end text:id="IMark74628584"/><text:alphabetical-index-mark-end text:id="IMark74627256"/><text:span text:style-name="T27">ite</text:span><text:alphabetical-index-mark-end text:id="IMark74625672"/><text:alphabetical-index-mark-end text:id="IMark74624280"/><text:alphabetical-index-mark-end text:id="IMark74622952"/><text:span text:style-name="T27">3</text:span>.</text:p>
      <text:p text:style-name="P5"/>
      <text:h text:style-name="Heading_20_1" text:outline-level="1"><text:bookmark-start text:name="__RefHeading___Toc943_76759228"/>Keywords.<text:bookmark-end text:name="__RefHeading___Toc943_76759228"/></text:h>
      <text:p text:style-name="P5"/>
      <text:p text:style-name="P20"><text:alphabetical-index-mark-start text:id="IMark74624280"/><text:alphabetical-index-mark-start text:id="IMark72562856"/><text:alphabetical-index-mark-start text:id="IMark73968776"/><text:alphabetical-index-mark-start text:id="IMark72213928"/><text:alphabetical-index-mark-start text:id="IMark73078840"/><text:alphabetical-index-mark-start text:id="IMark74634392"/><text:alphabetical-index-mark-start text:id="IMark52990632"/><text:alphabetical-index-mark-start text:id="IMark73968104"/><text:alphabetical-index-mark-start text:id="IMark70324264"/>Sql<text:alphabetical-index-mark-end text:id="IMark70324264"/><text:alphabetical-index-mark-end text:id="IMark73968104"/><text:alphabetical-index-mark-end text:id="IMark52990632"/><text:alphabetical-index-mark-end text:id="IMark74634392"/><text:alphabetical-index-mark-end text:id="IMark73078840"/><text:alphabetical-index-mark-end text:id="IMark72213928"/>ite<text:alphabetical-index-mark-end text:id="IMark73968776"/><text:alphabetical-index-mark-end text:id="IMark72562856"/><text:alphabetical-index-mark-end text:id="IMark74624280"/>, <text:alphabetical-index-mark-start text:id="IMark73956936"/><text:alphabetical-index-mark-start text:id="IMark73813160"/><text:alphabetical-index-mark-start text:id="IMark74607112"/><text:alphabetical-index-mark-start text:id="IMark74595224"/><text:alphabetical-index-mark-start text:id="IMark74577688"/><text:alphabetical-index-mark-start text:id="IMark71536664"/>sql<text:alphabetical-index-mark-end text:id="IMark71536664"/><text:alphabetical-index-mark-end text:id="IMark74577688"/><text:alphabetical-index-mark-end text:id="IMark74595224"/><text:alphabetical-index-mark-end text:id="IMark74607112"/><text:alphabetical-index-mark-end text:id="IMark73813160"/><text:alphabetical-index-mark-end text:id="IMark73956936"/>p, <text:alphabetical-index-mark-start text:id="IMark74629864"/><text:alphabetical-index-mark-start text:id="IMark74645320"/><text:alphabetical-index-mark-start text:id="IMark72675112"/><text:alphabetical-index-mark-start text:id="IMark71665080"/><text:alphabetical-index-mark-start text:id="IMark74565720"/><text:alphabetical-index-mark-start text:id="IMark74603768"/><text:alphabetical-index-mark-start text:id="IMark74518888"/><text:alphabetical-index-mark-start text:id="IMark73077864"/><text:alphabetical-index-mark-start text:id="IMark73367896"/>sql<text:alphabetical-index-mark-end text:id="IMark73367896"/><text:alphabetical-index-mark-end text:id="IMark73077864"/><text:alphabetical-index-mark-end text:id="IMark74518888"/><text:alphabetical-index-mark-end text:id="IMark74603768"/><text:alphabetical-index-mark-end text:id="IMark74565720"/><text:alphabetical-index-mark-end text:id="IMark71665080"/>ite<text:alphabetical-index-mark-end text:id="IMark72675112"/><text:alphabetical-index-mark-end text:id="IMark74645320"/><text:alphabetical-index-mark-end text:id="IMark74629864"/>3, data, <text:alphabetical-index-mark-start text:id="IMark74612552"/><text:alphabetical-index-mark-start text:id="IMark74575256"/><text:alphabetical-index-mark-start text:id="IMark74575352"/>database<text:alphabetical-index-mark-end text:id="IMark74575352"/><text:alphabetical-index-mark-end text:id="IMark74575256"/><text:alphabetical-index-mark-end text:id="IMark74612552"/>, <text:alphabetical-index-mark-start text:id="IMark71899704"/><text:alphabetical-index-mark-start text:id="IMark74554568"/><text:alphabetical-index-mark-start text:id="IMark73120776"/><text:alphabetical-index-mark-start text:id="IMark52956872"/><text:alphabetical-index-mark-start text:id="IMark74627544"/><text:alphabetical-index-mark-start text:id="IMark74623704"/>sql<text:alphabetical-index-mark-end text:id="IMark74623704"/><text:alphabetical-index-mark-end text:id="IMark74627544"/><text:alphabetical-index-mark-end text:id="IMark52956872"/><text:alphabetical-index-mark-end text:id="IMark73120776"/><text:alphabetical-index-mark-end text:id="IMark74554568"/><text:alphabetical-index-mark-end text:id="IMark71899704"/></text:p>
      <text:p text:style-name="P5"/>
      <text:h text:style-name="Heading_20_1" text:outline-level="1"><text:bookmark-start text:name="__RefHeading___Toc945_76759228"/>Acknowledgements.<text:bookmark-end text:name="__RefHeading___Toc945_76759228"/></text:h>
      <text:p text:style-name="P5"/>
      <text:p text:style-name="P59"><text:span text:style-name="T4">This </text:span><text:alphabetical-index-mark-start text:id="IMark74634392"/><text:alphabetical-index-mark-start text:id="IMark52990632"/><text:span text:style-name="T4">project</text:span><text:alphabetical-index-mark-end text:id="IMark52990632"/><text:alphabetical-index-mark-end text:id="IMark74634392"/><text:span text:style-name="T4"> could not have taken place without the work done by</text:span>:</text:p>
      <text:list xml:id="list2759562329082012807" text:style-name="L1">
        <text:list-header>
          <text:p text:style-name="P61"/>
        </text:list-header>
        <text:list-item>
          <text:p text:style-name="P62">The <text:alphabetical-index-mark-start text:id="IMark73078840"/><text:alphabetical-index-mark-start text:id="IMark72213928"/><text:alphabetical-index-mark-start text:id="IMark74566008"/><text:alphabetical-index-mark-start text:id="IMark74564296"/><text:alphabetical-index-mark-start text:id="IMark74600488"/><text:alphabetical-index-mark-start text:id="IMark74608536"/><text:alphabetical-index-mark-start text:id="IMark74629784"/><text:alphabetical-index-mark-start text:id="IMark74595144"/><text:alphabetical-index-mark-start text:id="IMark72778072"/><text:alphabetical-index-mark-start text:id="IMark74626040"/>develop<text:alphabetical-index-mark-end text:id="IMark74626040"/><text:alphabetical-index-mark-end text:id="IMark72778072"/>er<text:alphabetical-index-mark-end text:id="IMark74595144"/><text:alphabetical-index-mark-end text:id="IMark74629784"/><text:alphabetical-index-mark-end text:id="IMark74608536"/><text:alphabetical-index-mark-end text:id="IMark74600488"/><text:alphabetical-index-mark-end text:id="IMark74564296"/><text:alphabetical-index-mark-end text:id="IMark74566008"/><text:alphabetical-index-mark-end text:id="IMark72213928"/><text:alphabetical-index-mark-end text:id="IMark73078840"/>s of <text:alphabetical-index-mark-start text:id="IMark72675112"/><text:alphabetical-index-mark-start text:id="IMark72779512"/><text:alphabetical-index-mark-start text:id="IMark74042232"/><text:alphabetical-index-mark-start text:id="IMark74572552"/><text:alphabetical-index-mark-start text:id="IMark74617432"/><text:alphabetical-index-mark-start text:id="IMark74570776"/><text:alphabetical-index-mark-start text:id="IMark74568248"/><text:alphabetical-index-mark-start text:id="IMark44350296"/><text:alphabetical-index-mark-start text:id="IMark74627832"/><text:alphabetical-index-mark-start text:id="IMark74629336"/><text:alphabetical-index-mark-start text:id="IMark74559160"/><text:alphabetical-index-mark-start text:id="IMark71899928"/><text:alphabetical-index-mark-start text:id="IMark74633720"/><text:alphabetical-index-mark-start text:id="IMark74615080"/><text:alphabetical-index-mark-start text:id="IMark74616136"/><text:alphabetical-index-mark-start text:id="IMark74582088"/><text:alphabetical-index-mark-start text:id="IMark74583416"/><text:alphabetical-index-mark-start text:id="IMark71538120"/><text:alphabetical-index-mark-start text:id="IMark74657048"/>Sql<text:alphabetical-index-mark-end text:id="IMark74657048"/><text:alphabetical-index-mark-end text:id="IMark71538120"/><text:alphabetical-index-mark-end text:id="IMark74583416"/><text:alphabetical-index-mark-end text:id="IMark74582088"/><text:alphabetical-index-mark-end text:id="IMark74616136"/><text:alphabetical-index-mark-end text:id="IMark74615080"/><text:alphabetical-index-mark-end text:id="IMark74633720"/>ite<text:alphabetical-index-mark-end text:id="IMark71899928"/><text:alphabetical-index-mark-end text:id="IMark74559160"/><text:alphabetical-index-mark-end text:id="IMark74629336"/>3<text:alphabetical-index-mark-end text:id="IMark74627832"/><text:alphabetical-index-mark-end text:id="IMark44350296"/><text:alphabetical-index-mark-end text:id="IMark74568248"/><text:alphabetical-index-mark-end text:id="IMark74570776"/><text:alphabetical-index-mark-end text:id="IMark74617432"/><text:alphabetical-index-mark-end text:id="IMark74572552"/><text:alphabetical-index-mark-end text:id="IMark74042232"/><text:alphabetical-index-mark-end text:id="IMark72779512"/><text:alphabetical-index-mark-end text:id="IMark72675112"/><text:span text:style-name="T2">[6.</text:span><text:span text:style-name="T3">1</text:span><text:span text:style-name="T2">.]</text:span>.</text:p>
        </text:list-item>
      </text:list>
      <text:p text:style-name="P5"/>
      <text:h text:style-name="Heading_20_1" text:outline-level="1"><text:bookmark-start text:name="__RefHeading___Toc947_76759228"/><text:alphabetical-index-mark-start text:id="IMark73813160"/><text:alphabetical-index-mark-start text:id="IMark74634392"/><text:alphabetical-index-mark-start text:id="IMark73968104"/>License<text:alphabetical-index-mark-end text:id="IMark73968104"/><text:alphabetical-index-mark-end text:id="IMark74634392"/><text:alphabetical-index-mark-end text:id="IMark73813160"/> <text:span text:style-name="T5">and </text:span>info <text:span text:style-name="T5">for contributors.</text:span><text:bookmark-end text:name="__RefHeading___Toc947_76759228"/></text:h>
      <text:p text:style-name="P5"/>
      <text:p text:style-name="P60">Please read the following <text:alphabetical-index-mark-start text:id="IMark70324264"/><text:alphabetical-index-mark-start text:id="IMark74624280"/><text:alphabetical-index-mark-start text:id="IMark73956936"/><text:alphabetical-index-mark-start text:id="IMark73968776"/><text:alphabetical-index-mark-start text:id="IMark72562856"/><text:alphabetical-index-mark-start text:id="IMark74578648"/><text:alphabetical-index-mark-start text:id="IMark74583704"/><text:alphabetical-index-mark-start text:id="IMark73813160"/><text:alphabetical-index-mark-start text:id="IMark74634392"/><text:alphabetical-index-mark-start text:id="IMark73968104"/><text:alphabetical-index-mark-start text:id="IMark52990632"/>fil<text:alphabetical-index-mark-start text:id="IMark73078840"/>e<text:alphabetical-index-mark-end text:id="IMark52990632"/><text:alphabetical-index-mark-end text:id="IMark73968104"/><text:alphabetical-index-mark-end text:id="IMark74634392"/><text:alphabetical-index-mark-end text:id="IMark73813160"/><text:alphabetical-index-mark-end text:id="IMark74583704"/><text:alphabetical-index-mark-end text:id="IMark74578648"/><text:alphabetical-index-mark-end text:id="IMark72562856"/><text:alphabetical-index-mark-end text:id="IMark73968776"/><text:alphabetical-index-mark-end text:id="IMark73956936"/><text:alphabetical-index-mark-end text:id="IMark74624280"/><text:alphabetical-index-mark-end text:id="IMark70324264"/>s<text:alphabetical-index-mark-end text:id="IMark73078840"/> included with this <text:alphabetical-index-mark-start text:id="IMark74629336"/><text:alphabetical-index-mark-start text:id="IMark74571064"/>project<text:alphabetical-index-mark-end text:id="IMark74571064"/><text:alphabetical-index-mark-end text:id="IMark74629336"/>:</text:p>
      <text:p text:style-name="P60"/>
      <text:list xml:id="list3098730636987428680" text:style-name="L2">
        <text:list-item>
          <text:p text:style-name="P69"><text:alphabetical-index-mark-start text:id="IMark74571064"/><text:alphabetical-index-mark-start text:id="IMark74629336"/><text:alphabetical-index-mark-start text:id="IMark73078840"/><text:alphabetical-index-mark-start text:id="IMark70324264"/><text:alphabetical-index-mark-start text:id="IMark74624280"/><text:alphabetical-index-mark-start text:id="IMark73956936"/><text:alphabetical-index-mark-start text:id="IMark73968776"/>README<text:alphabetical-index-mark-end text:id="IMark73968776"/><text:alphabetical-index-mark-end text:id="IMark73956936"/><text:alphabetical-index-mark-end text:id="IMark74624280"/><text:alphabetical-index-mark-end text:id="IMark70324264"/><text:alphabetical-index-mark-end text:id="IMark73078840"/><text:alphabetical-index-mark-end text:id="IMark74629336"/><text:alphabetical-index-mark-end text:id="IMark74571064"/>.md: contains info on <text:alphabetical-index-mark-start text:id="IMark72562856"/><text:alphabetical-index-mark-start text:id="IMark74578648"/><text:alphabetical-index-mark-start text:id="IMark74583704"/><text:alphabetical-index-mark-start text:id="IMark73813160"/><text:alphabetical-index-mark-start text:id="IMark74634392"/><text:alphabetical-index-mark-start text:id="IMark73968104"/>setting<text:alphabetical-index-mark-end text:id="IMark73968104"/><text:alphabetical-index-mark-end text:id="IMark74634392"/><text:alphabetical-index-mark-end text:id="IMark73813160"/><text:alphabetical-index-mark-end text:id="IMark74583704"/><text:alphabetical-index-mark-end text:id="IMark74578648"/><text:alphabetical-index-mark-end text:id="IMark72562856"/> up your <text:alphabetical-index-mark-start text:id="IMark52990632"/><text:alphabetical-index-mark-start text:id="IMark74566008"/><text:alphabetical-index-mark-start text:id="IMark74621752"/><text:alphabetical-index-mark-start text:id="IMark74601528"/><text:alphabetical-index-mark-start text:id="IMark74568536"/><text:alphabetical-index-mark-start text:id="IMark72213928"/><text:alphabetical-index-mark-start text:id="IMark74670072"/><text:alphabetical-index-mark-start text:id="IMark72551704"/><text:alphabetical-index-mark-start text:id="IMark52878696"/><text:alphabetical-index-mark-start text:id="IMark52880024"/><text:alphabetical-index-mark-start text:id="IMark52925240"/><text:alphabetical-index-mark-start text:id="IMark52926568"/><text:alphabetical-index-mark-start text:id="IMark73079720"/><text:alphabetical-index-mark-start text:id="IMark73081048"/><text:alphabetical-index-mark-start text:id="IMark73407608"/><text:alphabetical-index-mark-start text:id="IMark73408936"/><text:alphabetical-index-mark-start text:id="IMark73429048"/>system<text:alphabetical-index-mark-end text:id="IMark73429048"/><text:alphabetical-index-mark-end text:id="IMark73408936"/><text:alphabetical-index-mark-end text:id="IMark73407608"/><text:alphabetical-index-mark-end text:id="IMark73081048"/><text:alphabetical-index-mark-end text:id="IMark73079720"/><text:alphabetical-index-mark-end text:id="IMark52926568"/><text:alphabetical-index-mark-end text:id="IMark52925240"/><text:alphabetical-index-mark-end text:id="IMark52880024"/><text:alphabetical-index-mark-end text:id="IMark52878696"/><text:alphabetical-index-mark-end text:id="IMark72551704"/><text:alphabetical-index-mark-end text:id="IMark74670072"/><text:alphabetical-index-mark-end text:id="IMark72213928"/><text:alphabetical-index-mark-end text:id="IMark74568536"/><text:alphabetical-index-mark-end text:id="IMark74601528"/><text:alphabetical-index-mark-end text:id="IMark74621752"/><text:alphabetical-index-mark-end text:id="IMark74566008"/><text:alphabetical-index-mark-end text:id="IMark52990632"/> and <text:alphabetical-index-mark-start text:id="IMark72065320"/><text:alphabetical-index-mark-start text:id="IMark44357048"/><text:alphabetical-index-mark-start text:id="IMark44358376"/><text:alphabetical-index-mark-start text:id="IMark73005704"/><text:alphabetical-index-mark-start text:id="IMark73006936"/><text:alphabetical-index-mark-start text:id="IMark73425960"/><text:alphabetical-index-mark-start text:id="IMark73427256"/><text:alphabetical-index-mark-start text:id="IMark73465464"/><text:alphabetical-index-mark-start text:id="IMark73466760"/><text:alphabetical-index-mark-start text:id="IMark73762584"/><text:alphabetical-index-mark-start text:id="IMark73763880"/><text:alphabetical-index-mark-start text:id="IMark74023400"/>install<text:alphabetical-index-mark-end text:id="IMark74023400"/><text:alphabetical-index-mark-end text:id="IMark73763880"/><text:alphabetical-index-mark-end text:id="IMark73762584"/><text:alphabetical-index-mark-end text:id="IMark73466760"/><text:alphabetical-index-mark-end text:id="IMark73465464"/><text:alphabetical-index-mark-end text:id="IMark73427256"/><text:alphabetical-index-mark-end text:id="IMark73425960"/><text:alphabetical-index-mark-end text:id="IMark73006936"/><text:alphabetical-index-mark-end text:id="IMark73005704"/><text:alphabetical-index-mark-end text:id="IMark44358376"/><text:alphabetical-index-mark-end text:id="IMark44357048"/><text:alphabetical-index-mark-end text:id="IMark72065320"/>ing the <text:alphabetical-index-mark-start text:id="IMark74592200"/><text:alphabetical-index-mark-start text:id="IMark74593528"/><text:alphabetical-index-mark-start text:id="IMark74681048"/><text:alphabetical-index-mark-start text:id="IMark74682376"/><text:alphabetical-index-mark-start text:id="IMark52993960"/><text:alphabetical-index-mark-start text:id="IMark52995288"/><text:alphabetical-index-mark-start text:id="IMark60131720"/><text:alphabetical-index-mark-start text:id="IMark60133048"/><text:alphabetical-index-mark-start text:id="IMark71836600"/><text:alphabetical-index-mark-start text:id="IMark71837928"/><text:alphabetical-index-mark-start text:id="IMark72230456"/>fil<text:alphabetical-index-mark-start text:id="IMark72778824"/>e<text:alphabetical-index-mark-end text:id="IMark72230456"/><text:alphabetical-index-mark-end text:id="IMark71837928"/><text:alphabetical-index-mark-end text:id="IMark71836600"/><text:alphabetical-index-mark-end text:id="IMark60133048"/><text:alphabetical-index-mark-end text:id="IMark60131720"/><text:alphabetical-index-mark-end text:id="IMark52995288"/><text:alphabetical-index-mark-end text:id="IMark52993960"/><text:alphabetical-index-mark-end text:id="IMark74682376"/><text:alphabetical-index-mark-end text:id="IMark74681048"/><text:alphabetical-index-mark-end text:id="IMark74593528"/><text:alphabetical-index-mark-end text:id="IMark74592200"/>s<text:alphabetical-index-mark-end text:id="IMark72778824"/> <text:span text:style-name="T6">related to this </text:span><text:alphabetical-index-mark-start text:id="IMark72317560"/><text:alphabetical-index-mark-start text:id="IMark72552680"/><text:span text:style-name="T6">module</text:span><text:alphabetical-index-mark-end text:id="IMark72552680"/><text:alphabetical-index-mark-end text:id="IMark72317560"/>.</text:p>
          <text:p text:style-name="P69"><text:soft-page-break/></text:p>
        </text:list-item>
        <text:list-item>
          <text:p text:style-name="P69"><text:alphabetical-index-mark-start text:id="IMark74568536"/><text:alphabetical-index-mark-start text:id="IMark72213928"/><text:alphabetical-index-mark-start text:id="IMark74670072"/><text:alphabetical-index-mark-start text:id="IMark72562856"/><text:alphabetical-index-mark-start text:id="IMark74578648"/><text:alphabetical-index-mark-start text:id="IMark74583704"/><text:alphabetical-index-mark-start text:id="IMark73813160"/>CONTRIBUTING<text:alphabetical-index-mark-end text:id="IMark73813160"/><text:alphabetical-index-mark-end text:id="IMark74583704"/><text:alphabetical-index-mark-end text:id="IMark74578648"/><text:alphabetical-index-mark-end text:id="IMark72562856"/><text:alphabetical-index-mark-end text:id="IMark74670072"/><text:alphabetical-index-mark-end text:id="IMark72213928"/><text:alphabetical-index-mark-end text:id="IMark74568536"/>.md: if you wan<text:span text:style-name="T34">t</text:span> to <text:alphabetical-index-mark-start text:id="IMark74634392"/><text:alphabetical-index-mark-start text:id="IMark73968104"/><text:alphabetical-index-mark-start text:id="IMark74571064"/><text:alphabetical-index-mark-start text:id="IMark74629336"/><text:alphabetical-index-mark-start text:id="IMark73078840"/><text:alphabetical-index-mark-start text:id="IMark70324264"/>contribute<text:alphabetical-index-mark-end text:id="IMark70324264"/><text:alphabetical-index-mark-end text:id="IMark73078840"/><text:alphabetical-index-mark-end text:id="IMark74629336"/><text:alphabetical-index-mark-end text:id="IMark74571064"/><text:alphabetical-index-mark-end text:id="IMark73968104"/><text:alphabetical-index-mark-end text:id="IMark74634392"/> to this <text:alphabetical-index-mark-start text:id="IMark74624280"/><text:alphabetical-index-mark-start text:id="IMark73956936"/>project<text:alphabetical-index-mark-end text:id="IMark73956936"/><text:alphabetical-index-mark-end text:id="IMark74624280"/>.</text:p>
          <text:p text:style-name="P69"/>
        </text:list-item>
        <text:list-item>
          <text:p text:style-name="P63"><text:alphabetical-index-mark-start text:id="IMark74563480"/><text:alphabetical-index-mark-start text:id="IMark52990632"/><text:alphabetical-index-mark-start text:id="IMark74566008"/><text:alphabetical-index-mark-start text:id="IMark74568536"/><text:alphabetical-index-mark-start text:id="IMark72213928"/><text:alphabetical-index-mark-start text:id="IMark74670072"/><text:alphabetical-index-mark-start text:id="IMark72562856"/>COPYING<text:alphabetical-index-mark-end text:id="IMark72562856"/><text:alphabetical-index-mark-end text:id="IMark74670072"/><text:alphabetical-index-mark-end text:id="IMark72213928"/><text:alphabetical-index-mark-end text:id="IMark74568536"/><text:alphabetical-index-mark-end text:id="IMark74566008"/><text:alphabetical-index-mark-end text:id="IMark52990632"/><text:alphabetical-index-mark-end text:id="IMark74563480"/>: for <text:alphabetical-index-mark-start text:id="IMark74578648"/><text:alphabetical-index-mark-start text:id="IMark74583704"/><text:alphabetical-index-mark-start text:id="IMark73813160"/><text:alphabetical-index-mark-start text:id="IMark73968776"/><text:alphabetical-index-mark-start text:id="IMark74564296"/><text:alphabetical-index-mark-start text:id="IMark73956936"/><text:alphabetical-index-mark-start text:id="IMark74624280"/><text:alphabetical-index-mark-start text:id="IMark74634392"/><text:alphabetical-index-mark-start text:id="IMark73968104"/><text:alphabetical-index-mark-start text:id="IMark74571064"/><text:alphabetical-index-mark-start text:id="IMark74629336"/><text:alphabetical-index-mark-start text:id="IMark73078840"/><text:alphabetical-index-mark-start text:id="IMark70324264"/>license<text:alphabetical-index-mark-end text:id="IMark70324264"/><text:alphabetical-index-mark-end text:id="IMark73078840"/><text:alphabetical-index-mark-end text:id="IMark74629336"/><text:alphabetical-index-mark-end text:id="IMark74571064"/><text:alphabetical-index-mark-end text:id="IMark73968104"/><text:alphabetical-index-mark-end text:id="IMark74634392"/><text:alphabetical-index-mark-end text:id="IMark74624280"/><text:alphabetical-index-mark-end text:id="IMark73956936"/><text:alphabetical-index-mark-end text:id="IMark74564296"/><text:alphabetical-index-mark-end text:id="IMark73968776"/><text:alphabetical-index-mark-end text:id="IMark73813160"/><text:alphabetical-index-mark-end text:id="IMark74583704"/><text:alphabetical-index-mark-end text:id="IMark74578648"/> <text:alphabetical-index-mark-start text:id="IMark73897816"/>in<text:alphabetical-index-mark-start text:id="IMark52995704"/><text:alphabetical-index-mark-start text:id="IMark71838392"/><text:alphabetical-index-mark-start text:id="IMark74681800"/><text:alphabetical-index-mark-start text:id="IMark52994904"/><text:alphabetical-index-mark-start text:id="IMark71837352"/><text:alphabetical-index-mark-start text:id="IMark72231160"/><text:alphabetical-index-mark-start text:id="IMark44357992"/><text:alphabetical-index-mark-start text:id="IMark52925992"/><text:alphabetical-index-mark-start text:id="IMark73080472"/><text:alphabetical-index-mark-start text:id="IMark73408552"/>format<text:alphabetical-index-mark-end text:id="IMark73408552"/><text:alphabetical-index-mark-end text:id="IMark73080472"/><text:alphabetical-index-mark-end text:id="IMark52925992"/><text:alphabetical-index-mark-end text:id="IMark44357992"/><text:alphabetical-index-mark-end text:id="IMark72231160"/><text:alphabetical-index-mark-end text:id="IMark71837352"/><text:alphabetical-index-mark-end text:id="IMark52994904"/><text:alphabetical-index-mark-end text:id="IMark74681800"/><text:alphabetical-index-mark-end text:id="IMark71838392"/><text:alphabetical-index-mark-end text:id="IMark52995704"/>ion<text:alphabetical-index-mark-end text:id="IMark73897816"/>.</text:p>
        </text:list-item>
      </text:list>
      <text:p text:style-name="P37"/>
      <text:table-of-content text:style-name="Sect1" text:name="Table of Contents1">
        <text:table-of-content-source text:outline-level="10">
          <text:index-title-template text:style-name="Heading_20_1">Table of Contents</text:index-title-template>
          <text:table-of-content-entry-template text:outline-level="1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72" text:outline-level="1"><text:alphabetical-index-mark-start text:id="IMark74568536"/>Table<text:alphabetical-index-mark-end text:id="IMark74568536"/> of Contents</text:h>
          </text:index-title>
          <text:p text:style-name="P70"><text:a xlink:type="simple" xlink:href="#__RefHeading___Toc941_76759228" text:style-name="Index_20_Link" text:visited-style-name="Index_20_Link"><text:span text:style-name="Index_20_Link"/></text:a></text:p>
          <text:p text:style-name="P70"><text:a xlink:type="simple" xlink:href="#__RefHeading___Toc941_76759228" text:style-name="Index_20_Link" text:visited-style-name="Index_20_Link">Abstract.<text:tab/>1</text:a></text:p>
          <text:p text:style-name="P70"><text:a xlink:type="simple" xlink:href="#__RefHeading___Toc943_76759228" text:style-name="Index_20_Link" text:visited-style-name="Index_20_Link">Keywords.<text:tab/>1</text:a></text:p>
          <text:p text:style-name="P70"><text:a xlink:type="simple" xlink:href="#__RefHeading___Toc945_76759228" text:style-name="Index_20_Link" text:visited-style-name="Index_20_Link">Acknowledgements.<text:tab/>1</text:a></text:p>
          <text:p text:style-name="P70"><text:alphabetical-index-mark-start text:id="IMark73956936"/><text:a xlink:type="simple" xlink:href="#__RefHeading___Toc947_76759228" text:style-name="Index_20_Link" text:visited-style-name="Index_20_Link">License</text:a><text:alphabetical-index-mark-end text:id="IMark73956936"/><text:a xlink:type="simple" xlink:href="#__RefHeading___Toc947_76759228" text:style-name="Index_20_Link" text:visited-style-name="Index_20_Link"> and info for contributors.<text:tab/>1</text:a></text:p>
          <text:p text:style-name="P70"><text:a xlink:type="simple" xlink:href="#__RefHeading___Toc949_76759228" text:style-name="Index_20_Link" text:visited-style-name="Index_20_Link">1. Introduction.<text:tab/>4</text:a></text:p>
          <text:p text:style-name="P70"><text:a xlink:type="simple" xlink:href="#__RefHeading___Toc951_76759228" text:style-name="Index_20_Link" text:visited-style-name="Index_20_Link">2. Conventions, caveats and base conditions for development.<text:tab/>5</text:a></text:p>
          <text:p text:style-name="P70"><text:a xlink:type="simple" xlink:href="#__RefHeading___Toc953_76759228" text:style-name="Index_20_Link" text:visited-style-name="Index_20_Link">2.1. Terms and abbreviations used.<text:tab/>5</text:a></text:p>
          <text:p text:style-name="P70"><text:a xlink:type="simple" xlink:href="#__RefHeading___Toc955_76759228" text:style-name="Index_20_Link" text:visited-style-name="Index_20_Link">2.2. Caveats.<text:tab/>5</text:a></text:p>
          <text:p text:style-name="P70"><text:a xlink:type="simple" xlink:href="#__RefHeading___Toc957_76759228" text:style-name="Index_20_Link" text:visited-style-name="Index_20_Link">2.3.1. </text:a><text:alphabetical-index-mark-start text:id="IMark74670072"/><text:alphabetical-index-mark-start text:id="IMark72213928"/><text:a xlink:type="simple" xlink:href="#__RefHeading___Toc957_76759228" text:style-name="Index_20_Link" text:visited-style-name="Index_20_Link">SQL</text:a><text:alphabetical-index-mark-end text:id="IMark72213928"/><text:alphabetical-index-mark-end text:id="IMark74670072"/><text:a xlink:type="simple" xlink:href="#__RefHeading___Toc957_76759228" text:style-name="Index_20_Link" text:visited-style-name="Index_20_Link"> </text:a><text:alphabetical-index-mark-start text:id="IMark74583704"/><text:a xlink:type="simple" xlink:href="#__RefHeading___Toc957_76759228" text:style-name="Index_20_Link" text:visited-style-name="Index_20_Link">dialect</text:a><text:alphabetical-index-mark-end text:id="IMark74583704"/><text:a xlink:type="simple" xlink:href="#__RefHeading___Toc957_76759228" text:style-name="Index_20_Link" text:visited-style-name="Index_20_Link">.<text:tab/>5</text:a></text:p>
          <text:p text:style-name="P70"><text:a xlink:type="simple" xlink:href="#__RefHeading___Toc959_76759228" text:style-name="Index_20_Link" text:visited-style-name="Index_20_Link">2.3.2. Retrieval of </text:a><text:alphabetical-index-mark-start text:id="IMark74670072"/><text:a xlink:type="simple" xlink:href="#__RefHeading___Toc959_76759228" text:style-name="Index_20_Link" text:visited-style-name="Index_20_Link">query</text:a><text:alphabetical-index-mark-end text:id="IMark74670072"/><text:a xlink:type="simple" xlink:href="#__RefHeading___Toc959_76759228" text:style-name="Index_20_Link" text:visited-style-name="Index_20_Link"> </text:a><text:alphabetical-index-mark-start text:id="IMark52990632"/><text:alphabetical-index-mark-start text:id="IMark74621752"/><text:a xlink:type="simple" xlink:href="#__RefHeading___Toc959_76759228" text:style-name="Index_20_Link" text:visited-style-name="Index_20_Link">result</text:a><text:alphabetical-index-mark-end text:id="IMark74621752"/><text:a xlink:type="simple" xlink:href="#__RefHeading___Toc959_76759228" text:style-name="Index_20_Link" text:visited-style-name="Index_20_Link">s</text:a><text:alphabetical-index-mark-end text:id="IMark52990632"/><text:a xlink:type="simple" xlink:href="#__RefHeading___Toc959_76759228" text:style-name="Index_20_Link" text:visited-style-name="Index_20_Link">.<text:tab/>6</text:a></text:p>
          <text:p text:style-name="P70"><text:a xlink:type="simple" xlink:href="#__RefHeading___Toc961_76759228" text:style-name="Index_20_Link" text:visited-style-name="Index_20_Link">2.3.3. </text:a><text:alphabetical-index-mark-start text:id="IMark74687896"/><text:alphabetical-index-mark-start text:id="IMark74621752"/><text:a xlink:type="simple" xlink:href="#__RefHeading___Toc961_76759228" text:style-name="Index_20_Link" text:visited-style-name="Index_20_Link">Sql</text:a><text:alphabetical-index-mark-end text:id="IMark74621752"/><text:alphabetical-index-mark-end text:id="IMark74687896"/><text:a xlink:type="simple" xlink:href="#__RefHeading___Toc961_76759228" text:style-name="Index_20_Link" text:visited-style-name="Index_20_Link"> </text:a><text:alphabetical-index-mark-start text:id="IMark73968104"/><text:a xlink:type="simple" xlink:href="#__RefHeading___Toc961_76759228" text:style-name="Index_20_Link" text:visited-style-name="Index_20_Link">file</text:a><text:alphabetical-index-mark-end text:id="IMark73968104"/><text:a xlink:type="simple" xlink:href="#__RefHeading___Toc961_76759228" text:style-name="Index_20_Link" text:visited-style-name="Index_20_Link"> and </text:a><text:alphabetical-index-mark-start text:id="IMark74568536"/><text:a xlink:type="simple" xlink:href="#__RefHeading___Toc961_76759228" text:style-name="Index_20_Link" text:visited-style-name="Index_20_Link">composite</text:a><text:alphabetical-index-mark-end text:id="IMark74568536"/><text:a xlink:type="simple" xlink:href="#__RefHeading___Toc961_76759228" text:style-name="Index_20_Link" text:visited-style-name="Index_20_Link"> </text:a><text:alphabetical-index-mark-start text:id="IMark74566008"/><text:a xlink:type="simple" xlink:href="#__RefHeading___Toc961_76759228" text:style-name="Index_20_Link" text:visited-style-name="Index_20_Link">query</text:a><text:alphabetical-index-mark-end text:id="IMark74566008"/><text:a xlink:type="simple" xlink:href="#__RefHeading___Toc961_76759228" text:style-name="Index_20_Link" text:visited-style-name="Index_20_Link"> </text:a><text:alphabetical-index-mark-start text:id="IMark74583704"/><text:a xlink:type="simple" xlink:href="#__RefHeading___Toc961_76759228" text:style-name="Index_20_Link" text:visited-style-name="Index_20_Link">syntax</text:a><text:alphabetical-index-mark-end text:id="IMark74583704"/><text:a xlink:type="simple" xlink:href="#__RefHeading___Toc961_76759228" text:style-name="Index_20_Link" text:visited-style-name="Index_20_Link">.<text:tab/>7</text:a></text:p>
          <text:p text:style-name="P70"><text:a xlink:type="simple" xlink:href="#__RefHeading___Toc963_76759228" text:style-name="Index_20_Link" text:visited-style-name="Index_20_Link">2.3.4. </text:a><text:alphabetical-index-mark-start text:id="IMark74621752"/><text:alphabetical-index-mark-start text:id="IMark52990632"/><text:a xlink:type="simple" xlink:href="#__RefHeading___Toc963_76759228" text:style-name="Index_20_Link" text:visited-style-name="Index_20_Link">System</text:a><text:alphabetical-index-mark-end text:id="IMark52990632"/><text:alphabetical-index-mark-end text:id="IMark74621752"/><text:a xlink:type="simple" xlink:href="#__RefHeading___Toc963_76759228" text:style-name="Index_20_Link" text:visited-style-name="Index_20_Link"> </text:a><text:alphabetical-index-mark-start text:id="IMark73956936"/><text:a xlink:type="simple" xlink:href="#__RefHeading___Toc963_76759228" text:style-name="Index_20_Link" text:visited-style-name="Index_20_Link">call</text:a><text:alphabetical-index-mark-end text:id="IMark73956936"/><text:a xlink:type="simple" xlink:href="#__RefHeading___Toc963_76759228" text:style-name="Index_20_Link" text:visited-style-name="Index_20_Link">s.<text:tab/>8</text:a></text:p>
          <text:p text:style-name="P70"><text:a xlink:type="simple" xlink:href="#__RefHeading___Toc965_76759228" text:style-name="Index_20_Link" text:visited-style-name="Index_20_Link">3. Development.<text:tab/>10</text:a></text:p>
          <text:p text:style-name="P70"><text:a xlink:type="simple" xlink:href="#__RefHeading___Toc967_76759228" text:style-name="Index_20_Link" text:visited-style-name="Index_20_Link">3.1. Possible developments in the future.<text:tab/>10</text:a></text:p>
          <text:p text:style-name="P70"><text:a xlink:type="simple" xlink:href="#__RefHeading___Toc969_76759228" text:style-name="Index_20_Link" text:visited-style-name="Index_20_Link">3.1.1. Embed </text:a><text:alphabetical-index-mark-start text:id="IMark74621752"/><text:alphabetical-index-mark-start text:id="IMark70324264"/><text:a xlink:type="simple" xlink:href="#__RefHeading___Toc969_76759228" text:style-name="Index_20_Link" text:visited-style-name="Index_20_Link">sql</text:a><text:alphabetical-index-mark-end text:id="IMark70324264"/><text:alphabetical-index-mark-end text:id="IMark74621752"/><text:a xlink:type="simple" xlink:href="#__RefHeading___Toc969_76759228" text:style-name="Index_20_Link" text:visited-style-name="Index_20_Link">p in a multi </text:a><text:alphabetical-index-mark-start text:id="IMark74566008"/><text:a xlink:type="simple" xlink:href="#__RefHeading___Toc969_76759228" text:style-name="Index_20_Link" text:visited-style-name="Index_20_Link">thread</text:a><text:alphabetical-index-mark-end text:id="IMark74566008"/><text:a xlink:type="simple" xlink:href="#__RefHeading___Toc969_76759228" text:style-name="Index_20_Link" text:visited-style-name="Index_20_Link">ed </text:a><text:alphabetical-index-mark-start text:id="IMark73764456"/><text:a xlink:type="simple" xlink:href="#__RefHeading___Toc969_76759228" text:style-name="Index_20_Link" text:visited-style-name="Index_20_Link">environment</text:a><text:alphabetical-index-mark-end text:id="IMark73764456"/><text:a xlink:type="simple" xlink:href="#__RefHeading___Toc969_76759228" text:style-name="Index_20_Link" text:visited-style-name="Index_20_Link">.<text:tab/>10</text:a></text:p>
          <text:p text:style-name="P70"><text:a xlink:type="simple" xlink:href="#__RefHeading___Toc971_76759228" text:style-name="Index_20_Link" text:visited-style-name="Index_20_Link">3.1.2. </text:a><text:alphabetical-index-mark-start text:id="IMark74687896"/><text:a xlink:type="simple" xlink:href="#__RefHeading___Toc971_76759228" text:style-name="Index_20_Link" text:visited-style-name="Index_20_Link">Call</text:a><text:alphabetical-index-mark-end text:id="IMark74687896"/><text:a xlink:type="simple" xlink:href="#__RefHeading___Toc971_76759228" text:style-name="Index_20_Link" text:visited-style-name="Index_20_Link"> </text:a><text:alphabetical-index-mark-start text:id="IMark74692952"/><text:alphabetical-index-mark-start text:id="IMark73956936"/><text:a xlink:type="simple" xlink:href="#__RefHeading___Toc971_76759228" text:style-name="Index_20_Link" text:visited-style-name="Index_20_Link">sql</text:a><text:alphabetical-index-mark-end text:id="IMark73956936"/><text:alphabetical-index-mark-end text:id="IMark74692952"/><text:a xlink:type="simple" xlink:href="#__RefHeading___Toc971_76759228" text:style-name="Index_20_Link" text:visited-style-name="Index_20_Link">p from within an un</text:a><text:alphabetical-index-mark-start text:id="IMark72213928"/><text:a xlink:type="simple" xlink:href="#__RefHeading___Toc971_76759228" text:style-name="Index_20_Link" text:visited-style-name="Index_20_Link">common</text:a><text:alphabetical-index-mark-end text:id="IMark72213928"/><text:a xlink:type="simple" xlink:href="#__RefHeading___Toc971_76759228" text:style-name="Index_20_Link" text:visited-style-name="Index_20_Link"> language.<text:tab/>10</text:a></text:p>
          <text:p text:style-name="P70"><text:a xlink:type="simple" xlink:href="#__RefHeading___Toc973_76759228" text:style-name="Index_20_Link" text:visited-style-name="Index_20_Link">3.1.3. Provide multi </text:a><text:alphabetical-index-mark-start text:id="IMark73764456"/><text:a xlink:type="simple" xlink:href="#__RefHeading___Toc973_76759228" text:style-name="Index_20_Link" text:visited-style-name="Index_20_Link">thread</text:a><text:alphabetical-index-mark-end text:id="IMark73764456"/><text:a xlink:type="simple" xlink:href="#__RefHeading___Toc973_76759228" text:style-name="Index_20_Link" text:visited-style-name="Index_20_Link">ing capability from within </text:a><text:alphabetical-index-mark-start text:id="IMark74692952"/><text:alphabetical-index-mark-start text:id="IMark74621752"/><text:a xlink:type="simple" xlink:href="#__RefHeading___Toc973_76759228" text:style-name="Index_20_Link" text:visited-style-name="Index_20_Link">sql</text:a><text:alphabetical-index-mark-end text:id="IMark74621752"/><text:alphabetical-index-mark-end text:id="IMark74692952"/><text:a xlink:type="simple" xlink:href="#__RefHeading___Toc973_76759228" text:style-name="Index_20_Link" text:visited-style-name="Index_20_Link">p.<text:tab/>11</text:a></text:p>
          <text:p text:style-name="P70"><text:a xlink:type="simple" xlink:href="#__RefHeading___Toc975_76759228" text:style-name="Index_20_Link" text:visited-style-name="Index_20_Link">3.2. </text:a><text:alphabetical-index-mark-start text:id="IMark74687896"/><text:a xlink:type="simple" xlink:href="#__RefHeading___Toc975_76759228" text:style-name="Index_20_Link" text:visited-style-name="Index_20_Link">Operating</text:a><text:alphabetical-index-mark-end text:id="IMark74687896"/><text:a xlink:type="simple" xlink:href="#__RefHeading___Toc975_76759228" text:style-name="Index_20_Link" text:visited-style-name="Index_20_Link"> </text:a><text:alphabetical-index-mark-start text:id="IMark72213928"/><text:alphabetical-index-mark-start text:id="IMark73764456"/><text:a xlink:type="simple" xlink:href="#__RefHeading___Toc975_76759228" text:style-name="Index_20_Link" text:visited-style-name="Index_20_Link">system</text:a><text:alphabetical-index-mark-end text:id="IMark73764456"/><text:alphabetical-index-mark-end text:id="IMark72213928"/><text:a xlink:type="simple" xlink:href="#__RefHeading___Toc975_76759228" text:style-name="Index_20_Link" text:visited-style-name="Index_20_Link">.<text:tab/>11</text:a></text:p>
          <text:p text:style-name="P70"><text:a xlink:type="simple" xlink:href="#__RefHeading___Toc977_76759228" text:style-name="Index_20_Link" text:visited-style-name="Index_20_Link">4. Structure<text:tab/>12</text:a></text:p>
          <text:p text:style-name="P70"><text:a xlink:type="simple" xlink:href="#__RefHeading___Toc979_76759228" text:style-name="Index_20_Link" text:visited-style-name="Index_20_Link">4.1. </text:a><text:alphabetical-index-mark-start text:id="IMark70324264"/><text:a xlink:type="simple" xlink:href="#__RefHeading___Toc979_76759228" text:style-name="Index_20_Link" text:visited-style-name="Index_20_Link">/doc</text:a><text:alphabetical-index-mark-end text:id="IMark70324264"/><text:a xlink:type="simple" xlink:href="#__RefHeading___Toc979_76759228" text:style-name="Index_20_Link" text:visited-style-name="Index_20_Link"><text:tab/>12</text:a></text:p>
          <text:p text:style-name="P70"><text:a xlink:type="simple" xlink:href="#__RefHeading___Toc981_76759228" text:style-name="Index_20_Link" text:visited-style-name="Index_20_Link">4.2. </text:a><text:alphabetical-index-mark-start text:id="IMark73968104"/><text:a xlink:type="simple" xlink:href="#__RefHeading___Toc981_76759228" text:style-name="Index_20_Link" text:visited-style-name="Index_20_Link">/examples</text:a><text:alphabetical-index-mark-end text:id="IMark73968104"/><text:a xlink:type="simple" xlink:href="#__RefHeading___Toc981_76759228" text:style-name="Index_20_Link" text:visited-style-name="Index_20_Link"><text:tab/>12</text:a></text:p>
          <text:p text:style-name="P70"><text:a xlink:type="simple" xlink:href="#__RefHeading___Toc983_76759228" text:style-name="Index_20_Link" text:visited-style-name="Index_20_Link">5. Use<text:tab/>13</text:a></text:p>
          <text:p text:style-name="P70"><text:a xlink:type="simple" xlink:href="#__RefHeading___Toc985_76759228" text:style-name="Index_20_Link" text:visited-style-name="Index_20_Link">5.1. </text:a><text:alphabetical-index-mark-start text:id="IMark74583704"/><text:a xlink:type="simple" xlink:href="#__RefHeading___Toc985_76759228" text:style-name="Index_20_Link" text:visited-style-name="Index_20_Link">Install</text:a><text:alphabetical-index-mark-end text:id="IMark74583704"/><text:a xlink:type="simple" xlink:href="#__RefHeading___Toc985_76759228" text:style-name="Index_20_Link" text:visited-style-name="Index_20_Link">ation<text:tab/>13</text:a></text:p>
          <text:p text:style-name="P70"><text:a xlink:type="simple" xlink:href="#__RefHeading___Toc987_76759228" text:style-name="Index_20_Link" text:visited-style-name="Index_20_Link">5.1.1. Co</text:a><text:alphabetical-index-mark-start text:id="IMark74621752"/><text:a xlink:type="simple" xlink:href="#__RefHeading___Toc987_76759228" text:style-name="Index_20_Link" text:visited-style-name="Index_20_Link">mpi</text:a><text:alphabetical-index-mark-end text:id="IMark74621752"/><text:a xlink:type="simple" xlink:href="#__RefHeading___Toc987_76759228" text:style-name="Index_20_Link" text:visited-style-name="Index_20_Link">lation<text:tab/>13</text:a></text:p>
          <text:p text:style-name="P70"><text:a xlink:type="simple" xlink:href="#__RefHeading___Toc989_76759228" text:style-name="Index_20_Link" text:visited-style-name="Index_20_Link">5.2. De</text:a><text:alphabetical-index-mark-start text:id="IMark74583704"/><text:a xlink:type="simple" xlink:href="#__RefHeading___Toc989_76759228" text:style-name="Index_20_Link" text:visited-style-name="Index_20_Link">install</text:a><text:alphabetical-index-mark-end text:id="IMark74583704"/><text:a xlink:type="simple" xlink:href="#__RefHeading___Toc989_76759228" text:style-name="Index_20_Link" text:visited-style-name="Index_20_Link">ation<text:tab/>13</text:a></text:p>
          <text:p text:style-name="P70"><text:a xlink:type="simple" xlink:href="#__RefHeading___Toc991_76759228" text:style-name="Index_20_Link" text:visited-style-name="Index_20_Link">5.3. </text:a><text:alphabetical-index-mark-start text:id="IMark74621752"/><text:a xlink:type="simple" xlink:href="#__RefHeading___Toc991_76759228" text:style-name="Index_20_Link" text:visited-style-name="Index_20_Link">Call</text:a><text:alphabetical-index-mark-end text:id="IMark74621752"/><text:a xlink:type="simple" xlink:href="#__RefHeading___Toc991_76759228" text:style-name="Index_20_Link" text:visited-style-name="Index_20_Link">ing </text:a><text:alphabetical-index-mark-start text:id="IMark74568536"/><text:alphabetical-index-mark-start text:id="IMark74563480"/><text:a xlink:type="simple" xlink:href="#__RefHeading___Toc991_76759228" text:style-name="Index_20_Link" text:visited-style-name="Index_20_Link">sql</text:a><text:alphabetical-index-mark-end text:id="IMark74563480"/><text:alphabetical-index-mark-end text:id="IMark74568536"/><text:a xlink:type="simple" xlink:href="#__RefHeading___Toc991_76759228" text:style-name="Index_20_Link" text:visited-style-name="Index_20_Link">p<text:tab/>14</text:a></text:p>
          <text:p text:style-name="P70"><text:a xlink:type="simple" xlink:href="#__RefHeading___Toc993_76759228" text:style-name="Index_20_Link" text:visited-style-name="Index_20_Link">6. Sources<text:tab/>15</text:a></text:p>
          <text:p text:style-name="P70"><text:a xlink:type="simple" xlink:href="#__RefHeading___Toc5211_731185400" text:style-name="Index_20_Link" text:visited-style-name="Index_20_Link">Alphabetical Index<text:tab/>16</text:a></text:p>
        </text:index-body>
      </text:table-of-content>
      <text:h text:style-name="Heading_20_1" text:outline-level="1"><text:bookmark-start text:name="__RefHeading___Toc949_76759228"/><text:soft-page-break/>1. Introduction.<text:bookmark-end text:name="__RefHeading___Toc949_76759228"/></text:h>
      <text:p text:style-name="P5"/>
      <text:p text:style-name="P22"><text:alphabetical-index-mark-start text:id="IMark74583704"/><text:alphabetical-index-mark-start text:id="IMark74601528"/><text:alphabetical-index-mark-start text:id="IMark74670072"/><text:alphabetical-index-mark-start text:id="IMark74692952"/><text:alphabetical-index-mark-start text:id="IMark73968104"/><text:alphabetical-index-mark-start text:id="IMark70178360"/><text:alphabetical-index-mark-start text:id="IMark74687896"/><text:alphabetical-index-mark-start text:id="IMark74566008"/><text:alphabetical-index-mark-start text:id="IMark52990632"/>Sql<text:alphabetical-index-mark-end text:id="IMark52990632"/><text:alphabetical-index-mark-end text:id="IMark74566008"/><text:alphabetical-index-mark-end text:id="IMark74687896"/><text:alphabetical-index-mark-end text:id="IMark70178360"/><text:alphabetical-index-mark-end text:id="IMark73968104"/><text:alphabetical-index-mark-end text:id="IMark74692952"/>ite<text:alphabetical-index-mark-end text:id="IMark74670072"/><text:alphabetical-index-mark-end text:id="IMark74601528"/><text:alphabetical-index-mark-end text:id="IMark74583704"/>3 is one of the most widely used <text:alphabetical-index-mark-start text:id="IMark73956936"/><text:alphabetical-index-mark-start text:id="IMark70324264"/><text:alphabetical-index-mark-start text:id="IMark74568536"/>relational<text:alphabetical-index-mark-end text:id="IMark74568536"/><text:alphabetical-index-mark-end text:id="IMark70324264"/><text:alphabetical-index-mark-end text:id="IMark73956936"/> <text:alphabetical-index-mark-start text:id="IMark72213928"/><text:alphabetical-index-mark-start text:id="IMark74563480"/><text:alphabetical-index-mark-start text:id="IMark52994904"/>database<text:alphabetical-index-mark-end text:id="IMark52994904"/><text:alphabetical-index-mark-end text:id="IMark74563480"/><text:alphabetical-index-mark-end text:id="IMark72213928"/> <text:alphabetical-index-mark-start text:id="IMark74621752"/><text:alphabetical-index-mark-start text:id="IMark73142840"/><text:alphabetical-index-mark-start text:id="IMark72783208"/><text:alphabetical-index-mark-start text:id="IMark72785272"/><text:alphabetical-index-mark-start text:id="IMark72786536"/><text:alphabetical-index-mark-start text:id="IMark73149432"/>system<text:alphabetical-index-mark-end text:id="IMark73149432"/><text:alphabetical-index-mark-end text:id="IMark72786536"/><text:alphabetical-index-mark-end text:id="IMark72785272"/><text:alphabetical-index-mark-end text:id="IMark72783208"/><text:alphabetical-index-mark-end text:id="IMark73142840"/><text:alphabetical-index-mark-end text:id="IMark74621752"/>s; it is very simple, lightweight and fast, and while it cannot be compared with great <text:alphabetical-index-mark-start text:id="IMark73432424"/><text:alphabetical-index-mark-start text:id="IMark73433688"/><text:alphabetical-index-mark-start text:id="IMark72944552"/>server<text:alphabetical-index-mark-end text:id="IMark72944552"/><text:alphabetical-index-mark-end text:id="IMark73433688"/><text:alphabetical-index-mark-end text:id="IMark73432424"/> - based <text:alphabetical-index-mark-start text:id="IMark73761608"/><text:alphabetical-index-mark-start text:id="IMark73806552"/><text:alphabetical-index-mark-start text:id="IMark73807816"/>relational<text:alphabetical-index-mark-end text:id="IMark73807816"/><text:alphabetical-index-mark-end text:id="IMark73806552"/><text:alphabetical-index-mark-end text:id="IMark73761608"/> <text:alphabetical-index-mark-start text:id="IMark71269368"/><text:alphabetical-index-mark-start text:id="IMark71270632"/><text:alphabetical-index-mark-start text:id="IMark71234632"/>database<text:alphabetical-index-mark-end text:id="IMark71234632"/><text:alphabetical-index-mark-end text:id="IMark71270632"/><text:alphabetical-index-mark-end text:id="IMark71269368"/> <text:alphabetical-index-mark-start text:id="IMark72273112"/><text:alphabetical-index-mark-start text:id="IMark70120808"/><text:alphabetical-index-mark-start text:id="IMark70122072"/><text:alphabetical-index-mark-start text:id="IMark42281144"/><text:alphabetical-index-mark-start text:id="IMark42282408"/><text:alphabetical-index-mark-start text:id="IMark42283672"/>system<text:alphabetical-index-mark-end text:id="IMark42283672"/><text:alphabetical-index-mark-end text:id="IMark42282408"/><text:alphabetical-index-mark-end text:id="IMark42281144"/><text:alphabetical-index-mark-end text:id="IMark70122072"/><text:alphabetical-index-mark-end text:id="IMark70120808"/><text:alphabetical-index-mark-end text:id="IMark72273112"/>s in terms of versatility or capabilities, it does fill a niche for many users, <text:span text:style-name="T27">probably most of those that need a </text:span><text:alphabetical-index-mark-start text:id="IMark72275352"/><text:alphabetical-index-mark-start text:id="IMark72276584"/><text:alphabetical-index-mark-start text:id="IMark72438744"/><text:span text:style-name="T27">relational</text:span><text:alphabetical-index-mark-end text:id="IMark72438744"/><text:alphabetical-index-mark-end text:id="IMark72276584"/><text:alphabetical-index-mark-end text:id="IMark72275352"/><text:span text:style-name="T27"> </text:span><text:alphabetical-index-mark-start text:id="IMark71972520"/><text:alphabetical-index-mark-start text:id="IMark72444648"/><text:alphabetical-index-mark-start text:id="IMark72445912"/><text:span text:style-name="T27">database</text:span><text:alphabetical-index-mark-end text:id="IMark72445912"/><text:alphabetical-index-mark-end text:id="IMark72444648"/><text:alphabetical-index-mark-end text:id="IMark71972520"/><text:span text:style-name="T27"> </text:span><text:alphabetical-index-mark-start text:id="IMark73277608"/><text:alphabetical-index-mark-start text:id="IMark73278936"/><text:alphabetical-index-mark-start text:id="IMark73069128"/><text:alphabetical-index-mark-start text:id="IMark73070456"/><text:alphabetical-index-mark-start text:id="IMark73078152"/><text:alphabetical-index-mark-start text:id="IMark73444200"/><text:span text:style-name="T27">system</text:span><text:alphabetical-index-mark-end text:id="IMark73444200"/><text:alphabetical-index-mark-end text:id="IMark73078152"/><text:alphabetical-index-mark-end text:id="IMark73070456"/><text:alphabetical-index-mark-end text:id="IMark73069128"/><text:alphabetical-index-mark-end text:id="IMark73278936"/><text:alphabetical-index-mark-end text:id="IMark73277608"/><text:span text:style-name="T27"> without the complications involved in maintaining a </text:span><text:alphabetical-index-mark-start text:id="IMark73701576"/><text:alphabetical-index-mark-start text:id="IMark73989992"/><text:alphabetical-index-mark-start text:id="IMark73991320"/><text:span text:style-name="T27">server</text:span><text:alphabetical-index-mark-end text:id="IMark73991320"/><text:alphabetical-index-mark-end text:id="IMark73989992"/><text:alphabetical-index-mark-end text:id="IMark73701576"/><text:span text:style-name="T27"> – based alternative such as </text:span><text:alphabetical-index-mark-start text:id="IMark74254664"/><text:alphabetical-index-mark-start text:id="IMark74255992"/><text:alphabetical-index-mark-start text:id="IMark72282952"/><text:span text:style-name="T27">Postgre</text:span><text:alphabetical-index-mark-start text:id="IMark71907000"/><text:alphabetical-index-mark-start text:id="IMark71908328"/><text:alphabetical-index-mark-start text:id="IMark71909656"/><text:alphabetical-index-mark-start text:id="IMark73202040"/><text:alphabetical-index-mark-start text:id="IMark73203368"/><text:alphabetical-index-mark-start text:id="IMark72426936"/><text:span text:style-name="T27">SQL</text:span><text:alphabetical-index-mark-end text:id="IMark72426936"/><text:alphabetical-index-mark-end text:id="IMark73203368"/><text:alphabetical-index-mark-end text:id="IMark73202040"/><text:alphabetical-index-mark-end text:id="IMark71909656"/><text:alphabetical-index-mark-end text:id="IMark71908328"/><text:alphabetical-index-mark-end text:id="IMark71907000"/><text:alphabetical-index-mark-end text:id="IMark72282952"/><text:alphabetical-index-mark-end text:id="IMark74255992"/><text:alphabetical-index-mark-end text:id="IMark74254664"/><text:span text:style-name="T27">, </text:span><text:alphabetical-index-mark-start text:id="IMark43198536"/><text:alphabetical-index-mark-start text:id="IMark43199832"/><text:alphabetical-index-mark-start text:id="IMark70451064"/><text:span text:style-name="T27">My</text:span><text:alphabetical-index-mark-start text:id="IMark70453080"/><text:alphabetical-index-mark-start text:id="IMark72997752"/><text:alphabetical-index-mark-start text:id="IMark72998984"/><text:alphabetical-index-mark-start text:id="IMark73000312"/><text:alphabetical-index-mark-start text:id="IMark71477256"/><text:alphabetical-index-mark-start text:id="IMark71478584"/><text:span text:style-name="T27">sql</text:span><text:alphabetical-index-mark-end text:id="IMark71478584"/><text:alphabetical-index-mark-end text:id="IMark71477256"/><text:alphabetical-index-mark-end text:id="IMark73000312"/><text:alphabetical-index-mark-end text:id="IMark72998984"/><text:alphabetical-index-mark-end text:id="IMark72997752"/><text:alphabetical-index-mark-end text:id="IMark70453080"/><text:alphabetical-index-mark-end text:id="IMark70451064"/><text:alphabetical-index-mark-end text:id="IMark43199832"/><text:alphabetical-index-mark-end text:id="IMark43198536"/><text:span text:style-name="T27"> or </text:span><text:alphabetical-index-mark-start text:id="IMark70204856"/><text:alphabetical-index-mark-start text:id="IMark44359240"/><text:alphabetical-index-mark-start text:id="IMark71241960"/><text:span text:style-name="T27">MariaDB</text:span><text:alphabetical-index-mark-end text:id="IMark71241960"/><text:alphabetical-index-mark-end text:id="IMark44359240"/><text:alphabetical-index-mark-end text:id="IMark70204856"/>.</text:p>
      <text:p text:style-name="P7"/>
      <text:p text:style-name="P20">Recently I have been developing a <text:alphabetical-index-mark-start text:id="IMark52994904"/><text:alphabetical-index-mark-start text:id="IMark73956936"/><text:alphabetical-index-mark-start text:id="IMark70324264"/>dataset<text:alphabetical-index-mark-end text:id="IMark70324264"/><text:alphabetical-index-mark-end text:id="IMark73956936"/><text:alphabetical-index-mark-end text:id="IMark52994904"/> based on a <text:alphabetical-index-mark-start text:id="IMark74568536"/><text:alphabetical-index-mark-start text:id="IMark74583704"/><text:alphabetical-index-mark-start text:id="IMark74601528"/><text:alphabetical-index-mark-start text:id="IMark74670072"/><text:alphabetical-index-mark-start text:id="IMark74692952"/><text:alphabetical-index-mark-start text:id="IMark73968104"/><text:alphabetical-index-mark-start text:id="IMark70178360"/><text:alphabetical-index-mark-start text:id="IMark74687896"/><text:alphabetical-index-mark-start text:id="IMark74566008"/>Sql<text:alphabetical-index-mark-end text:id="IMark74566008"/><text:alphabetical-index-mark-end text:id="IMark74687896"/><text:alphabetical-index-mark-end text:id="IMark70178360"/><text:alphabetical-index-mark-end text:id="IMark73968104"/><text:alphabetical-index-mark-end text:id="IMark74692952"/><text:alphabetical-index-mark-end text:id="IMark74670072"/>ite<text:alphabetical-index-mark-end text:id="IMark74601528"/><text:alphabetical-index-mark-end text:id="IMark74583704"/><text:alphabetical-index-mark-end text:id="IMark74568536"/>3 <text:alphabetical-index-mark-start text:id="IMark52990632"/><text:alphabetical-index-mark-start text:id="IMark74621752"/><text:alphabetical-index-mark-start text:id="IMark74563480"/>database<text:alphabetical-index-mark-end text:id="IMark74563480"/><text:alphabetical-index-mark-end text:id="IMark74621752"/><text:alphabetical-index-mark-end text:id="IMark52990632"/>. Being a <text:alphabetical-index-mark-start text:id="IMark72213928"/><text:alphabetical-index-mark-start text:id="IMark74635208"/><text:alphabetical-index-mark-start text:id="IMark74636712"/>relational<text:alphabetical-index-mark-end text:id="IMark74636712"/><text:alphabetical-index-mark-end text:id="IMark74635208"/><text:alphabetical-index-mark-end text:id="IMark72213928"/> <text:alphabetical-index-mark-start text:id="IMark71460216"/><text:alphabetical-index-mark-start text:id="IMark71458712"/><text:alphabetical-index-mark-start text:id="IMark71826664"/><text:alphabetical-index-mark-start text:id="IMark72274968"/><text:alphabetical-index-mark-start text:id="IMark73989608"/><text:alphabetical-index-mark-start text:id="IMark72426552"/>system<text:alphabetical-index-mark-end text:id="IMark72426552"/><text:alphabetical-index-mark-end text:id="IMark73989608"/><text:alphabetical-index-mark-end text:id="IMark72274968"/><text:alphabetical-index-mark-end text:id="IMark71826664"/><text:alphabetical-index-mark-end text:id="IMark71458712"/><text:alphabetical-index-mark-end text:id="IMark71460216"/>, <text:alphabetical-index-mark-start text:id="IMark73267480"/><text:alphabetical-index-mark-start text:id="IMark71701816"/><text:alphabetical-index-mark-start text:id="IMark73730136"/>dataset<text:alphabetical-index-mark-end text:id="IMark73730136"/><text:alphabetical-index-mark-end text:id="IMark71701816"/><text:alphabetical-index-mark-end text:id="IMark73267480"/>s constructed using <text:alphabetical-index-mark-start text:id="IMark72781160"/><text:alphabetical-index-mark-start text:id="IMark72778824"/><text:alphabetical-index-mark-start text:id="IMark73143736"/><text:alphabetical-index-mark-start text:id="IMark70203640"/><text:alphabetical-index-mark-start text:id="IMark72944840"/><text:alphabetical-index-mark-start text:id="IMark71329128"/><text:alphabetical-index-mark-start text:id="IMark71329224"/><text:alphabetical-index-mark-start text:id="IMark72282472"/><text:alphabetical-index-mark-start text:id="IMark72282568"/>Sql<text:alphabetical-index-mark-end text:id="IMark72282568"/><text:alphabetical-index-mark-end text:id="IMark72282472"/><text:alphabetical-index-mark-end text:id="IMark71329224"/><text:alphabetical-index-mark-end text:id="IMark71329128"/><text:alphabetical-index-mark-end text:id="IMark72944840"/><text:alphabetical-index-mark-end text:id="IMark70203640"/>ite<text:alphabetical-index-mark-end text:id="IMark73143736"/><text:alphabetical-index-mark-end text:id="IMark72778824"/><text:alphabetical-index-mark-end text:id="IMark72781160"/>3 are far better <text:span text:style-name="T27">to </text:span><text:alphabetical-index-mark-start text:id="IMark70453832"/><text:alphabetical-index-mark-start text:id="IMark43198824"/><text:alphabetical-index-mark-start text:id="IMark73444952"/><text:span text:style-name="T27">handle</text:span><text:alphabetical-index-mark-end text:id="IMark73444952"/><text:alphabetical-index-mark-end text:id="IMark43198824"/><text:alphabetical-index-mark-end text:id="IMark70453832"/><text:span text:style-name="T27"> and to safely keep data </text:span>than <text:alphabetical-index-mark-start text:id="IMark73202792"/><text:alphabetical-index-mark-start text:id="IMark72999272"/><text:alphabetical-index-mark-start text:id="IMark71478008"/>common<text:alphabetical-index-mark-end text:id="IMark71478008"/><text:alphabetical-index-mark-end text:id="IMark72999272"/><text:alphabetical-index-mark-end text:id="IMark73202792"/> flat <text:alphabetical-index-mark-start text:id="IMark72787288"/><text:alphabetical-index-mark-start text:id="IMark73808568"/><text:alphabetical-index-mark-start text:id="IMark70122824"/>file<text:alphabetical-index-mark-end text:id="IMark70122824"/><text:alphabetical-index-mark-end text:id="IMark73808568"/><text:alphabetical-index-mark-end text:id="IMark72787288"/> <text:alphabetical-index-mark-start text:id="IMark70233560"/><text:alphabetical-index-mark-start text:id="IMark70234824"/><text:alphabetical-index-mark-start text:id="IMark70363864"/>format<text:alphabetical-index-mark-end text:id="IMark70363864"/><text:alphabetical-index-mark-end text:id="IMark70234824"/><text:alphabetical-index-mark-end text:id="IMark70233560"/>s used for <text:alphabetical-index-mark-start text:id="IMark69872952"/><text:alphabetical-index-mark-start text:id="IMark69874248"/><text:alphabetical-index-mark-start text:id="IMark52902648"/>dataset<text:alphabetical-index-mark-end text:id="IMark52902648"/><text:alphabetical-index-mark-end text:id="IMark69874248"/><text:alphabetical-index-mark-end text:id="IMark69872952"/> creation, no t to mention the fact that data scientists usually spend more time preparing the data from a conventional <text:alphabetical-index-mark-start text:id="IMark70142808"/><text:alphabetical-index-mark-start text:id="IMark60520536"/><text:alphabetical-index-mark-start text:id="IMark60521864"/>dataset<text:alphabetical-index-mark-end text:id="IMark60521864"/><text:alphabetical-index-mark-end text:id="IMark60520536"/><text:alphabetical-index-mark-end text:id="IMark70142808"/> than actually using the data to do the actual research.</text:p>
      <text:p text:style-name="P20"/>
      <text:p text:style-name="P20">In this regard, <text:alphabetical-index-mark-start text:id="IMark74621752"/><text:alphabetical-index-mark-start text:id="IMark74563480"/><text:alphabetical-index-mark-start text:id="IMark74568536"/><text:alphabetical-index-mark-start text:id="IMark74583704"/><text:alphabetical-index-mark-start text:id="IMark74601528"/><text:alphabetical-index-mark-start text:id="IMark74670072"/>SQL<text:alphabetical-index-mark-end text:id="IMark74670072"/><text:alphabetical-index-mark-end text:id="IMark74601528"/><text:alphabetical-index-mark-end text:id="IMark74583704"/><text:alphabetical-index-mark-end text:id="IMark74568536"/><text:alphabetical-index-mark-end text:id="IMark74563480"/><text:alphabetical-index-mark-end text:id="IMark74621752"/> offers several <text:alphabetical-index-mark-start text:id="IMark74692952"/><text:alphabetical-index-mark-start text:id="IMark73968104"/><text:alphabetical-index-mark-start text:id="IMark70178360"/>advantage<text:alphabetical-index-mark-end text:id="IMark70178360"/><text:alphabetical-index-mark-end text:id="IMark73968104"/><text:alphabetical-index-mark-end text:id="IMark74692952"/>s over <text:alphabetical-index-mark-start text:id="IMark74687896"/><text:alphabetical-index-mark-start text:id="IMark74566008"/><text:alphabetical-index-mark-start text:id="IMark52994904"/>tool<text:alphabetical-index-mark-end text:id="IMark52994904"/><text:alphabetical-index-mark-end text:id="IMark74566008"/><text:alphabetical-index-mark-end text:id="IMark74687896"/>s used for flat <text:alphabetical-index-mark-start text:id="IMark73956936"/><text:alphabetical-index-mark-start text:id="IMark70324264"/><text:alphabetical-index-mark-start text:id="IMark52990632"/>file<text:alphabetical-index-mark-end text:id="IMark52990632"/><text:alphabetical-index-mark-end text:id="IMark70324264"/><text:alphabetical-index-mark-end text:id="IMark73956936"/>s, plus, data integrity is better on <text:alphabetical-index-mark-start text:id="IMark72213928"/><text:alphabetical-index-mark-start text:id="IMark73702184"/><text:alphabetical-index-mark-start text:id="IMark71515768"/>relational<text:alphabetical-index-mark-end text:id="IMark71515768"/><text:alphabetical-index-mark-end text:id="IMark73702184"/><text:alphabetical-index-mark-end text:id="IMark72213928"/> <text:alphabetical-index-mark-start text:id="IMark73267480"/><text:alphabetical-index-mark-start text:id="IMark73989608"/><text:alphabetical-index-mark-start text:id="IMark69871816"/>database<text:alphabetical-index-mark-end text:id="IMark69871816"/><text:alphabetical-index-mark-end text:id="IMark73989608"/><text:alphabetical-index-mark-end text:id="IMark73267480"/>s. <text:span text:style-name="T12">However, </text:span><text:alphabetical-index-mark-start text:id="IMark70123112"/><text:alphabetical-index-mark-start text:id="IMark70366712"/><text:alphabetical-index-mark-start text:id="IMark70142808"/><text:alphabetical-index-mark-start text:id="IMark73279224"/><text:alphabetical-index-mark-start text:id="IMark72781448"/><text:alphabetical-index-mark-start text:id="IMark73134392"/><text:alphabetical-index-mark-start text:id="IMark43200408"/><text:alphabetical-index-mark-start text:id="IMark73761896"/><text:alphabetical-index-mark-start text:id="IMark74028808"/><text:span text:style-name="T12">Sql</text:span><text:alphabetical-index-mark-end text:id="IMark74028808"/><text:alphabetical-index-mark-end text:id="IMark73761896"/><text:alphabetical-index-mark-end text:id="IMark43200408"/><text:alphabetical-index-mark-end text:id="IMark73134392"/><text:alphabetical-index-mark-end text:id="IMark72781448"/><text:alphabetical-index-mark-end text:id="IMark73279224"/><text:span text:style-name="T12">ite</text:span><text:alphabetical-index-mark-end text:id="IMark70142808"/><text:alphabetical-index-mark-end text:id="IMark70366712"/><text:alphabetical-index-mark-end text:id="IMark70123112"/><text:span text:style-name="T12">3 has some limitations, and one of those is that it is not easy to </text:span><text:alphabetical-index-mark-start text:id="IMark69873240"/><text:alphabetical-index-mark-start text:id="IMark73278360"/><text:alphabetical-index-mark-start text:id="IMark72427224"/><text:span text:style-name="T12">execute</text:span><text:alphabetical-index-mark-end text:id="IMark72427224"/><text:alphabetical-index-mark-end text:id="IMark73278360"/><text:alphabetical-index-mark-end text:id="IMark69873240"/><text:span text:style-name="T12"> a significant number of </text:span><text:alphabetical-index-mark-start text:id="IMark70236040"/><text:alphabetical-index-mark-start text:id="IMark71117304"/><text:alphabetical-index-mark-start text:id="IMark71902104"/><text:span text:style-name="T12">queries</text:span><text:alphabetical-index-mark-end text:id="IMark71902104"/><text:alphabetical-index-mark-end text:id="IMark71117304"/><text:alphabetical-index-mark-end text:id="IMark70236040"/><text:span text:style-name="T12"> or </text:span><text:alphabetical-index-mark-start text:id="IMark71341112"/><text:alphabetical-index-mark-start text:id="IMark72032136"/><text:alphabetical-index-mark-start text:id="IMark72033400"/><text:alphabetical-index-mark-start text:id="IMark72034664"/><text:alphabetical-index-mark-start text:id="IMark60509528"/><text:alphabetical-index-mark-start text:id="IMark60510792"/><text:span text:style-name="T12">SQL</text:span><text:alphabetical-index-mark-end text:id="IMark60510792"/><text:alphabetical-index-mark-end text:id="IMark60509528"/><text:alphabetical-index-mark-end text:id="IMark72034664"/><text:alphabetical-index-mark-end text:id="IMark72033400"/><text:alphabetical-index-mark-end text:id="IMark72032136"/><text:alphabetical-index-mark-end text:id="IMark71341112"/><text:span text:style-name="T12"> </text:span><text:alphabetical-index-mark-start text:id="IMark70602664"/><text:alphabetical-index-mark-start text:id="IMark69878600"/><text:alphabetical-index-mark-start text:id="IMark69879928"/><text:span text:style-name="T12">sentence</text:span><text:alphabetical-index-mark-end text:id="IMark69879928"/><text:alphabetical-index-mark-end text:id="IMark69878600"/><text:alphabetical-index-mark-end text:id="IMark70602664"/><text:span text:style-name="T12">s at once using scripts or </text:span><text:alphabetical-index-mark-start text:id="IMark71357672"/><text:alphabetical-index-mark-start text:id="IMark72161016"/><text:alphabetical-index-mark-start text:id="IMark72162344"/><text:span text:style-name="T12">program</text:span><text:alphabetical-index-mark-end text:id="IMark72162344"/><text:alphabetical-index-mark-end text:id="IMark72161016"/><text:alphabetical-index-mark-end text:id="IMark71357672"/><text:span text:style-name="T12">s, like it is generally possible with products like those I mentioned before.</text:span></text:p>
      <text:p text:style-name="P20"/>
      <text:p text:style-name="P23">The development of this particular <text:alphabetical-index-mark-start text:id="IMark74687896"/><text:alphabetical-index-mark-start text:id="IMark74566008"/><text:alphabetical-index-mark-start text:id="IMark52994904"/>dataset<text:alphabetical-index-mark-end text:id="IMark52994904"/><text:alphabetical-index-mark-end text:id="IMark74566008"/><text:alphabetical-index-mark-end text:id="IMark74687896"/> requires constant updates and a processing protocol for the data entered that soon became <text:alphabetical-index-mark-start text:id="IMark74692952"/><text:alphabetical-index-mark-start text:id="IMark73968104"/><text:alphabetical-index-mark-start text:id="IMark70178360"/>repetitive<text:alphabetical-index-mark-end text:id="IMark70178360"/><text:alphabetical-index-mark-end text:id="IMark73968104"/><text:alphabetical-index-mark-end text:id="IMark74692952"/>, so I decided to write myself a <text:alphabetical-index-mark-start text:id="IMark74621752"/><text:alphabetical-index-mark-start text:id="IMark74563480"/><text:alphabetical-index-mark-start text:id="IMark74568536"/>program<text:alphabetical-index-mark-end text:id="IMark74568536"/><text:alphabetical-index-mark-end text:id="IMark74563480"/><text:alphabetical-index-mark-end text:id="IMark74621752"/> to help me automate the whole work, and thus I wrote <text:alphabetical-index-mark-start text:id="IMark74583704"/><text:alphabetical-index-mark-start text:id="IMark74601528"/><text:alphabetical-index-mark-start text:id="IMark74670072"/><text:alphabetical-index-mark-start text:id="IMark73992392"/><text:alphabetical-index-mark-start text:id="IMark73956936"/><text:alphabetical-index-mark-start text:id="IMark72213928"/>sql<text:alphabetical-index-mark-end text:id="IMark72213928"/><text:alphabetical-index-mark-end text:id="IMark73956936"/><text:alphabetical-index-mark-end text:id="IMark73992392"/><text:alphabetical-index-mark-end text:id="IMark74670072"/><text:alphabetical-index-mark-end text:id="IMark74601528"/><text:alphabetical-index-mark-end text:id="IMark74583704"/>c.</text:p>
      <text:p text:style-name="P23"/>
      <text:p text:style-name="P23"><text:span text:style-name="T27">This is not an ambitious project but a home – grown solution, so to speak. </text:span>It does not pretend to be a <text:span text:style-name="T27">super </text:span><text:alphabetical-index-mark-start text:id="IMark74601528"/><text:alphabetical-index-mark-start text:id="IMark74583704"/><text:alphabetical-index-mark-start text:id="IMark74670072"/><text:span text:style-name="T27">tool</text:span><text:alphabetical-index-mark-end text:id="IMark74670072"/><text:alphabetical-index-mark-end text:id="IMark74583704"/><text:alphabetical-index-mark-end text:id="IMark74601528"/><text:span text:style-name="T27"> of any kind</text:span> but it does the work of executing <text:alphabetical-index-mark-start text:id="IMark73992392"/><text:alphabetical-index-mark-start text:id="IMark73956936"/><text:alphabetical-index-mark-start text:id="IMark72213928"/>independent<text:alphabetical-index-mark-end text:id="IMark72213928"/><text:alphabetical-index-mark-end text:id="IMark73956936"/><text:alphabetical-index-mark-end text:id="IMark73992392"/> <text:alphabetical-index-mark-start text:id="IMark74621752"/><text:alphabetical-index-mark-start text:id="IMark74563480"/><text:alphabetical-index-mark-start text:id="IMark74568536"/><text:alphabetical-index-mark-start text:id="IMark74692952"/><text:alphabetical-index-mark-start text:id="IMark73968104"/><text:alphabetical-index-mark-start text:id="IMark70178360"/>SQL<text:alphabetical-index-mark-end text:id="IMark70178360"/><text:alphabetical-index-mark-end text:id="IMark73968104"/><text:alphabetical-index-mark-end text:id="IMark74692952"/><text:alphabetical-index-mark-end text:id="IMark74568536"/><text:alphabetical-index-mark-end text:id="IMark74563480"/><text:alphabetical-index-mark-end text:id="IMark74621752"/> <text:alphabetical-index-mark-start text:id="IMark74687896"/><text:alphabetical-index-mark-start text:id="IMark74566008"/><text:alphabetical-index-mark-start text:id="IMark52994904"/>queries<text:alphabetical-index-mark-end text:id="IMark52994904"/><text:alphabetical-index-mark-end text:id="IMark74566008"/><text:alphabetical-index-mark-end text:id="IMark74687896"/> or series of several <text:alphabetical-index-mark-start text:id="IMark52990632"/><text:alphabetical-index-mark-start text:id="IMark72273688"/><text:alphabetical-index-mark-start text:id="IMark72665064"/>queries<text:alphabetical-index-mark-end text:id="IMark72665064"/><text:alphabetical-index-mark-end text:id="IMark72273688"/><text:alphabetical-index-mark-end text:id="IMark52990632"/> grouped into a <text:alphabetical-index-mark-start text:id="IMark70324264"/><text:alphabetical-index-mark-start text:id="IMark71340728"/><text:alphabetical-index-mark-start text:id="IMark70600776"/>single<text:alphabetical-index-mark-end text:id="IMark70600776"/><text:alphabetical-index-mark-end text:id="IMark71340728"/><text:alphabetical-index-mark-end text:id="IMark70324264"/> <text:alphabetical-index-mark-start text:id="IMark72663640"/><text:alphabetical-index-mark-start text:id="IMark72662136"/><text:alphabetical-index-mark-start text:id="IMark71368456"/>file<text:alphabetical-index-mark-end text:id="IMark71368456"/><text:alphabetical-index-mark-end text:id="IMark72662136"/><text:alphabetical-index-mark-end text:id="IMark72663640"/>.</text:p>
      <text:p text:style-name="P23"/>
      <text:p text:style-name="P23"/>
      <text:p text:style-name="P7"/>
      <text:p text:style-name="P9"/>
      <text:p text:style-name="P17"/>
      <text:p text:style-name="P18"/>
      <text:p text:style-name="P5"/>
      <text:h text:style-name="P72" text:outline-level="1"><text:bookmark-start text:name="__RefHeading___Toc951_76759228"/>2. Conventions, caveats and base conditions for development.<text:bookmark-end text:name="__RefHeading___Toc951_76759228"/></text:h>
      <text:p text:style-name="P5"/>
      <text:p text:style-name="P13">Take into consideration these <text:alphabetical-index-mark-start text:id="IMark74583704"/><text:alphabetical-index-mark-start text:id="IMark74601528"/><text:alphabetical-index-mark-start text:id="IMark70324264"/>factor<text:alphabetical-index-mark-end text:id="IMark70324264"/><text:alphabetical-index-mark-end text:id="IMark74601528"/><text:alphabetical-index-mark-end text:id="IMark74583704"/>s.</text:p>
      <text:p text:style-name="P10"/>
      <text:h text:style-name="Heading_20_2" text:outline-level="2"><text:bookmark-start text:name="__RefHeading___Toc953_76759228"/>2.1. Terms and abbreviations used.<text:bookmark-end text:name="__RefHeading___Toc953_76759228"/></text:h>
      <text:p text:style-name="P13"/>
      <text:list xml:id="list678978163982867027" text:style-name="L3">
        <text:list-item>
          <text:p text:style-name="P64"><text:alphabetical-index-mark-start text:id="IMark74621752"/><text:alphabetical-index-mark-start text:id="IMark74692952"/>Composite<text:alphabetical-index-mark-end text:id="IMark74692952"/><text:alphabetical-index-mark-end text:id="IMark74621752"/> <text:alphabetical-index-mark-start text:id="IMark74568536"/><text:alphabetical-index-mark-start text:id="IMark73968104"/>query<text:alphabetical-index-mark-end text:id="IMark73968104"/><text:alphabetical-index-mark-end text:id="IMark74568536"/>: a <text:alphabetical-index-mark-start text:id="IMark70178360"/><text:alphabetical-index-mark-start text:id="IMark73992392"/>query<text:alphabetical-index-mark-end text:id="IMark73992392"/><text:alphabetical-index-mark-end text:id="IMark70178360"/> passed as argument to <text:alphabetical-index-mark-start text:id="IMark72213928"/><text:alphabetical-index-mark-start text:id="IMark73956936"/><text:alphabetical-index-mark-start text:id="IMark74601528"/><text:alphabetical-index-mark-start text:id="IMark74583704"/>sql<text:alphabetical-index-mark-end text:id="IMark74583704"/><text:alphabetical-index-mark-end text:id="IMark74601528"/><text:alphabetical-index-mark-end text:id="IMark73956936"/><text:alphabetical-index-mark-end text:id="IMark72213928"/>c that is in fact, a succession of two or more <text:alphabetical-index-mark-start text:id="IMark70324264"/><text:alphabetical-index-mark-start text:id="IMark74670072"/>queries<text:alphabetical-index-mark-end text:id="IMark74670072"/><text:alphabetical-index-mark-end text:id="IMark70324264"/> separated one from the other by a “;” <text:alphabetical-index-mark-start text:id="IMark52990632"/><text:alphabetical-index-mark-start text:id="IMark72273688"/>character<text:alphabetical-index-mark-end text:id="IMark72273688"/><text:alphabetical-index-mark-end text:id="IMark52990632"/>.</text:p>
          <text:p text:style-name="P64"/>
        </text:list-item>
        <text:list-item>
          <text:p text:style-name="P65"><text:span text:style-name="T13">DB</text:span>: <text:span text:style-name="T13">Data base</text:span>.</text:p>
          <text:p text:style-name="P65"/>
        </text:list-item>
        <text:list-item>
          <text:p text:style-name="P65"><text:span text:style-name="T13">RDB</text:span>: <text:alphabetical-index-mark-start text:id="IMark74670072"/><text:alphabetical-index-mark-start text:id="IMark72213928"/><text:alphabetical-index-mark-start text:id="IMark73956936"/><text:span text:style-name="T13">Relational</text:span><text:alphabetical-index-mark-end text:id="IMark73956936"/><text:alphabetical-index-mark-end text:id="IMark72213928"/><text:alphabetical-index-mark-end text:id="IMark74670072"/><text:span text:style-name="T13"> data base</text:span>.</text:p>
          <text:p text:style-name="P65"/>
        </text:list-item>
        <text:list-item>
          <text:p text:style-name="P65"><text:alphabetical-index-mark-start text:id="IMark73968104"/><text:alphabetical-index-mark-start text:id="IMark74621752"/><text:alphabetical-index-mark-start text:id="IMark74692952"/>R<text:alphabetical-index-mark-start text:id="IMark74687896"/><text:alphabetical-index-mark-start text:id="IMark52994904"/><text:alphabetical-index-mark-start text:id="IMark72665064"/><text:span text:style-name="T13">DBMS</text:span><text:alphabetical-index-mark-end text:id="IMark72665064"/><text:alphabetical-index-mark-end text:id="IMark52994904"/><text:alphabetical-index-mark-end text:id="IMark74687896"/><text:alphabetical-index-mark-end text:id="IMark74692952"/><text:alphabetical-index-mark-end text:id="IMark74621752"/><text:alphabetical-index-mark-end text:id="IMark73968104"/>: <text:alphabetical-index-mark-start text:id="IMark74563480"/><text:alphabetical-index-mark-start text:id="IMark72273688"/><text:alphabetical-index-mark-start text:id="IMark74566008"/>Re<text:span text:style-name="T13">lational</text:span><text:alphabetical-index-mark-end text:id="IMark74566008"/><text:alphabetical-index-mark-end text:id="IMark72273688"/><text:alphabetical-index-mark-end text:id="IMark74563480"/><text:span text:style-name="T13"> data base </text:span><text:alphabetical-index-mark-start text:id="IMark70324264"/><text:alphabetical-index-mark-start text:id="IMark52990632"/><text:alphabetical-index-mark-start text:id="IMark74601528"/><text:span text:style-name="T13">manage</text:span><text:alphabetical-index-mark-end text:id="IMark74601528"/><text:alphabetical-index-mark-end text:id="IMark52990632"/><text:alphabetical-index-mark-end text:id="IMark70324264"/><text:span text:style-name="T13">ment </text:span><text:alphabetical-index-mark-start text:id="IMark74670072"/><text:alphabetical-index-mark-start text:id="IMark72213928"/><text:alphabetical-index-mark-start text:id="IMark73956936"/><text:alphabetical-index-mark-start text:id="IMark70178360"/><text:alphabetical-index-mark-start text:id="IMark74583704"/><text:alphabetical-index-mark-start text:id="IMark74568536"/><text:span text:style-name="T13">system</text:span><text:alphabetical-index-mark-end text:id="IMark74568536"/><text:alphabetical-index-mark-end text:id="IMark74583704"/><text:alphabetical-index-mark-end text:id="IMark70178360"/><text:alphabetical-index-mark-end text:id="IMark73956936"/><text:alphabetical-index-mark-end text:id="IMark72213928"/><text:alphabetical-index-mark-end text:id="IMark74670072"/>.</text:p>
          <text:p text:style-name="P65"/>
        </text:list-item>
        <text:list-item>
          <text:p text:style-name="P65"><text:alphabetical-index-mark-start text:id="IMark74621752"/><text:alphabetical-index-mark-start text:id="IMark74692952"/>.<text:alphabetical-index-mark-start text:id="IMark74687896"/><text:alphabetical-index-mark-start text:id="IMark52994904"/><text:alphabetical-index-mark-start text:id="IMark72665064"/><text:alphabetical-index-mark-start text:id="IMark74563480"/><text:span text:style-name="T35">sql</text:span><text:alphabetical-index-mark-end text:id="IMark74563480"/><text:alphabetical-index-mark-end text:id="IMark72665064"/><text:alphabetical-index-mark-end text:id="IMark52994904"/><text:alphabetical-index-mark-end text:id="IMark74687896"/><text:alphabetical-index-mark-end text:id="IMark74692952"/><text:alphabetical-index-mark-end text:id="IMark74621752"/><text:span text:style-name="T35"> </text:span><text:alphabetical-index-mark-start text:id="IMark72273688"/><text:alphabetical-index-mark-start text:id="IMark74566008"/><text:span text:style-name="T35">file</text:span><text:alphabetical-index-mark-end text:id="IMark74566008"/><text:alphabetical-index-mark-end text:id="IMark72273688"/><text:span text:style-name="T35">: a flat </text:span><text:alphabetical-index-mark-start text:id="IMark70324264"/><text:alphabetical-index-mark-start text:id="IMark52990632"/><text:span text:style-name="T35">file</text:span><text:alphabetical-index-mark-end text:id="IMark52990632"/><text:alphabetical-index-mark-end text:id="IMark70324264"/><text:span text:style-name="T35"> that contains various </text:span><text:alphabetical-index-mark-start text:id="IMark74601528"/><text:alphabetical-index-mark-start text:id="IMark72213928"/><text:alphabetical-index-mark-start text:id="IMark74670072"/><text:alphabetical-index-mark-start text:id="IMark73956936"/><text:span text:style-name="T35">SQL</text:span><text:alphabetical-index-mark-end text:id="IMark73956936"/><text:alphabetical-index-mark-end text:id="IMark74670072"/><text:alphabetical-index-mark-end text:id="IMark72213928"/><text:alphabetical-index-mark-end text:id="IMark74601528"/><text:span text:style-name="T35"> </text:span><text:alphabetical-index-mark-start text:id="IMark70178360"/><text:alphabetical-index-mark-start text:id="IMark74583704"/><text:span text:style-name="T35">queries</text:span><text:alphabetical-index-mark-end text:id="IMark74583704"/><text:alphabetical-index-mark-end text:id="IMark70178360"/><text:span text:style-name="T35">. Such a </text:span><text:alphabetical-index-mark-start text:id="IMark74568536"/><text:alphabetical-index-mark-start text:id="IMark73968104"/><text:span text:style-name="T35">file</text:span><text:alphabetical-index-mark-end text:id="IMark73968104"/><text:alphabetical-index-mark-end text:id="IMark74568536"/><text:span text:style-name="T35"> contains, in fact, a </text:span><text:alphabetical-index-mark-start text:id="IMark73992392"/><text:alphabetical-index-mark-start text:id="IMark52942152"/><text:span text:style-name="T35">composite</text:span><text:alphabetical-index-mark-end text:id="IMark52942152"/><text:alphabetical-index-mark-end text:id="IMark73992392"/><text:span text:style-name="T35"> </text:span><text:alphabetical-index-mark-start text:id="IMark71940024"/><text:alphabetical-index-mark-start text:id="IMark72116504"/><text:span text:style-name="T35">query</text:span><text:alphabetical-index-mark-end text:id="IMark72116504"/><text:alphabetical-index-mark-end text:id="IMark71940024"/><text:span text:style-name="T35">.</text:span></text:p>
        </text:list-item>
      </text:list>
      <text:p text:style-name="P48"/>
      <text:p text:style-name="P13"/>
      <text:h text:style-name="Heading_20_2" text:outline-level="2"><text:bookmark-start text:name="__RefHeading___Toc955_76759228"/>2.2. Caveats.<text:bookmark-end text:name="__RefHeading___Toc955_76759228"/></text:h>
      <text:p text:style-name="P13"/>
      <text:p text:style-name="P13"><text:span text:style-name="T28">While using </text:span><text:alphabetical-index-mark-start text:id="IMark74670072"/><text:alphabetical-index-mark-start text:id="IMark73956936"/><text:alphabetical-index-mark-start text:id="IMark70178360"/><text:alphabetical-index-mark-start text:id="IMark74583704"/><text:alphabetical-index-mark-start text:id="IMark74568536"/><text:alphabetical-index-mark-start text:id="IMark73968104"/><text:span text:style-name="T28">sql</text:span><text:alphabetical-index-mark-end text:id="IMark73968104"/><text:alphabetical-index-mark-end text:id="IMark74568536"/><text:alphabetical-index-mark-end text:id="IMark74583704"/><text:alphabetical-index-mark-end text:id="IMark70178360"/><text:alphabetical-index-mark-end text:id="IMark73956936"/><text:alphabetical-index-mark-end text:id="IMark74670072"/><text:span text:style-name="T28">c y</text:span>ou should be aware of:</text:p>
      <text:p text:style-name="P13"/>
      <text:h text:style-name="Heading_20_3" text:outline-level="3"><text:bookmark-start text:name="__RefHeading___Toc957_76759228"/>2.3.1. <text:alphabetical-index-mark-start text:id="IMark52994904"/><text:alphabetical-index-mark-start text:id="IMark74563480"/><text:alphabetical-index-mark-start text:id="IMark74566008"/><text:alphabetical-index-mark-start text:id="IMark70324264"/><text:alphabetical-index-mark-start text:id="IMark52990632"/><text:alphabetical-index-mark-start text:id="IMark72213928"/>S<text:span text:style-name="T13">QL</text:span><text:alphabetical-index-mark-end text:id="IMark72213928"/><text:alphabetical-index-mark-end text:id="IMark52990632"/><text:alphabetical-index-mark-end text:id="IMark70324264"/><text:alphabetical-index-mark-end text:id="IMark74566008"/><text:alphabetical-index-mark-end text:id="IMark74563480"/><text:alphabetical-index-mark-end text:id="IMark52994904"/><text:span text:style-name="T13"> </text:span><text:alphabetical-index-mark-start text:id="IMark74601528"/><text:alphabetical-index-mark-start text:id="IMark52899896"/><text:alphabetical-index-mark-start text:id="IMark74621752"/><text:span text:style-name="T13">dialect</text:span><text:alphabetical-index-mark-end text:id="IMark74621752"/><text:alphabetical-index-mark-end text:id="IMark52899896"/><text:alphabetical-index-mark-end text:id="IMark74601528"/><text:span text:style-name="T13">.</text:span><text:bookmark-end text:name="__RefHeading___Toc957_76759228"/></text:h>
      <text:p text:style-name="P13"/>
      <text:p text:style-name="P13"><text:alphabetical-index-mark-start text:id="IMark74568536"/><text:alphabetical-index-mark-start text:id="IMark73968104"/><text:alphabetical-index-mark-start text:id="IMark74687896"/><text:alphabetical-index-mark-start text:id="IMark73992392"/><text:alphabetical-index-mark-start text:id="IMark72665064"/><text:alphabetical-index-mark-start text:id="IMark74692952"/><text:alphabetical-index-mark-start text:id="IMark72273688"/><text:alphabetical-index-mark-start text:id="IMark52994904"/><text:alphabetical-index-mark-start text:id="IMark74563480"/><text:span text:style-name="T13">Sql</text:span><text:alphabetical-index-mark-end text:id="IMark74563480"/><text:alphabetical-index-mark-end text:id="IMark52994904"/><text:alphabetical-index-mark-end text:id="IMark72273688"/><text:alphabetical-index-mark-end text:id="IMark74692952"/><text:alphabetical-index-mark-end text:id="IMark72665064"/><text:alphabetical-index-mark-end text:id="IMark73992392"/><text:span text:style-name="T13">ite</text:span><text:alphabetical-index-mark-end text:id="IMark74687896"/><text:alphabetical-index-mark-end text:id="IMark73968104"/><text:alphabetical-index-mark-end text:id="IMark74568536"/><text:span text:style-name="T13">3 uses its own </text:span><text:alphabetical-index-mark-start text:id="IMark74566008"/><text:alphabetical-index-mark-start text:id="IMark70324264"/><text:alphabetical-index-mark-start text:id="IMark52990632"/><text:alphabetical-index-mark-start text:id="IMark72213928"/><text:alphabetical-index-mark-start text:id="IMark74601528"/><text:alphabetical-index-mark-start text:id="IMark52899896"/><text:span text:style-name="T13">SQL</text:span><text:alphabetical-index-mark-end text:id="IMark52899896"/><text:alphabetical-index-mark-end text:id="IMark74601528"/><text:alphabetical-index-mark-end text:id="IMark72213928"/><text:alphabetical-index-mark-end text:id="IMark52990632"/><text:alphabetical-index-mark-end text:id="IMark70324264"/><text:alphabetical-index-mark-end text:id="IMark74566008"/><text:span text:style-name="T13"> </text:span><text:alphabetical-index-mark-start text:id="IMark74621752"/><text:alphabetical-index-mark-start text:id="IMark73956936"/><text:alphabetical-index-mark-start text:id="IMark74670072"/><text:span text:style-name="T13">dialect</text:span><text:alphabetical-index-mark-end text:id="IMark74670072"/><text:alphabetical-index-mark-end text:id="IMark73956936"/><text:alphabetical-index-mark-end text:id="IMark74621752"/>. <text:span text:style-name="T13">This </text:span><text:alphabetical-index-mark-start text:id="IMark74583704"/><text:alphabetical-index-mark-start text:id="IMark70178360"/><text:alphabetical-index-mark-start text:id="IMark71528600"/><text:span text:style-name="T13">program</text:span><text:alphabetical-index-mark-end text:id="IMark71528600"/><text:alphabetical-index-mark-end text:id="IMark70178360"/><text:alphabetical-index-mark-end text:id="IMark74583704"/><text:span text:style-name="T13"> does not do anything with the </text:span><text:alphabetical-index-mark-start text:id="IMark72088232"/><text:alphabetical-index-mark-start text:id="IMark73038648"/><text:alphabetical-index-mark-start text:id="IMark71229400"/><text:span text:style-name="T13">code</text:span><text:alphabetical-index-mark-end text:id="IMark71229400"/><text:alphabetical-index-mark-end text:id="IMark73038648"/><text:alphabetical-index-mark-end text:id="IMark72088232"/><text:span text:style-name="T13"> passed to </text:span><text:alphabetical-index-mark-start text:id="IMark72299240"/><text:alphabetical-index-mark-start text:id="IMark41325816"/><text:alphabetical-index-mark-start text:id="IMark70376904"/><text:alphabetical-index-mark-start text:id="IMark70378136"/><text:alphabetical-index-mark-start text:id="IMark73367896"/><text:alphabetical-index-mark-start text:id="IMark73040728"/><text:alphabetical-index-mark-start text:id="IMark73041992"/><text:alphabetical-index-mark-start text:id="IMark73043256"/><text:alphabetical-index-mark-start text:id="IMark73001992"/><text:span text:style-name="T13">Sql</text:span><text:alphabetical-index-mark-end text:id="IMark73001992"/><text:alphabetical-index-mark-end text:id="IMark73043256"/><text:alphabetical-index-mark-end text:id="IMark73041992"/><text:alphabetical-index-mark-end text:id="IMark73040728"/><text:alphabetical-index-mark-end text:id="IMark73367896"/><text:alphabetical-index-mark-end text:id="IMark70378136"/><text:span text:style-name="T13">ite</text:span><text:alphabetical-index-mark-end text:id="IMark70376904"/><text:alphabetical-index-mark-end text:id="IMark41325816"/><text:alphabetical-index-mark-end text:id="IMark72299240"/><text:span text:style-name="T13">3; however you still need to pass adequate </text:span><text:alphabetical-index-mark-start text:id="IMark73695464"/><text:alphabetical-index-mark-start text:id="IMark73835384"/><text:alphabetical-index-mark-start text:id="IMark73840152"/><text:span text:style-name="T13">code</text:span><text:alphabetical-index-mark-end text:id="IMark73840152"/><text:alphabetical-index-mark-end text:id="IMark73835384"/><text:alphabetical-index-mark-end text:id="IMark73695464"/><text:span text:style-name="T13">. If it seems that </text:span><text:alphabetical-index-mark-start text:id="IMark73883144"/><text:alphabetical-index-mark-start text:id="IMark73014136"/><text:alphabetical-index-mark-start text:id="IMark73015400"/><text:alphabetical-index-mark-start text:id="IMark70319464"/><text:alphabetical-index-mark-start text:id="IMark70320728"/><text:alphabetical-index-mark-start text:id="IMark70321992"/><text:span text:style-name="T13">Sql</text:span><text:alphabetical-index-mark-end text:id="IMark70321992"/><text:alphabetical-index-mark-end text:id="IMark70320728"/><text:alphabetical-index-mark-end text:id="IMark70319464"/><text:alphabetical-index-mark-end text:id="IMark73015400"/><text:alphabetical-index-mark-end text:id="IMark73014136"/><text:alphabetical-index-mark-end text:id="IMark73883144"/><text:span text:style-name="T13">c does nothing when you are attempting to use it, the most likely reason is that your </text:span><text:alphabetical-index-mark-start text:id="IMark74154264"/><text:alphabetical-index-mark-start text:id="IMark70234424"/><text:alphabetical-index-mark-start text:id="IMark74201128"/><text:alphabetical-index-mark-start text:id="IMark74202456"/><text:span text:style-name="T13">SQL</text:span><text:alphabetical-index-mark-end text:id="IMark74202456"/><text:alphabetical-index-mark-end text:id="IMark74201128"/><text:alphabetical-index-mark-end text:id="IMark70234424"/><text:alphabetical-index-mark-end text:id="IMark74154264"/><text:span text:style-name="T13"> has an error, as understood by </text:span><text:alphabetical-index-mark-start text:id="IMark74410552"/><text:alphabetical-index-mark-start text:id="IMark74411880"/><text:alphabetical-index-mark-start text:id="IMark74413208"/><text:alphabetical-index-mark-start text:id="IMark72074488"/><text:alphabetical-index-mark-start text:id="IMark72075816"/><text:alphabetical-index-mark-start text:id="IMark72077144"/><text:span text:style-name="T13">Sql</text:span><text:alphabetical-index-mark-end text:id="IMark72077144"/><text:alphabetical-index-mark-end text:id="IMark72075816"/><text:alphabetical-index-mark-end text:id="IMark72074488"/><text:alphabetical-index-mark-end text:id="IMark74413208"/><text:span text:style-name="T13">ite</text:span><text:alphabetical-index-mark-end text:id="IMark74411880"/><text:alphabetical-index-mark-end text:id="IMark74410552"/><text:span text:style-name="T13">3. In that case:</text:span></text:p>
      <text:p text:style-name="P13"><text:soft-page-break/></text:p>
      <text:p text:style-name="P13"/>
      <text:p text:style-name="P47"><text:span text:style-name="T8">2.3.1.1.</text:span> Check that your <text:alphabetical-index-mark-start text:id="IMark74566008"/><text:alphabetical-index-mark-start text:id="IMark70324264"/><text:alphabetical-index-mark-start text:id="IMark52990632"/><text:alphabetical-index-mark-start text:id="IMark72213928"/>SQL<text:alphabetical-index-mark-end text:id="IMark72213928"/><text:alphabetical-index-mark-end text:id="IMark52990632"/><text:alphabetical-index-mark-end text:id="IMark70324264"/><text:alphabetical-index-mark-end text:id="IMark74566008"/> is syntacti<text:alphabetical-index-mark-start text:id="IMark74601528"/><text:alphabetical-index-mark-start text:id="IMark52899896"/>call<text:alphabetical-index-mark-end text:id="IMark52899896"/><text:alphabetical-index-mark-end text:id="IMark74601528"/>y correct, according to <text:alphabetical-index-mark-start text:id="IMark74621752"/><text:alphabetical-index-mark-start text:id="IMark73956936"/><text:alphabetical-index-mark-start text:id="IMark74670072"/><text:alphabetical-index-mark-start text:id="IMark74583704"/><text:alphabetical-index-mark-start text:id="IMark70178360"/><text:alphabetical-index-mark-start text:id="IMark72665064"/>Sql<text:alphabetical-index-mark-end text:id="IMark72665064"/><text:alphabetical-index-mark-end text:id="IMark70178360"/><text:alphabetical-index-mark-end text:id="IMark74583704"/><text:alphabetical-index-mark-end text:id="IMark74670072"/>ite<text:alphabetical-index-mark-end text:id="IMark73956936"/><text:alphabetical-index-mark-end text:id="IMark74621752"/>3. <text:alphabetical-index-mark-start text:id="IMark74692952"/><text:alphabetical-index-mark-start text:id="IMark72273688"/><text:alphabetical-index-mark-start text:id="IMark74563480"/><text:alphabetical-index-mark-start text:id="IMark52994904"/>SQL<text:alphabetical-index-mark-end text:id="IMark52994904"/><text:alphabetical-index-mark-end text:id="IMark74563480"/><text:alphabetical-index-mark-end text:id="IMark72273688"/><text:alphabetical-index-mark-end text:id="IMark74692952"/> <text:alphabetical-index-mark-start text:id="IMark73968104"/><text:alphabetical-index-mark-start text:id="IMark74568536"/>code<text:alphabetical-index-mark-end text:id="IMark74568536"/><text:alphabetical-index-mark-end text:id="IMark73968104"/> can be tricky, especially in the case of complex <text:alphabetical-index-mark-start text:id="IMark52898936"/><text:alphabetical-index-mark-start text:id="IMark41326104"/>queries<text:alphabetical-index-mark-end text:id="IMark41326104"/><text:alphabetical-index-mark-end text:id="IMark52898936"/>.</text:p>
      <text:p text:style-name="P47"/>
      <text:p text:style-name="P47"/>
      <text:p text:style-name="P47"><text:span text:style-name="T8">2.3.1.2.</text:span> Check that you did not include any commented text, blank lines or odd <text:alphabetical-index-mark-start text:id="IMark74568536"/><text:alphabetical-index-mark-start text:id="IMark74692952"/>character<text:alphabetical-index-mark-end text:id="IMark74692952"/><text:alphabetical-index-mark-end text:id="IMark74568536"/>s.</text:p>
      <text:p text:style-name="P47"/>
      <text:p text:style-name="P47"/>
      <text:p text:style-name="P47"><text:span text:style-name="T8">2.3.1.3.</text:span> In the case of <text:alphabetical-index-mark-start text:id="IMark74583704"/><text:alphabetical-index-mark-start text:id="IMark70178360"/>composite<text:alphabetical-index-mark-end text:id="IMark70178360"/><text:alphabetical-index-mark-end text:id="IMark74583704"/> <text:alphabetical-index-mark-start text:id="IMark72665064"/><text:alphabetical-index-mark-start text:id="IMark74601528"/>queries<text:alphabetical-index-mark-end text:id="IMark74601528"/><text:alphabetical-index-mark-end text:id="IMark72665064"/> and <text:alphabetical-index-mark-start text:id="IMark52899896"/><text:alphabetical-index-mark-start text:id="IMark74566008"/>.<text:alphabetical-index-mark-start text:id="IMark70324264"/><text:alphabetical-index-mark-start text:id="IMark52990632"/><text:alphabetical-index-mark-start text:id="IMark72213928"/><text:alphabetical-index-mark-start text:id="IMark74687896"/>sql<text:alphabetical-index-mark-end text:id="IMark74687896"/><text:alphabetical-index-mark-end text:id="IMark72213928"/><text:alphabetical-index-mark-end text:id="IMark52990632"/><text:alphabetical-index-mark-end text:id="IMark70324264"/><text:alphabetical-index-mark-end text:id="IMark74566008"/><text:alphabetical-index-mark-end text:id="IMark52899896"/> <text:alphabetical-index-mark-start text:id="IMark41326104"/><text:alphabetical-index-mark-start text:id="IMark73992392"/>file<text:alphabetical-index-mark-end text:id="IMark73992392"/><text:alphabetical-index-mark-end text:id="IMark41326104"/>s, check that you have placed a “;” between each <text:alphabetical-index-mark-start text:id="IMark73004584"/><text:alphabetical-index-mark-start text:id="IMark73968104"/>query<text:alphabetical-index-mark-end text:id="IMark73968104"/><text:alphabetical-index-mark-end text:id="IMark73004584"/> and at the end of the last one.</text:p>
      <text:p text:style-name="P47"/>
      <text:p text:style-name="P47"/>
      <text:p text:style-name="P47"><text:span text:style-name="T8">2.3.1.4.</text:span> Test each <text:alphabetical-index-mark-start text:id="IMark52994904"/><text:alphabetical-index-mark-start text:id="IMark74670072"/>query<text:alphabetical-index-mark-end text:id="IMark74670072"/><text:alphabetical-index-mark-end text:id="IMark52994904"/> on its own before building <text:alphabetical-index-mark-start text:id="IMark73956936"/><text:alphabetical-index-mark-start text:id="IMark52898936"/>composite<text:alphabetical-index-mark-end text:id="IMark52898936"/><text:alphabetical-index-mark-end text:id="IMark73956936"/> <text:alphabetical-index-mark-start text:id="IMark73968104"/><text:alphabetical-index-mark-start text:id="IMark73004584"/>queries<text:alphabetical-index-mark-end text:id="IMark73004584"/><text:alphabetical-index-mark-end text:id="IMark73968104"/> or <text:alphabetical-index-mark-start text:id="IMark41326104"/><text:alphabetical-index-mark-start text:id="IMark73992392"/>.<text:alphabetical-index-mark-start text:id="IMark52899896"/><text:alphabetical-index-mark-start text:id="IMark74566008"/><text:alphabetical-index-mark-start text:id="IMark70324264"/><text:alphabetical-index-mark-start text:id="IMark52990632"/>sql<text:alphabetical-index-mark-end text:id="IMark52990632"/><text:alphabetical-index-mark-end text:id="IMark70324264"/><text:alphabetical-index-mark-end text:id="IMark74566008"/><text:alphabetical-index-mark-end text:id="IMark52899896"/><text:alphabetical-index-mark-end text:id="IMark73992392"/><text:alphabetical-index-mark-end text:id="IMark41326104"/> <text:alphabetical-index-mark-start text:id="IMark72213928"/><text:alphabetical-index-mark-start text:id="IMark74687896"/>file<text:alphabetical-index-mark-end text:id="IMark74687896"/><text:alphabetical-index-mark-end text:id="IMark72213928"/>s.</text:p>
      <text:p text:style-name="P13"/>
      <text:p text:style-name="P13"/>
      <text:h text:style-name="Heading_20_3" text:outline-level="3"><text:bookmark-start text:name="__RefHeading___Toc959_76759228"/>2.3.2. <text:span text:style-name="T13">Retrieval of </text:span><text:alphabetical-index-mark-start text:id="IMark74692952"/><text:alphabetical-index-mark-start text:id="IMark74563480"/><text:alphabetical-index-mark-start text:id="IMark52917944"/><text:span text:style-name="T13">query</text:span><text:alphabetical-index-mark-end text:id="IMark52917944"/><text:alphabetical-index-mark-end text:id="IMark74563480"/><text:alphabetical-index-mark-end text:id="IMark74692952"/><text:span text:style-name="T13"> </text:span><text:alphabetical-index-mark-start text:id="IMark72665064"/><text:alphabetical-index-mark-start text:id="IMark74687896"/><text:alphabetical-index-mark-start text:id="IMark72213928"/><text:alphabetical-index-mark-start text:id="IMark41326104"/><text:alphabetical-index-mark-start text:id="IMark73992392"/><text:alphabetical-index-mark-start text:id="IMark52899896"/><text:span text:style-name="T13">result</text:span><text:alphabetical-index-mark-end text:id="IMark52899896"/><text:alphabetical-index-mark-end text:id="IMark73992392"/><text:alphabetical-index-mark-end text:id="IMark41326104"/><text:span text:style-name="T13">s</text:span><text:alphabetical-index-mark-end text:id="IMark72213928"/><text:alphabetical-index-mark-end text:id="IMark74687896"/><text:alphabetical-index-mark-end text:id="IMark72665064"/><text:span text:style-name="T13">.</text:span><text:bookmark-end text:name="__RefHeading___Toc959_76759228"/></text:h>
      <text:p text:style-name="P13"/>
      <text:p text:style-name="P14"><text:span text:style-name="T13">Some </text:span><text:alphabetical-index-mark-start text:id="IMark73004584"/><text:alphabetical-index-mark-start text:id="IMark73956936"/><text:alphabetical-index-mark-start text:id="IMark52898936"/><text:span text:style-name="T13">queries</text:span><text:alphabetical-index-mark-end text:id="IMark52898936"/><text:alphabetical-index-mark-end text:id="IMark73956936"/><text:alphabetical-index-mark-end text:id="IMark73004584"/><text:span text:style-name="T13"> </text:span><text:alphabetical-index-mark-start text:id="IMark52994904"/><text:alphabetical-index-mark-start text:id="IMark74670072"/><text:alphabetical-index-mark-start text:id="IMark74601528"/><text:span text:style-name="T13">return</text:span><text:alphabetical-index-mark-end text:id="IMark74601528"/><text:alphabetical-index-mark-end text:id="IMark74670072"/><text:alphabetical-index-mark-end text:id="IMark52994904"/><text:span text:style-name="T13"> </text:span><text:alphabetical-index-mark-start text:id="IMark73016440"/><text:alphabetical-index-mark-start text:id="IMark70178360"/><text:alphabetical-index-mark-start text:id="IMark74583704"/><text:alphabetical-index-mark-start text:id="IMark74568536"/><text:alphabetical-index-mark-start text:id="IMark72273688"/><text:alphabetical-index-mark-start text:id="IMark74621752"/><text:span text:style-name="T13">result</text:span><text:alphabetical-index-mark-end text:id="IMark74621752"/><text:alphabetical-index-mark-end text:id="IMark72273688"/><text:alphabetical-index-mark-end text:id="IMark74568536"/><text:span text:style-name="T13">s</text:span><text:alphabetical-index-mark-end text:id="IMark74583704"/><text:alphabetical-index-mark-end text:id="IMark70178360"/><text:alphabetical-index-mark-end text:id="IMark73016440"/><text:span text:style-name="T13">, while others do not. A </text:span><text:alphabetical-index-mark-start text:id="IMark74692952"/><text:alphabetical-index-mark-start text:id="IMark74563480"/><text:alphabetical-index-mark-start text:id="IMark52917944"/><text:span text:style-name="T13">SELECT</text:span><text:alphabetical-index-mark-end text:id="IMark52917944"/><text:alphabetical-index-mark-end text:id="IMark74563480"/><text:alphabetical-index-mark-end text:id="IMark74692952"/><text:span text:style-name="T13"> produces essentially a </text:span><text:alphabetical-index-mark-start text:id="IMark41326104"/><text:alphabetical-index-mark-start text:id="IMark73992392"/><text:alphabetical-index-mark-start text:id="IMark52899896"/><text:span text:style-name="T13">select</text:span><text:alphabetical-index-mark-end text:id="IMark52899896"/><text:alphabetical-index-mark-end text:id="IMark73992392"/><text:alphabetical-index-mark-end text:id="IMark41326104"/><text:span text:style-name="T13">ion or </text:span><text:alphabetical-index-mark-start text:id="IMark72665064"/><text:alphabetical-index-mark-start text:id="IMark74687896"/><text:alphabetical-index-mark-start text:id="IMark72213928"/><text:span text:style-name="T13">listing</text:span><text:alphabetical-index-mark-end text:id="IMark72213928"/><text:alphabetical-index-mark-end text:id="IMark74687896"/><text:alphabetical-index-mark-end text:id="IMark72665064"/><text:span text:style-name="T13">, while an </text:span><text:alphabetical-index-mark-start text:id="IMark70324264"/><text:alphabetical-index-mark-start text:id="IMark74566008"/><text:alphabetical-index-mark-start text:id="IMark73968104"/><text:span text:style-name="T13">INSERT</text:span><text:alphabetical-index-mark-end text:id="IMark73968104"/><text:alphabetical-index-mark-end text:id="IMark74566008"/><text:alphabetical-index-mark-end text:id="IMark70324264"/><text:span text:style-name="T13"> does not. </text:span></text:p>
      <text:p text:style-name="P14"/>
      <text:p text:style-name="P14"/>
      <text:p text:style-name="P14"><text:span text:style-name="T13">In the case of those </text:span><text:alphabetical-index-mark-start text:id="IMark74601528"/><text:alphabetical-index-mark-start text:id="IMark74568536"/><text:alphabetical-index-mark-start text:id="IMark72273688"/><text:alphabetical-index-mark-start text:id="IMark74621752"/><text:alphabetical-index-mark-start text:id="IMark73016440"/><text:alphabetical-index-mark-start text:id="IMark70178360"/><text:span text:style-name="T13">SQL</text:span><text:alphabetical-index-mark-end text:id="IMark70178360"/><text:alphabetical-index-mark-end text:id="IMark73016440"/><text:alphabetical-index-mark-end text:id="IMark74621752"/><text:alphabetical-index-mark-end text:id="IMark72273688"/><text:alphabetical-index-mark-end text:id="IMark74568536"/><text:alphabetical-index-mark-end text:id="IMark74601528"/><text:span text:style-name="T13"> </text:span><text:alphabetical-index-mark-start text:id="IMark74583704"/><text:alphabetical-index-mark-start text:id="IMark74692952"/><text:alphabetical-index-mark-start text:id="IMark74563480"/><text:span text:style-name="T13">queries</text:span><text:alphabetical-index-mark-end text:id="IMark74563480"/><text:alphabetical-index-mark-end text:id="IMark74692952"/><text:alphabetical-index-mark-end text:id="IMark74583704"/><text:span text:style-name="T13"> that do </text:span><text:alphabetical-index-mark-start text:id="IMark52917944"/><text:alphabetical-index-mark-start text:id="IMark41326104"/><text:alphabetical-index-mark-start text:id="IMark73992392"/><text:span text:style-name="T13">return</text:span><text:alphabetical-index-mark-end text:id="IMark73992392"/><text:alphabetical-index-mark-end text:id="IMark41326104"/><text:alphabetical-index-mark-end text:id="IMark52917944"/><text:span text:style-name="T13"> </text:span><text:alphabetical-index-mark-start text:id="IMark52899896"/><text:alphabetical-index-mark-start text:id="IMark72665064"/><text:alphabetical-index-mark-start text:id="IMark74687896"/><text:alphabetical-index-mark-start text:id="IMark72213928"/><text:alphabetical-index-mark-start text:id="IMark70324264"/><text:alphabetical-index-mark-start text:id="IMark74566008"/><text:span text:style-name="T13">result</text:span><text:alphabetical-index-mark-end text:id="IMark74566008"/><text:alphabetical-index-mark-end text:id="IMark70324264"/><text:alphabetical-index-mark-end text:id="IMark72213928"/><text:span text:style-name="T13">s</text:span><text:alphabetical-index-mark-end text:id="IMark74687896"/><text:alphabetical-index-mark-end text:id="IMark72665064"/><text:alphabetical-index-mark-end text:id="IMark52899896"/><text:span text:style-name="T13"> in the form of </text:span><text:alphabetical-index-mark-start text:id="IMark73968104"/><text:alphabetical-index-mark-start text:id="IMark73004584"/><text:alphabetical-index-mark-start text:id="IMark52990632"/><text:span text:style-name="T13">listing</text:span><text:alphabetical-index-mark-end text:id="IMark52990632"/><text:alphabetical-index-mark-end text:id="IMark73004584"/><text:alphabetical-index-mark-end text:id="IMark73968104"/><text:span text:style-name="T13">s, </text:span><text:alphabetical-index-mark-start text:id="IMark52898936"/><text:alphabetical-index-mark-start text:id="IMark73956936"/><text:alphabetical-index-mark-start text:id="IMark73893800"/><text:alphabetical-index-mark-start text:id="IMark74412824"/><text:alphabetical-index-mark-start text:id="IMark74670072"/><text:alphabetical-index-mark-start text:id="IMark52994904"/><text:span text:style-name="T13">sql</text:span><text:alphabetical-index-mark-end text:id="IMark52994904"/><text:alphabetical-index-mark-end text:id="IMark74670072"/><text:alphabetical-index-mark-end text:id="IMark74412824"/><text:alphabetical-index-mark-end text:id="IMark73893800"/><text:alphabetical-index-mark-end text:id="IMark73956936"/><text:alphabetical-index-mark-end text:id="IMark52898936"/><text:span text:style-name="T13">p stores them into a </text:span><text:alphabetical-index-mark-start text:id="IMark73117304"/><text:alphabetical-index-mark-start text:id="IMark74154632"/><text:alphabetical-index-mark-start text:id="IMark73422984"/><text:span text:style-name="T13">file</text:span><text:alphabetical-index-mark-end text:id="IMark73422984"/><text:alphabetical-index-mark-end text:id="IMark74154632"/><text:alphabetical-index-mark-end text:id="IMark73117304"/><text:span text:style-name="T13"> </text:span><text:alphabetical-index-mark-start text:id="IMark73423736"/><text:alphabetical-index-mark-start text:id="IMark60515192"/><text:alphabetical-index-mark-start text:id="IMark73839352"/><text:span text:style-name="T13">call</text:span><text:alphabetical-index-mark-end text:id="IMark73839352"/><text:alphabetical-index-mark-end text:id="IMark60515192"/><text:alphabetical-index-mark-end text:id="IMark73423736"/><text:span text:style-name="T13">ed </text:span><text:alphabetical-index-mark-start text:id="IMark72194376"/><text:alphabetical-index-mark-start text:id="IMark71488856"/><text:alphabetical-index-mark-start text:id="IMark72670744"/><text:alphabetical-index-mark-start text:id="IMark72669240"/><text:alphabetical-index-mark-start text:id="IMark44792232"/><text:alphabetical-index-mark-start text:id="IMark72556152"/><text:span text:style-name="T19">sql</text:span><text:alphabetical-index-mark-end text:id="IMark72556152"/><text:alphabetical-index-mark-end text:id="IMark44792232"/><text:alphabetical-index-mark-end text:id="IMark72669240"/><text:alphabetical-index-mark-end text:id="IMark72670744"/><text:alphabetical-index-mark-end text:id="IMark71488856"/><text:alphabetical-index-mark-end text:id="IMark72194376"/><text:span text:style-name="T19">p_</text:span><text:alphabetical-index-mark-start text:id="IMark74298424"/><text:alphabetical-index-mark-start text:id="IMark74299656"/><text:alphabetical-index-mark-start text:id="IMark74300920"/><text:alphabetical-index-mark-start text:id="IMark71572264"/><text:alphabetical-index-mark-start text:id="IMark71573592"/><text:alphabetical-index-mark-start text:id="IMark71574920"/><text:span text:style-name="T19">result</text:span><text:alphabetical-index-mark-end text:id="IMark71574920"/><text:alphabetical-index-mark-end text:id="IMark71573592"/><text:alphabetical-index-mark-end text:id="IMark71572264"/><text:span text:style-name="T19">s</text:span><text:alphabetical-index-mark-end text:id="IMark74300920"/><text:alphabetical-index-mark-end text:id="IMark74299656"/><text:alphabetical-index-mark-end text:id="IMark74298424"/><text:alphabetical-index-mark-start text:id="IMark73777016"/><text:alphabetical-index-mark-start text:id="IMark73778344"/><text:alphabetical-index-mark-start text:id="IMark53002792"/><text:span text:style-name="T19">.txt</text:span><text:alphabetical-index-mark-end text:id="IMark53002792"/><text:alphabetical-index-mark-end text:id="IMark73778344"/><text:alphabetical-index-mark-end text:id="IMark73777016"/><text:span text:style-name="T13">, in which the values for every field and record are separated with the </text:span><text:alphabetical-index-mark-start text:id="IMark73461624"/><text:alphabetical-index-mark-start text:id="IMark73462680"/><text:alphabetical-index-mark-start text:id="IMark73464008"/><text:span text:style-name="T13">character</text:span><text:alphabetical-index-mark-end text:id="IMark73464008"/><text:alphabetical-index-mark-end text:id="IMark73462680"/><text:alphabetical-index-mark-end text:id="IMark73461624"/><text:span text:style-name="T13"> “|”.</text:span></text:p>
      <text:p text:style-name="P13"/>
      <text:p text:style-name="P24">Note from example <text:span text:style-name="T8">[2.3.3.2]</text:span> below that in the case of a <text:alphabetical-index-mark-start text:id="IMark41326104"/><text:alphabetical-index-mark-start text:id="IMark73992392"/><text:alphabetical-index-mark-start text:id="IMark72213928"/>composite<text:alphabetical-index-mark-end text:id="IMark72213928"/><text:alphabetical-index-mark-end text:id="IMark73992392"/><text:alphabetical-index-mark-end text:id="IMark41326104"/> <text:alphabetical-index-mark-start text:id="IMark70324264"/><text:alphabetical-index-mark-start text:id="IMark74566008"/><text:alphabetical-index-mark-start text:id="IMark52899896"/>query<text:alphabetical-index-mark-end text:id="IMark52899896"/><text:alphabetical-index-mark-end text:id="IMark74566008"/><text:alphabetical-index-mark-end text:id="IMark70324264"/>, <text:alphabetical-index-mark-start text:id="IMark72665064"/><text:alphabetical-index-mark-start text:id="IMark74687896"/><text:alphabetical-index-mark-start text:id="IMark73968104"/><text:alphabetical-index-mark-start text:id="IMark73004584"/><text:alphabetical-index-mark-start text:id="IMark52990632"/><text:alphabetical-index-mark-start text:id="IMark52898936"/>result<text:alphabetical-index-mark-end text:id="IMark52898936"/><text:alphabetical-index-mark-end text:id="IMark52990632"/><text:alphabetical-index-mark-end text:id="IMark73004584"/>s<text:alphabetical-index-mark-end text:id="IMark73968104"/><text:alphabetical-index-mark-end text:id="IMark74687896"/><text:alphabetical-index-mark-end text:id="IMark72665064"/> for the second one will be <text:alphabetical-index-mark-start text:id="IMark73956936"/><text:alphabetical-index-mark-start text:id="IMark73893800"/><text:alphabetical-index-mark-start text:id="IMark74412824"/>append<text:alphabetical-index-mark-end text:id="IMark74412824"/><text:alphabetical-index-mark-end text:id="IMark73893800"/><text:alphabetical-index-mark-end text:id="IMark73956936"/>ed to the <text:alphabetical-index-mark-start text:id="IMark74670072"/><text:alphabetical-index-mark-start text:id="IMark52994904"/><text:alphabetical-index-mark-start text:id="IMark74601528"/><text:alphabetical-index-mark-start text:id="IMark73117304"/><text:alphabetical-index-mark-start text:id="IMark74568536"/><text:alphabetical-index-mark-start text:id="IMark72273688"/>result<text:alphabetical-index-mark-end text:id="IMark72273688"/><text:alphabetical-index-mark-end text:id="IMark74568536"/><text:alphabetical-index-mark-end text:id="IMark73117304"/>s<text:alphabetical-index-mark-end text:id="IMark74601528"/><text:alphabetical-index-mark-end text:id="IMark52994904"/><text:alphabetical-index-mark-end text:id="IMark74670072"/> of the first <text:alphabetical-index-mark-start text:id="IMark74621752"/><text:alphabetical-index-mark-start text:id="IMark73016440"/><text:alphabetical-index-mark-start text:id="IMark70178360"/>query<text:alphabetical-index-mark-end text:id="IMark70178360"/><text:alphabetical-index-mark-end text:id="IMark73016440"/><text:alphabetical-index-mark-end text:id="IMark74621752"/> in <text:alphabetical-index-mark-start text:id="IMark74692952"/><text:alphabetical-index-mark-start text:id="IMark74583704"/><text:alphabetical-index-mark-start text:id="IMark52917944"/><text:alphabetical-index-mark-start text:id="IMark74563480"/><text:alphabetical-index-mark-start text:id="IMark72557656"/><text:alphabetical-index-mark-start text:id="IMark73115128"/><text:span text:style-name="T17">sql</text:span><text:alphabetical-index-mark-end text:id="IMark73115128"/><text:alphabetical-index-mark-end text:id="IMark72557656"/><text:alphabetical-index-mark-end text:id="IMark74563480"/><text:alphabetical-index-mark-end text:id="IMark52917944"/><text:alphabetical-index-mark-end text:id="IMark74583704"/><text:alphabetical-index-mark-end text:id="IMark74692952"/><text:span text:style-name="T17">p_</text:span><text:alphabetical-index-mark-start text:id="IMark73113624"/><text:alphabetical-index-mark-start text:id="IMark73802984"/><text:alphabetical-index-mark-start text:id="IMark74378696"/><text:alphabetical-index-mark-start text:id="IMark73805240"/><text:alphabetical-index-mark-start text:id="IMark73803736"/><text:alphabetical-index-mark-start text:id="IMark72226264"/><text:span text:style-name="T17">result</text:span><text:alphabetical-index-mark-end text:id="IMark72226264"/><text:alphabetical-index-mark-end text:id="IMark73803736"/><text:alphabetical-index-mark-end text:id="IMark73805240"/><text:span text:style-name="T17">s</text:span><text:alphabetical-index-mark-end text:id="IMark74378696"/><text:alphabetical-index-mark-end text:id="IMark73802984"/><text:alphabetical-index-mark-end text:id="IMark73113624"/><text:alphabetical-index-mark-start text:id="IMark72224760"/><text:alphabetical-index-mark-start text:id="IMark72594680"/><text:alphabetical-index-mark-start text:id="IMark73465048"/><text:span text:style-name="T17">.txt</text:span><text:alphabetical-index-mark-end text:id="IMark73465048"/><text:alphabetical-index-mark-end text:id="IMark72594680"/><text:alphabetical-index-mark-end text:id="IMark72224760"/>. It is up to the user in such a case to <text:alphabetical-index-mark-start text:id="IMark72654952"/><text:alphabetical-index-mark-start text:id="IMark72656216"/><text:alphabetical-index-mark-start text:id="IMark73711000"/>parse<text:alphabetical-index-mark-end text:id="IMark73711000"/><text:alphabetical-index-mark-end text:id="IMark72656216"/><text:alphabetical-index-mark-end text:id="IMark72654952"/> those <text:alphabetical-index-mark-start text:id="IMark52969704"/><text:alphabetical-index-mark-start text:id="IMark52970968"/><text:alphabetical-index-mark-start text:id="IMark52972232"/><text:alphabetical-index-mark-start text:id="IMark72497128"/><text:alphabetical-index-mark-start text:id="IMark72498392"/><text:alphabetical-index-mark-start text:id="IMark72499656"/>result<text:alphabetical-index-mark-end text:id="IMark72499656"/><text:alphabetical-index-mark-end text:id="IMark72498392"/><text:alphabetical-index-mark-end text:id="IMark72497128"/>s<text:alphabetical-index-mark-end text:id="IMark52972232"/><text:alphabetical-index-mark-end text:id="IMark52970968"/><text:alphabetical-index-mark-end text:id="IMark52969704"/> adequately, or to perform separate <text:alphabetical-index-mark-start text:id="IMark72493192"/><text:alphabetical-index-mark-start text:id="IMark72494520"/><text:alphabetical-index-mark-start text:id="IMark43173672"/>call<text:alphabetical-index-mark-end text:id="IMark43173672"/><text:alphabetical-index-mark-end text:id="IMark72494520"/><text:alphabetical-index-mark-end text:id="IMark72493192"/>s to <text:alphabetical-index-mark-start text:id="IMark73099480"/><text:alphabetical-index-mark-start text:id="IMark73100744"/><text:alphabetical-index-mark-start text:id="IMark73102072"/><text:alphabetical-index-mark-start text:id="IMark72109480"/><text:alphabetical-index-mark-start text:id="IMark72110808"/><text:alphabetical-index-mark-start text:id="IMark72112136"/>sql<text:alphabetical-index-mark-end text:id="IMark72112136"/><text:alphabetical-index-mark-end text:id="IMark72110808"/><text:alphabetical-index-mark-end text:id="IMark72109480"/><text:alphabetical-index-mark-end text:id="IMark73102072"/><text:alphabetical-index-mark-end text:id="IMark73100744"/><text:alphabetical-index-mark-end text:id="IMark73099480"/>p doing a <text:alphabetical-index-mark-start text:id="IMark72503240"/><text:alphabetical-index-mark-start text:id="IMark72504568"/><text:alphabetical-index-mark-start text:id="IMark71800664"/><text:alphabetical-index-mark-start text:id="IMark71801992"/><text:alphabetical-index-mark-start text:id="IMark71803320"/><text:alphabetical-index-mark-start text:id="IMark71804648"/>result<text:alphabetical-index-mark-end text:id="IMark71804648"/><text:alphabetical-index-mark-end text:id="IMark71803320"/><text:alphabetical-index-mark-end text:id="IMark71801992"/>s<text:alphabetical-index-mark-end text:id="IMark71800664"/><text:alphabetical-index-mark-end text:id="IMark72504568"/><text:alphabetical-index-mark-end text:id="IMark72503240"/> – producing <text:alphabetical-index-mark-start text:id="IMark71805064"/><text:alphabetical-index-mark-start text:id="IMark52966008"/><text:alphabetical-index-mark-start text:id="IMark74231992"/>query<text:alphabetical-index-mark-end text:id="IMark74231992"/><text:alphabetical-index-mark-end text:id="IMark52966008"/><text:alphabetical-index-mark-end text:id="IMark71805064"/> on each case, and extracting the data from <text:alphabetical-index-mark-start text:id="IMark74236040"/><text:alphabetical-index-mark-start text:id="IMark70083816"/><text:alphabetical-index-mark-start text:id="IMark70085144"/><text:alphabetical-index-mark-start text:id="IMark70086472"/><text:alphabetical-index-mark-start text:id="IMark70327816"/><text:alphabetical-index-mark-start text:id="IMark70329144"/><text:span text:style-name="T17">sql</text:span><text:alphabetical-index-mark-end text:id="IMark70329144"/><text:alphabetical-index-mark-end text:id="IMark70327816"/><text:alphabetical-index-mark-end text:id="IMark70086472"/><text:alphabetical-index-mark-end text:id="IMark70085144"/><text:alphabetical-index-mark-end text:id="IMark70083816"/><text:alphabetical-index-mark-end text:id="IMark74236040"/><text:span text:style-name="T17">p_</text:span><text:alphabetical-index-mark-start text:id="IMark73449816"/><text:alphabetical-index-mark-start text:id="IMark73451112"/><text:alphabetical-index-mark-start text:id="IMark73452440"/><text:alphabetical-index-mark-start text:id="IMark73453768"/><text:alphabetical-index-mark-start text:id="IMark70446520"/><text:alphabetical-index-mark-start text:id="IMark70447848"/><text:span text:style-name="T17">result</text:span><text:alphabetical-index-mark-end text:id="IMark70447848"/><text:alphabetical-index-mark-end text:id="IMark70446520"/><text:alphabetical-index-mark-end text:id="IMark73453768"/><text:span text:style-name="T17">s</text:span><text:alphabetical-index-mark-end text:id="IMark73452440"/><text:alphabetical-index-mark-end text:id="IMark73451112"/><text:alphabetical-index-mark-end text:id="IMark73449816"/><text:alphabetical-index-mark-start text:id="IMark72165096"/><text:alphabetical-index-mark-start text:id="IMark72166360"/><text:alphabetical-index-mark-start text:id="IMark72167688"/><text:span text:style-name="T17">.txt</text:span><text:alphabetical-index-mark-end text:id="IMark72167688"/><text:alphabetical-index-mark-end text:id="IMark72166360"/><text:alphabetical-index-mark-end text:id="IMark72165096"/> on each occasion.</text:p>
      <text:p text:style-name="P24"/>
      <text:p text:style-name="P38">Keep in mind that each time that <text:alphabetical-index-mark-start text:id="IMark72665064"/><text:alphabetical-index-mark-start text:id="IMark74687896"/><text:alphabetical-index-mark-start text:id="IMark73968104"/><text:alphabetical-index-mark-start text:id="IMark73004584"/><text:alphabetical-index-mark-start text:id="IMark52990632"/><text:alphabetical-index-mark-start text:id="IMark52898936"/>sql<text:alphabetical-index-mark-end text:id="IMark52898936"/><text:alphabetical-index-mark-end text:id="IMark52990632"/><text:alphabetical-index-mark-end text:id="IMark73004584"/><text:alphabetical-index-mark-end text:id="IMark73968104"/><text:alphabetical-index-mark-end text:id="IMark74687896"/><text:alphabetical-index-mark-end text:id="IMark72665064"/>c is <text:alphabetical-index-mark-start text:id="IMark70324264"/><text:alphabetical-index-mark-start text:id="IMark74566008"/><text:alphabetical-index-mark-start text:id="IMark52899896"/>call<text:alphabetical-index-mark-end text:id="IMark52899896"/><text:alphabetical-index-mark-end text:id="IMark74566008"/><text:alphabetical-index-mark-end text:id="IMark70324264"/>ed, it <text:alphabetical-index-mark-start text:id="IMark41326104"/><text:alphabetical-index-mark-start text:id="IMark73992392"/><text:alphabetical-index-mark-start text:id="IMark72213928"/>overwrite<text:alphabetical-index-mark-end text:id="IMark72213928"/><text:alphabetical-index-mark-end text:id="IMark73992392"/><text:alphabetical-index-mark-end text:id="IMark41326104"/>s <text:alphabetical-index-mark-start text:id="IMark74692952"/><text:alphabetical-index-mark-start text:id="IMark74583704"/><text:alphabetical-index-mark-start text:id="IMark52917944"/><text:alphabetical-index-mark-start text:id="IMark74563480"/><text:alphabetical-index-mark-start text:id="IMark74621752"/><text:alphabetical-index-mark-start text:id="IMark73016440"/>sql<text:alphabetical-index-mark-end text:id="IMark73016440"/><text:alphabetical-index-mark-end text:id="IMark74621752"/><text:alphabetical-index-mark-end text:id="IMark74563480"/><text:alphabetical-index-mark-end text:id="IMark52917944"/><text:alphabetical-index-mark-end text:id="IMark74583704"/><text:alphabetical-index-mark-end text:id="IMark74692952"/>p_<text:alphabetical-index-mark-start text:id="IMark70178360"/><text:alphabetical-index-mark-start text:id="IMark74670072"/><text:alphabetical-index-mark-start text:id="IMark73465048"/><text:alphabetical-index-mark-start text:id="IMark52994904"/><text:alphabetical-index-mark-start text:id="IMark74601528"/><text:alphabetical-index-mark-start text:id="IMark73117304"/>result<text:alphabetical-index-mark-end text:id="IMark73117304"/><text:alphabetical-index-mark-end text:id="IMark74601528"/><text:alphabetical-index-mark-end text:id="IMark52994904"/>s<text:alphabetical-index-mark-end text:id="IMark73465048"/><text:alphabetical-index-mark-end text:id="IMark74670072"/><text:alphabetical-index-mark-end text:id="IMark70178360"/><text:alphabetical-index-mark-start text:id="IMark74568536"/><text:alphabetical-index-mark-start text:id="IMark72273688"/><text:alphabetical-index-mark-start text:id="IMark73956936"/>.txt<text:alphabetical-index-mark-end text:id="IMark73956936"/><text:alphabetical-index-mark-end text:id="IMark72273688"/><text:alphabetical-index-mark-end text:id="IMark74568536"/>, but on each <text:alphabetical-index-mark-start text:id="IMark74412824"/><text:alphabetical-index-mark-start text:id="IMark73893800"/><text:alphabetical-index-mark-start text:id="IMark73463048"/>call<text:alphabetical-index-mark-end text:id="IMark73463048"/><text:alphabetical-index-mark-end text:id="IMark73893800"/><text:alphabetical-index-mark-end text:id="IMark74412824"/>, if <text:alphabetical-index-mark-start text:id="IMark73778712"/><text:alphabetical-index-mark-start text:id="IMark71539384"/><text:alphabetical-index-mark-start text:id="IMark72969256"/><text:alphabetical-index-mark-start text:id="IMark44224056"/><text:alphabetical-index-mark-start text:id="IMark72491304"/><text:alphabetical-index-mark-start text:id="IMark70446136"/>result<text:alphabetical-index-mark-end text:id="IMark70446136"/><text:alphabetical-index-mark-end text:id="IMark72491304"/><text:alphabetical-index-mark-end text:id="IMark44224056"/>s<text:alphabetical-index-mark-end text:id="IMark72969256"/><text:alphabetical-index-mark-end text:id="IMark71539384"/><text:alphabetical-index-mark-end text:id="IMark73778712"/> are <text:alphabetical-index-mark-start text:id="IMark72594680"/><text:alphabetical-index-mark-start text:id="IMark73994312"/><text:alphabetical-index-mark-start text:id="IMark73078152"/>retrieve<text:alphabetical-index-mark-end text:id="IMark73078152"/><text:alphabetical-index-mark-end text:id="IMark73994312"/><text:alphabetical-index-mark-end text:id="IMark72594680"/>d more than once, <text:alphabetical-index-mark-start text:id="IMark70326872"/><text:alphabetical-index-mark-start text:id="IMark52965528"/><text:alphabetical-index-mark-start text:id="IMark52965624"/>listing<text:alphabetical-index-mark-end text:id="IMark52965624"/><text:alphabetical-index-mark-end text:id="IMark52965528"/><text:alphabetical-index-mark-end text:id="IMark70326872"/>s are <text:alphabetical-index-mark-start text:id="IMark73711752"/><text:alphabetical-index-mark-start text:id="IMark43176504"/><text:alphabetical-index-mark-start text:id="IMark73450104"/>append<text:alphabetical-index-mark-end text:id="IMark73450104"/><text:alphabetical-index-mark-end text:id="IMark43176504"/><text:alphabetical-index-mark-end text:id="IMark73711752"/>ed at the end of <text:alphabetical-index-mark-start text:id="IMark71802456"/><text:alphabetical-index-mark-start text:id="IMark71804072"/><text:alphabetical-index-mark-start text:id="IMark72109768"/><text:alphabetical-index-mark-start text:id="IMark72111560"/><text:alphabetical-index-mark-start text:id="IMark43173960"/><text:alphabetical-index-mark-start text:id="IMark70084568"/>sql<text:alphabetical-index-mark-end text:id="IMark70084568"/><text:alphabetical-index-mark-end text:id="IMark43173960"/><text:alphabetical-index-mark-end text:id="IMark72111560"/><text:alphabetical-index-mark-end text:id="IMark72109768"/><text:alphabetical-index-mark-end text:id="IMark71804072"/><text:alphabetical-index-mark-end text:id="IMark71802456"/>p_<text:alphabetical-index-mark-start text:id="IMark72167176"/><text:alphabetical-index-mark-start text:id="IMark71572552"/><text:alphabetical-index-mark-start text:id="IMark72505320"/><text:alphabetical-index-mark-start text:id="IMark72991704"/><text:alphabetical-index-mark-start text:id="IMark70325016"/><text:alphabetical-index-mark-start text:id="IMark73093096"/>result<text:alphabetical-index-mark-end text:id="IMark73093096"/><text:alphabetical-index-mark-end text:id="IMark70325016"/><text:alphabetical-index-mark-end text:id="IMark72991704"/>s<text:alphabetical-index-mark-end text:id="IMark72505320"/><text:alphabetical-index-mark-end text:id="IMark71572552"/><text:alphabetical-index-mark-end text:id="IMark72167176"/><text:alphabetical-index-mark-start text:id="IMark71045048"/><text:alphabetical-index-mark-start text:id="IMark71046104"/><text:alphabetical-index-mark-start text:id="IMark52893400"/>.txt<text:alphabetical-index-mark-end text:id="IMark52893400"/><text:alphabetical-index-mark-end text:id="IMark71046104"/><text:alphabetical-index-mark-end text:id="IMark71045048"/>, thus:</text:p>
      <text:p text:style-name="P38"><text:soft-page-break/></text:p>
      <text:p text:style-name="P38"><text:span text:style-name="T8">2.3.2.1.</text:span> <text:alphabetical-index-mark-start text:id="IMark74568536"/><text:alphabetical-index-mark-start text:id="IMark72273688"/><text:alphabetical-index-mark-start text:id="IMark73956936"/><text:alphabetical-index-mark-start text:id="IMark70178360"/><text:alphabetical-index-mark-start text:id="IMark74670072"/><text:alphabetical-index-mark-start text:id="IMark73465048"/>sql<text:alphabetical-index-mark-end text:id="IMark73465048"/><text:alphabetical-index-mark-end text:id="IMark74670072"/><text:alphabetical-index-mark-end text:id="IMark70178360"/><text:alphabetical-index-mark-end text:id="IMark73956936"/><text:alphabetical-index-mark-end text:id="IMark72273688"/><text:alphabetical-index-mark-end text:id="IMark74568536"/>p_<text:alphabetical-index-mark-start text:id="IMark52994904"/><text:alphabetical-index-mark-start text:id="IMark74601528"/><text:alphabetical-index-mark-start text:id="IMark73117304"/><text:alphabetical-index-mark-start text:id="IMark74692952"/><text:alphabetical-index-mark-start text:id="IMark74583704"/><text:alphabetical-index-mark-start text:id="IMark52917944"/>result<text:alphabetical-index-mark-end text:id="IMark52917944"/><text:alphabetical-index-mark-end text:id="IMark74583704"/><text:alphabetical-index-mark-end text:id="IMark74692952"/>s<text:alphabetical-index-mark-end text:id="IMark73117304"/><text:alphabetical-index-mark-end text:id="IMark74601528"/><text:alphabetical-index-mark-end text:id="IMark52994904"/><text:alphabetical-index-mark-start text:id="IMark74563480"/><text:alphabetical-index-mark-start text:id="IMark74621752"/><text:alphabetical-index-mark-start text:id="IMark73016440"/>.txt<text:alphabetical-index-mark-end text:id="IMark73016440"/><text:alphabetical-index-mark-end text:id="IMark74621752"/><text:alphabetical-index-mark-end text:id="IMark74563480"/> with one <text:alphabetical-index-mark-start text:id="IMark41326104"/><text:alphabetical-index-mark-start text:id="IMark73992392"/><text:alphabetical-index-mark-start text:id="IMark72213928"/>listing<text:alphabetical-index-mark-end text:id="IMark72213928"/><text:alphabetical-index-mark-end text:id="IMark73992392"/><text:alphabetical-index-mark-end text:id="IMark41326104"/></text:p>
      <text:p text:style-name="P38"/>
      <text:p text:style-name="P26"><text:span text:style-name="T17">./</text:span><text:alphabetical-index-mark-start text:id="IMark74687896"/><text:alphabetical-index-mark-start text:id="IMark73968104"/><text:alphabetical-index-mark-start text:id="IMark73004584"/><text:alphabetical-index-mark-start text:id="IMark52990632"/><text:alphabetical-index-mark-start text:id="IMark52898936"/><text:alphabetical-index-mark-start text:id="IMark73893800"/><text:span text:style-name="T21">sql</text:span><text:alphabetical-index-mark-end text:id="IMark73893800"/><text:alphabetical-index-mark-end text:id="IMark52898936"/><text:alphabetical-index-mark-end text:id="IMark52990632"/><text:alphabetical-index-mark-end text:id="IMark73004584"/><text:alphabetical-index-mark-end text:id="IMark73968104"/><text:alphabetical-index-mark-end text:id="IMark74687896"/><text:span text:style-name="T21">c </text:span><text:alphabetical-index-mark-start text:id="IMark74412824"/><text:alphabetical-index-mark-start text:id="IMark70324264"/><text:alphabetical-index-mark-start text:id="IMark73992392"/><text:span text:style-name="T21">your_</text:span><text:alphabetical-index-mark-start text:id="IMark41326104"/><text:alphabetical-index-mark-start text:id="IMark72213928"/><text:alphabetical-index-mark-start text:id="IMark74563480"/><text:span text:style-name="T21">database</text:span><text:alphabetical-index-mark-end text:id="IMark74563480"/><text:alphabetical-index-mark-end text:id="IMark72213928"/><text:alphabetical-index-mark-end text:id="IMark41326104"/><text:alphabetical-index-mark-end text:id="IMark73992392"/><text:alphabetical-index-mark-end text:id="IMark70324264"/><text:alphabetical-index-mark-end text:id="IMark74412824"/><text:span text:style-name="T21"> </text:span><text:span text:style-name="T17">“</text:span><text:alphabetical-index-mark-start text:id="IMark74621752"/><text:alphabetical-index-mark-start text:id="IMark73016440"/><text:alphabetical-index-mark-start text:id="IMark52994904"/><text:span text:style-name="T17">SELECT</text:span><text:alphabetical-index-mark-end text:id="IMark52994904"/><text:alphabetical-index-mark-end text:id="IMark73016440"/><text:alphabetical-index-mark-end text:id="IMark74621752"/><text:span text:style-name="T17"> * FROM </text:span><text:alphabetical-index-mark-start text:id="IMark74601528"/><text:alphabetical-index-mark-start text:id="IMark73117304"/><text:alphabetical-index-mark-start text:id="IMark74692952"/><text:span text:style-name="T17">your_</text:span><text:alphabetical-index-mark-start text:id="IMark74583704"/><text:alphabetical-index-mark-start text:id="IMark52917944"/><text:alphabetical-index-mark-start text:id="IMark74568536"/><text:span text:style-name="T17">table</text:span><text:alphabetical-index-mark-end text:id="IMark74568536"/><text:alphabetical-index-mark-end text:id="IMark52917944"/><text:alphabetical-index-mark-end text:id="IMark74583704"/><text:alphabetical-index-mark-end text:id="IMark74692952"/><text:alphabetical-index-mark-end text:id="IMark73117304"/><text:alphabetical-index-mark-end text:id="IMark74601528"/><text:span text:style-name="T17">_1;”</text:span></text:p>
      <text:p text:style-name="P53"/>
      <text:p text:style-name="P57">will <text:alphabetical-index-mark-start text:id="IMark73893800"/><text:alphabetical-index-mark-start text:id="IMark70178360"/><text:alphabetical-index-mark-start text:id="IMark74670072"/>overwrite<text:alphabetical-index-mark-end text:id="IMark74670072"/><text:alphabetical-index-mark-end text:id="IMark70178360"/><text:alphabetical-index-mark-end text:id="IMark73893800"/> any existing <text:alphabetical-index-mark-start text:id="IMark73465048"/><text:alphabetical-index-mark-start text:id="IMark74412824"/><text:alphabetical-index-mark-start text:id="IMark70324264"/>instance<text:alphabetical-index-mark-end text:id="IMark70324264"/><text:alphabetical-index-mark-end text:id="IMark74412824"/><text:alphabetical-index-mark-end text:id="IMark73465048"/> of <text:alphabetical-index-mark-start text:id="IMark73992392"/><text:alphabetical-index-mark-start text:id="IMark41326104"/><text:alphabetical-index-mark-start text:id="IMark72213928"/><text:alphabetical-index-mark-start text:id="IMark74563480"/><text:alphabetical-index-mark-start text:id="IMark74566008"/><text:alphabetical-index-mark-start text:id="IMark71542392"/>sql<text:alphabetical-index-mark-end text:id="IMark71542392"/><text:alphabetical-index-mark-end text:id="IMark74566008"/><text:alphabetical-index-mark-end text:id="IMark74563480"/><text:alphabetical-index-mark-end text:id="IMark72213928"/><text:alphabetical-index-mark-end text:id="IMark41326104"/><text:alphabetical-index-mark-end text:id="IMark73992392"/>p_<text:alphabetical-index-mark-start text:id="IMark72665064"/><text:alphabetical-index-mark-start text:id="IMark74621752"/><text:alphabetical-index-mark-start text:id="IMark73016440"/><text:alphabetical-index-mark-start text:id="IMark52994904"/><text:alphabetical-index-mark-start text:id="IMark52899896"/><text:alphabetical-index-mark-start text:id="IMark72273688"/>result<text:alphabetical-index-mark-end text:id="IMark72273688"/><text:alphabetical-index-mark-end text:id="IMark52899896"/><text:alphabetical-index-mark-end text:id="IMark52994904"/>s<text:alphabetical-index-mark-end text:id="IMark73016440"/><text:alphabetical-index-mark-end text:id="IMark74621752"/><text:alphabetical-index-mark-end text:id="IMark72665064"/><text:alphabetical-index-mark-start text:id="IMark73956936"/><text:alphabetical-index-mark-start text:id="IMark74601528"/><text:alphabetical-index-mark-start text:id="IMark73117304"/>.txt<text:alphabetical-index-mark-end text:id="IMark73117304"/><text:alphabetical-index-mark-end text:id="IMark74601528"/><text:alphabetical-index-mark-end text:id="IMark73956936"/> in the working <text:alphabetical-index-mark-start text:id="IMark74692952"/><text:alphabetical-index-mark-start text:id="IMark74583704"/><text:alphabetical-index-mark-start text:id="IMark52917944"/>folder<text:alphabetical-index-mark-end text:id="IMark52917944"/><text:alphabetical-index-mark-end text:id="IMark74583704"/><text:alphabetical-index-mark-end text:id="IMark74692952"/> and fill it with the contents of the <text:alphabetical-index-mark-start text:id="IMark74568536"/><text:alphabetical-index-mark-start text:id="IMark74687896"/><text:alphabetical-index-mark-start text:id="IMark73004584"/>SELECT<text:alphabetical-index-mark-end text:id="IMark73004584"/><text:alphabetical-index-mark-end text:id="IMark74687896"/><text:alphabetical-index-mark-end text:id="IMark74568536"/> <text:alphabetical-index-mark-start text:id="IMark73968104"/><text:alphabetical-index-mark-start text:id="IMark52898936"/><text:alphabetical-index-mark-start text:id="IMark52990632"/>operation<text:alphabetical-index-mark-end text:id="IMark52990632"/><text:alphabetical-index-mark-end text:id="IMark52898936"/><text:alphabetical-index-mark-end text:id="IMark73968104"/> described above.</text:p>
      <text:p text:style-name="P57"/>
      <text:p text:style-name="P57"/>
      <text:p text:style-name="P38"><text:span text:style-name="T8">2.3.2.2.</text:span> <text:alphabetical-index-mark-start text:id="IMark74568536"/><text:alphabetical-index-mark-start text:id="IMark74687896"/><text:alphabetical-index-mark-start text:id="IMark73004584"/><text:alphabetical-index-mark-start text:id="IMark74692952"/><text:alphabetical-index-mark-start text:id="IMark74583704"/><text:alphabetical-index-mark-start text:id="IMark52917944"/>sql<text:alphabetical-index-mark-end text:id="IMark52917944"/><text:alphabetical-index-mark-end text:id="IMark74583704"/><text:alphabetical-index-mark-end text:id="IMark74692952"/><text:alphabetical-index-mark-end text:id="IMark73004584"/><text:alphabetical-index-mark-end text:id="IMark74687896"/><text:alphabetical-index-mark-end text:id="IMark74568536"/>p_<text:alphabetical-index-mark-start text:id="IMark73956936"/><text:alphabetical-index-mark-start text:id="IMark74601528"/><text:alphabetical-index-mark-start text:id="IMark73117304"/><text:alphabetical-index-mark-start text:id="IMark72665064"/><text:alphabetical-index-mark-start text:id="IMark74621752"/><text:alphabetical-index-mark-start text:id="IMark73016440"/>result<text:alphabetical-index-mark-end text:id="IMark73016440"/><text:alphabetical-index-mark-end text:id="IMark74621752"/><text:alphabetical-index-mark-end text:id="IMark72665064"/>s<text:alphabetical-index-mark-end text:id="IMark73117304"/><text:alphabetical-index-mark-end text:id="IMark74601528"/><text:alphabetical-index-mark-end text:id="IMark73956936"/><text:alphabetical-index-mark-start text:id="IMark52994904"/><text:alphabetical-index-mark-start text:id="IMark52899896"/><text:alphabetical-index-mark-start text:id="IMark72273688"/>.txt<text:alphabetical-index-mark-end text:id="IMark72273688"/><text:alphabetical-index-mark-end text:id="IMark52899896"/><text:alphabetical-index-mark-end text:id="IMark52994904"/> with two or more <text:alphabetical-index-mark-start text:id="IMark73992392"/><text:alphabetical-index-mark-start text:id="IMark41326104"/><text:alphabetical-index-mark-start text:id="IMark72213928"/>listing<text:alphabetical-index-mark-end text:id="IMark72213928"/><text:alphabetical-index-mark-end text:id="IMark41326104"/><text:alphabetical-index-mark-end text:id="IMark73992392"/>s</text:p>
      <text:p text:style-name="P38"/>
      <text:p text:style-name="P26"><text:span text:style-name="T17">./</text:span><text:alphabetical-index-mark-start text:id="IMark74412824"/><text:alphabetical-index-mark-start text:id="IMark70324264"/><text:alphabetical-index-mark-start text:id="IMark73893800"/><text:alphabetical-index-mark-start text:id="IMark70178360"/><text:alphabetical-index-mark-start text:id="IMark74670072"/><text:alphabetical-index-mark-start text:id="IMark73714344"/><text:span text:style-name="T21">sql</text:span><text:alphabetical-index-mark-end text:id="IMark73714344"/><text:alphabetical-index-mark-end text:id="IMark74670072"/><text:alphabetical-index-mark-end text:id="IMark70178360"/><text:alphabetical-index-mark-end text:id="IMark73893800"/><text:alphabetical-index-mark-end text:id="IMark70324264"/><text:alphabetical-index-mark-end text:id="IMark74412824"/><text:span text:style-name="T21">c </text:span><text:alphabetical-index-mark-start text:id="IMark52898936"/><text:alphabetical-index-mark-start text:id="IMark42223272"/><text:alphabetical-index-mark-start text:id="IMark52990632"/><text:span text:style-name="T21">your_</text:span><text:alphabetical-index-mark-start text:id="IMark73968104"/><text:alphabetical-index-mark-start text:id="IMark74563480"/><text:alphabetical-index-mark-start text:id="IMark41326104"/><text:span text:style-name="T21">database</text:span><text:alphabetical-index-mark-end text:id="IMark41326104"/><text:alphabetical-index-mark-end text:id="IMark74563480"/><text:alphabetical-index-mark-end text:id="IMark73968104"/><text:alphabetical-index-mark-end text:id="IMark52990632"/><text:alphabetical-index-mark-end text:id="IMark42223272"/><text:alphabetical-index-mark-end text:id="IMark52898936"/><text:span text:style-name="T21"> </text:span><text:span text:style-name="T17">“</text:span><text:alphabetical-index-mark-start text:id="IMark73992392"/><text:alphabetical-index-mark-start text:id="IMark72213928"/><text:alphabetical-index-mark-start text:id="IMark52994904"/><text:span text:style-name="T17">SELECT</text:span><text:alphabetical-index-mark-end text:id="IMark52994904"/><text:alphabetical-index-mark-end text:id="IMark72213928"/><text:alphabetical-index-mark-end text:id="IMark73992392"/><text:span text:style-name="T17"> * FROM </text:span><text:alphabetical-index-mark-start text:id="IMark52899896"/><text:alphabetical-index-mark-start text:id="IMark72273688"/><text:alphabetical-index-mark-start text:id="IMark73956936"/><text:span text:style-name="T17">your_</text:span><text:alphabetical-index-mark-start text:id="IMark74601528"/><text:alphabetical-index-mark-start text:id="IMark73117304"/><text:alphabetical-index-mark-start text:id="IMark72665064"/><text:span text:style-name="T17">table</text:span><text:alphabetical-index-mark-end text:id="IMark72665064"/><text:alphabetical-index-mark-end text:id="IMark73117304"/><text:alphabetical-index-mark-end text:id="IMark74601528"/><text:alphabetical-index-mark-end text:id="IMark73956936"/><text:alphabetical-index-mark-end text:id="IMark72273688"/><text:alphabetical-index-mark-end text:id="IMark52899896"/><text:span text:style-name="T17">_1; </text:span><text:alphabetical-index-mark-start text:id="IMark74621752"/><text:alphabetical-index-mark-start text:id="IMark73016440"/><text:alphabetical-index-mark-start text:id="IMark74568536"/><text:span text:style-name="T17">SELECT</text:span><text:alphabetical-index-mark-end text:id="IMark74568536"/><text:alphabetical-index-mark-end text:id="IMark73016440"/><text:alphabetical-index-mark-end text:id="IMark74621752"/><text:span text:style-name="T17"> * FROM </text:span><text:alphabetical-index-mark-start text:id="IMark74687896"/><text:alphabetical-index-mark-start text:id="IMark73004584"/><text:alphabetical-index-mark-start text:id="IMark74692952"/><text:span text:style-name="T17">your_</text:span><text:alphabetical-index-mark-start text:id="IMark74583704"/><text:alphabetical-index-mark-start text:id="IMark52917944"/><text:alphabetical-index-mark-start text:id="IMark74566008"/><text:span text:style-name="T17">table</text:span><text:alphabetical-index-mark-end text:id="IMark74566008"/><text:alphabetical-index-mark-end text:id="IMark52917944"/><text:alphabetical-index-mark-end text:id="IMark74583704"/><text:alphabetical-index-mark-end text:id="IMark74692952"/><text:alphabetical-index-mark-end text:id="IMark73004584"/><text:alphabetical-index-mark-end text:id="IMark74687896"/><text:span text:style-name="T17">_</text:span><text:span text:style-name="T22">2</text:span><text:span text:style-name="T17">;”</text:span></text:p>
      <text:p text:style-name="P53"/>
      <text:p text:style-name="P57">Will also <text:alphabetical-index-mark-start text:id="IMark72213928"/><text:alphabetical-index-mark-start text:id="IMark52994904"/><text:alphabetical-index-mark-start text:id="IMark73893800"/>overwrite<text:alphabetical-index-mark-end text:id="IMark73893800"/><text:alphabetical-index-mark-end text:id="IMark52994904"/><text:alphabetical-index-mark-end text:id="IMark72213928"/> any existing <text:alphabetical-index-mark-start text:id="IMark70178360"/><text:alphabetical-index-mark-start text:id="IMark74670072"/><text:alphabetical-index-mark-start text:id="IMark52899896"/>instance<text:alphabetical-index-mark-end text:id="IMark52899896"/><text:alphabetical-index-mark-end text:id="IMark74670072"/><text:alphabetical-index-mark-end text:id="IMark70178360"/> of <text:alphabetical-index-mark-start text:id="IMark72273688"/><text:alphabetical-index-mark-start text:id="IMark73956936"/><text:alphabetical-index-mark-start text:id="IMark74601528"/><text:alphabetical-index-mark-start text:id="IMark73117304"/><text:alphabetical-index-mark-start text:id="IMark72665064"/><text:alphabetical-index-mark-start text:id="IMark73714344"/>sql<text:alphabetical-index-mark-end text:id="IMark73714344"/><text:alphabetical-index-mark-end text:id="IMark72665064"/><text:alphabetical-index-mark-end text:id="IMark73117304"/><text:alphabetical-index-mark-end text:id="IMark74601528"/><text:alphabetical-index-mark-end text:id="IMark73956936"/><text:alphabetical-index-mark-end text:id="IMark72273688"/>p_<text:alphabetical-index-mark-start text:id="IMark73465048"/><text:alphabetical-index-mark-start text:id="IMark74621752"/><text:alphabetical-index-mark-start text:id="IMark73016440"/><text:alphabetical-index-mark-start text:id="IMark74568536"/><text:alphabetical-index-mark-start text:id="IMark52898936"/><text:alphabetical-index-mark-start text:id="IMark42223272"/>result<text:alphabetical-index-mark-end text:id="IMark42223272"/><text:alphabetical-index-mark-end text:id="IMark52898936"/><text:alphabetical-index-mark-end text:id="IMark74568536"/>s<text:alphabetical-index-mark-end text:id="IMark73016440"/><text:alphabetical-index-mark-end text:id="IMark74621752"/><text:alphabetical-index-mark-end text:id="IMark73465048"/><text:alphabetical-index-mark-start text:id="IMark52990632"/><text:alphabetical-index-mark-start text:id="IMark74687896"/><text:alphabetical-index-mark-start text:id="IMark73004584"/>.txt<text:alphabetical-index-mark-end text:id="IMark73004584"/><text:alphabetical-index-mark-end text:id="IMark74687896"/><text:alphabetical-index-mark-end text:id="IMark52990632"/> and will fill it with the <text:alphabetical-index-mark-start text:id="IMark74692952"/><text:alphabetical-index-mark-start text:id="IMark74583704"/><text:alphabetical-index-mark-start text:id="IMark52917944"/><text:alphabetical-index-mark-start text:id="IMark74566008"/><text:alphabetical-index-mark-start text:id="IMark73968104"/><text:alphabetical-index-mark-start text:id="IMark74563480"/>result<text:alphabetical-index-mark-end text:id="IMark74563480"/><text:alphabetical-index-mark-end text:id="IMark73968104"/><text:alphabetical-index-mark-end text:id="IMark74566008"/>s<text:alphabetical-index-mark-end text:id="IMark52917944"/><text:alphabetical-index-mark-end text:id="IMark74583704"/><text:alphabetical-index-mark-end text:id="IMark74692952"/> of the first <text:alphabetical-index-mark-start text:id="IMark41326104"/><text:alphabetical-index-mark-start text:id="IMark74412824"/><text:alphabetical-index-mark-start text:id="IMark71542392"/>SELECT<text:alphabetical-index-mark-end text:id="IMark71542392"/><text:alphabetical-index-mark-end text:id="IMark74412824"/><text:alphabetical-index-mark-end text:id="IMark41326104"/>, and then with the <text:alphabetical-index-mark-start text:id="IMark73992392"/><text:alphabetical-index-mark-start text:id="IMark70324264"/><text:alphabetical-index-mark-start text:id="IMark73987560"/><text:alphabetical-index-mark-start text:id="IMark72503896"/><text:alphabetical-index-mark-start text:id="IMark42219672"/><text:alphabetical-index-mark-start text:id="IMark43174616"/>result<text:alphabetical-index-mark-end text:id="IMark43174616"/><text:alphabetical-index-mark-end text:id="IMark42219672"/><text:alphabetical-index-mark-end text:id="IMark72503896"/>s<text:alphabetical-index-mark-end text:id="IMark73987560"/><text:alphabetical-index-mark-end text:id="IMark70324264"/><text:alphabetical-index-mark-end text:id="IMark73992392"/> of the second <text:alphabetical-index-mark-start text:id="IMark72715928"/><text:alphabetical-index-mark-start text:id="IMark44540120"/><text:alphabetical-index-mark-start text:id="IMark72719928"/>query<text:alphabetical-index-mark-end text:id="IMark72719928"/><text:alphabetical-index-mark-end text:id="IMark44540120"/><text:alphabetical-index-mark-end text:id="IMark72715928"/> <text:alphabetical-index-mark-start text:id="IMark70086088"/><text:alphabetical-index-mark-start text:id="IMark71694664"/><text:alphabetical-index-mark-start text:id="IMark71693912"/>append<text:alphabetical-index-mark-end text:id="IMark71693912"/><text:alphabetical-index-mark-end text:id="IMark71694664"/><text:alphabetical-index-mark-end text:id="IMark70086088"/>ed to the first.</text:p>
      <text:p text:style-name="P13"/>
      <text:p text:style-name="P13"/>
      <text:h text:style-name="Heading_20_3" text:outline-level="3"><text:bookmark-start text:name="__RefHeading___Toc961_76759228"/>2.3.3. <text:alphabetical-index-mark-start text:id="IMark74412824"/><text:alphabetical-index-mark-start text:id="IMark74692952"/><text:alphabetical-index-mark-start text:id="IMark74583704"/><text:alphabetical-index-mark-start text:id="IMark52917944"/><text:alphabetical-index-mark-start text:id="IMark74566008"/><text:alphabetical-index-mark-start text:id="IMark73968104"/><text:span text:style-name="T14">Sql</text:span><text:alphabetical-index-mark-end text:id="IMark73968104"/><text:alphabetical-index-mark-end text:id="IMark74566008"/><text:alphabetical-index-mark-end text:id="IMark52917944"/><text:alphabetical-index-mark-end text:id="IMark74583704"/><text:alphabetical-index-mark-end text:id="IMark74692952"/><text:alphabetical-index-mark-end text:id="IMark74412824"/><text:span text:style-name="T14"> </text:span><text:alphabetical-index-mark-start text:id="IMark74563480"/><text:alphabetical-index-mark-start text:id="IMark52990632"/><text:alphabetical-index-mark-start text:id="IMark74687896"/><text:span text:style-name="T14">file</text:span><text:alphabetical-index-mark-end text:id="IMark74687896"/><text:alphabetical-index-mark-end text:id="IMark52990632"/><text:alphabetical-index-mark-end text:id="IMark74563480"/><text:span text:style-name="T14"> and </text:span><text:alphabetical-index-mark-start text:id="IMark73004584"/><text:alphabetical-index-mark-start text:id="IMark73465048"/><text:alphabetical-index-mark-start text:id="IMark74621752"/><text:span text:style-name="T14">composite</text:span><text:alphabetical-index-mark-end text:id="IMark74621752"/><text:alphabetical-index-mark-end text:id="IMark73465048"/><text:alphabetical-index-mark-end text:id="IMark73004584"/><text:span text:style-name="T14"> </text:span><text:alphabetical-index-mark-start text:id="IMark73016440"/><text:alphabetical-index-mark-start text:id="IMark74568536"/><text:alphabetical-index-mark-start text:id="IMark52898936"/><text:span text:style-name="T14">query</text:span><text:alphabetical-index-mark-end text:id="IMark52898936"/><text:alphabetical-index-mark-end text:id="IMark74568536"/><text:alphabetical-index-mark-end text:id="IMark73016440"/><text:span text:style-name="T14"> </text:span><text:alphabetical-index-mark-start text:id="IMark42223272"/><text:alphabetical-index-mark-start text:id="IMark72273688"/><text:alphabetical-index-mark-start text:id="IMark73956936"/><text:span text:style-name="T14">syntax</text:span><text:alphabetical-index-mark-end text:id="IMark73956936"/><text:alphabetical-index-mark-end text:id="IMark72273688"/><text:alphabetical-index-mark-end text:id="IMark42223272"/><text:span text:style-name="T14">.</text:span><text:bookmark-end text:name="__RefHeading___Toc961_76759228"/></text:h>
      <text:p text:style-name="P15"/>
      <text:p text:style-name="P25"><text:alphabetical-index-mark-start text:id="IMark70178360"/><text:alphabetical-index-mark-start text:id="IMark74670072"/><text:alphabetical-index-mark-start text:id="IMark52899896"/><text:alphabetical-index-mark-start text:id="IMark72213928"/><text:alphabetical-index-mark-start text:id="IMark52994904"/><text:alphabetical-index-mark-start text:id="IMark73893800"/>Sql<text:alphabetical-index-mark-end text:id="IMark73893800"/><text:alphabetical-index-mark-end text:id="IMark52994904"/><text:alphabetical-index-mark-end text:id="IMark72213928"/><text:alphabetical-index-mark-end text:id="IMark52899896"/><text:alphabetical-index-mark-end text:id="IMark74670072"/><text:alphabetical-index-mark-end text:id="IMark70178360"/>c accepts <text:alphabetical-index-mark-start text:id="IMark73992392"/><text:alphabetical-index-mark-start text:id="IMark71862488"/><text:alphabetical-index-mark-start text:id="IMark41326104"/>single<text:alphabetical-index-mark-end text:id="IMark41326104"/><text:alphabetical-index-mark-end text:id="IMark71862488"/><text:alphabetical-index-mark-end text:id="IMark73992392"/> and <text:alphabetical-index-mark-start text:id="IMark70324264"/><text:alphabetical-index-mark-start text:id="IMark71542392"/><text:alphabetical-index-mark-start text:id="IMark74412824"/>composite<text:alphabetical-index-mark-end text:id="IMark74412824"/><text:alphabetical-index-mark-end text:id="IMark71542392"/><text:alphabetical-index-mark-end text:id="IMark70324264"/> <text:alphabetical-index-mark-start text:id="IMark74692952"/><text:alphabetical-index-mark-start text:id="IMark74583704"/><text:alphabetical-index-mark-start text:id="IMark52917944"/>queries<text:alphabetical-index-mark-end text:id="IMark52917944"/><text:alphabetical-index-mark-end text:id="IMark74583704"/><text:alphabetical-index-mark-end text:id="IMark74692952"/>, as well as <text:alphabetical-index-mark-start text:id="IMark74566008"/><text:alphabetical-index-mark-start text:id="IMark73968104"/><text:alphabetical-index-mark-start text:id="IMark74563480"/><text:alphabetical-index-mark-start text:id="IMark52990632"/><text:alphabetical-index-mark-start text:id="IMark74687896"/><text:alphabetical-index-mark-start text:id="IMark73004584"/>sql<text:alphabetical-index-mark-end text:id="IMark73004584"/><text:alphabetical-index-mark-end text:id="IMark74687896"/><text:alphabetical-index-mark-end text:id="IMark52990632"/><text:alphabetical-index-mark-end text:id="IMark74563480"/><text:alphabetical-index-mark-end text:id="IMark73968104"/><text:alphabetical-index-mark-end text:id="IMark74566008"/> <text:alphabetical-index-mark-start text:id="IMark73465048"/><text:alphabetical-index-mark-start text:id="IMark74621752"/><text:alphabetical-index-mark-start text:id="IMark73016440"/>file<text:alphabetical-index-mark-end text:id="IMark73016440"/><text:alphabetical-index-mark-end text:id="IMark74621752"/><text:alphabetical-index-mark-end text:id="IMark73465048"/>s as input. In all cases you should end each <text:alphabetical-index-mark-start text:id="IMark74568536"/><text:alphabetical-index-mark-start text:id="IMark52898936"/><text:alphabetical-index-mark-start text:id="IMark42223272"/>query<text:alphabetical-index-mark-end text:id="IMark42223272"/><text:alphabetical-index-mark-end text:id="IMark52898936"/><text:alphabetical-index-mark-end text:id="IMark74568536"/> with a “;” to tell <text:alphabetical-index-mark-start text:id="IMark72273688"/><text:alphabetical-index-mark-start text:id="IMark73956936"/><text:alphabetical-index-mark-start text:id="IMark73117304"/><text:alphabetical-index-mark-start text:id="IMark74601528"/><text:alphabetical-index-mark-start text:id="IMark73714344"/><text:alphabetical-index-mark-start text:id="IMark72665064"/><text:alphabetical-index-mark-start text:id="IMark70974504"/><text:alphabetical-index-mark-start text:id="IMark73681304"/><text:alphabetical-index-mark-start text:id="IMark71303608"/>Sql<text:alphabetical-index-mark-end text:id="IMark71303608"/><text:alphabetical-index-mark-end text:id="IMark73681304"/><text:alphabetical-index-mark-end text:id="IMark70974504"/><text:alphabetical-index-mark-end text:id="IMark72665064"/><text:alphabetical-index-mark-end text:id="IMark73714344"/><text:alphabetical-index-mark-end text:id="IMark74601528"/>ite<text:alphabetical-index-mark-end text:id="IMark73117304"/><text:alphabetical-index-mark-end text:id="IMark73956936"/><text:alphabetical-index-mark-end text:id="IMark72273688"/>3 that each is a separate <text:alphabetical-index-mark-start text:id="IMark72584824"/><text:alphabetical-index-mark-start text:id="IMark72962472"/><text:alphabetical-index-mark-start text:id="IMark52912408"/>query<text:alphabetical-index-mark-end text:id="IMark52912408"/><text:alphabetical-index-mark-end text:id="IMark72962472"/><text:alphabetical-index-mark-end text:id="IMark72584824"/>. </text:p>
      <text:p text:style-name="P16"/>
      <text:p text:style-name="P24">Examples:</text:p>
      <text:p text:style-name="P24"/>
      <text:p text:style-name="P27"><text:span text:style-name="T8">2.3.3.1.</text:span> <text:alphabetical-index-mark-start text:id="IMark74568536"/><text:alphabetical-index-mark-start text:id="IMark52898936"/><text:alphabetical-index-mark-start text:id="IMark42223272"/><text:span text:style-name="T29">Single</text:span><text:alphabetical-index-mark-end text:id="IMark42223272"/><text:alphabetical-index-mark-end text:id="IMark52898936"/><text:alphabetical-index-mark-end text:id="IMark74568536"/><text:span text:style-name="T29"> </text:span><text:alphabetical-index-mark-start text:id="IMark73465048"/><text:alphabetical-index-mark-start text:id="IMark74621752"/><text:alphabetical-index-mark-start text:id="IMark73016440"/><text:span text:style-name="T29">query</text:span><text:alphabetical-index-mark-end text:id="IMark73016440"/><text:alphabetical-index-mark-end text:id="IMark74621752"/><text:alphabetical-index-mark-end text:id="IMark73465048"/></text:p>
      <text:p text:style-name="P54"/>
      <text:p text:style-name="P27"><text:span text:style-name="T17">“</text:span><text:alphabetical-index-mark-start text:id="IMark74687896"/><text:alphabetical-index-mark-start text:id="IMark73004584"/><text:alphabetical-index-mark-start text:id="IMark74692952"/><text:span text:style-name="T17">SELECT</text:span><text:alphabetical-index-mark-end text:id="IMark74692952"/><text:alphabetical-index-mark-end text:id="IMark73004584"/><text:alphabetical-index-mark-end text:id="IMark74687896"/><text:span text:style-name="T17"> * FROM </text:span><text:alphabetical-index-mark-start text:id="IMark74583704"/><text:alphabetical-index-mark-start text:id="IMark52917944"/><text:alphabetical-index-mark-start text:id="IMark70324264"/><text:span text:style-name="T17">your_</text:span><text:alphabetical-index-mark-start text:id="IMark71542392"/><text:alphabetical-index-mark-start text:id="IMark74412824"/><text:alphabetical-index-mark-start text:id="IMark73992392"/><text:span text:style-name="T17">table</text:span><text:alphabetical-index-mark-end text:id="IMark73992392"/><text:alphabetical-index-mark-end text:id="IMark74412824"/><text:alphabetical-index-mark-end text:id="IMark71542392"/><text:alphabetical-index-mark-end text:id="IMark70324264"/><text:alphabetical-index-mark-end text:id="IMark52917944"/><text:alphabetical-index-mark-end text:id="IMark74583704"/><text:span text:style-name="T17">_1;”</text:span></text:p>
      <text:p text:style-name="P24"/>
      <text:p text:style-name="P24"/>
      <text:p text:style-name="P27"><text:span text:style-name="T8">2.3.3.2.</text:span> <text:alphabetical-index-mark-start text:id="IMark72665064"/><text:alphabetical-index-mark-start text:id="IMark73714344"/><text:alphabetical-index-mark-start text:id="IMark74566008"/><text:span text:style-name="T29">Composite</text:span><text:alphabetical-index-mark-end text:id="IMark74566008"/><text:alphabetical-index-mark-end text:id="IMark73714344"/><text:alphabetical-index-mark-end text:id="IMark72665064"/><text:span text:style-name="T29"> </text:span><text:alphabetical-index-mark-start text:id="IMark73968104"/><text:alphabetical-index-mark-start text:id="IMark74568536"/><text:alphabetical-index-mark-start text:id="IMark52898936"/><text:span text:style-name="T29">query</text:span><text:alphabetical-index-mark-end text:id="IMark52898936"/><text:alphabetical-index-mark-end text:id="IMark74568536"/><text:alphabetical-index-mark-end text:id="IMark73968104"/></text:p>
      <text:p text:style-name="P54"/>
      <text:p text:style-name="P27"><text:span text:style-name="T17">“</text:span><text:alphabetical-index-mark-start text:id="IMark52990632"/><text:alphabetical-index-mark-start text:id="IMark74563480"/><text:alphabetical-index-mark-start text:id="IMark71862488"/><text:span text:style-name="T17">SELECT</text:span><text:alphabetical-index-mark-end text:id="IMark71862488"/><text:alphabetical-index-mark-end text:id="IMark74563480"/><text:alphabetical-index-mark-end text:id="IMark52990632"/><text:span text:style-name="T17"> * FROM </text:span><text:alphabetical-index-mark-start text:id="IMark41326104"/><text:alphabetical-index-mark-start text:id="IMark74687896"/><text:alphabetical-index-mark-start text:id="IMark73004584"/><text:span text:style-name="T17">your_</text:span><text:alphabetical-index-mark-start text:id="IMark74692952"/><text:alphabetical-index-mark-start text:id="IMark70178360"/><text:alphabetical-index-mark-start text:id="IMark74670072"/><text:span text:style-name="T17">table</text:span><text:alphabetical-index-mark-end text:id="IMark74670072"/><text:alphabetical-index-mark-end text:id="IMark70178360"/><text:alphabetical-index-mark-end text:id="IMark74692952"/><text:alphabetical-index-mark-end text:id="IMark73004584"/><text:alphabetical-index-mark-end text:id="IMark74687896"/><text:alphabetical-index-mark-end text:id="IMark41326104"/><text:span text:style-name="T17">_1; </text:span><text:alphabetical-index-mark-start text:id="IMark52899896"/><text:alphabetical-index-mark-start text:id="IMark74583704"/><text:alphabetical-index-mark-start text:id="IMark52917944"/><text:span text:style-name="T17">SELECT</text:span><text:alphabetical-index-mark-end text:id="IMark52917944"/><text:alphabetical-index-mark-end text:id="IMark74583704"/><text:alphabetical-index-mark-end text:id="IMark52899896"/><text:span text:style-name="T17"> * FROM </text:span><text:alphabetical-index-mark-start text:id="IMark70324264"/><text:alphabetical-index-mark-start text:id="IMark71542392"/><text:alphabetical-index-mark-start text:id="IMark74412824"/><text:span text:style-name="T17">your_</text:span><text:alphabetical-index-mark-start text:id="IMark73992392"/><text:alphabetical-index-mark-start text:id="IMark72213928"/><text:alphabetical-index-mark-start text:id="IMark73893800"/><text:span text:style-name="T17">table</text:span><text:alphabetical-index-mark-end text:id="IMark73893800"/><text:alphabetical-index-mark-end text:id="IMark72213928"/><text:alphabetical-index-mark-end text:id="IMark73992392"/><text:alphabetical-index-mark-end text:id="IMark74412824"/><text:alphabetical-index-mark-end text:id="IMark71542392"/><text:alphabetical-index-mark-end text:id="IMark70324264"/><text:span text:style-name="T17">_2;”</text:span></text:p>
      <text:p text:style-name="P32"><text:soft-page-break/></text:p>
      <text:p text:style-name="P16"/>
      <text:h text:style-name="Heading_20_3" text:outline-level="3"><text:bookmark-start text:name="__RefHeading___Toc963_76759228"/>2.3.4. <text:alphabetical-index-mark-start text:id="IMark52990632"/><text:alphabetical-index-mark-start text:id="IMark71862488"/><text:alphabetical-index-mark-start text:id="IMark73956936"/><text:alphabetical-index-mark-start text:id="IMark73117304"/><text:alphabetical-index-mark-start text:id="IMark74601528"/><text:alphabetical-index-mark-start text:id="IMark41326104"/><text:span text:style-name="T15">System</text:span><text:alphabetical-index-mark-end text:id="IMark41326104"/><text:alphabetical-index-mark-end text:id="IMark74601528"/><text:alphabetical-index-mark-end text:id="IMark73117304"/><text:alphabetical-index-mark-end text:id="IMark73956936"/><text:alphabetical-index-mark-end text:id="IMark71862488"/><text:alphabetical-index-mark-end text:id="IMark52990632"/><text:span text:style-name="T15"> </text:span><text:alphabetical-index-mark-start text:id="IMark74687896"/><text:alphabetical-index-mark-start text:id="IMark73004584"/><text:alphabetical-index-mark-start text:id="IMark74692952"/><text:span text:style-name="T15">call</text:span><text:alphabetical-index-mark-end text:id="IMark74692952"/><text:alphabetical-index-mark-end text:id="IMark73004584"/><text:alphabetical-index-mark-end text:id="IMark74687896"/><text:span text:style-name="T15">s.</text:span><text:bookmark-end text:name="__RefHeading___Toc963_76759228"/></text:h>
      <text:p text:style-name="P19"/>
      <text:p text:style-name="P40">In theory, <text:alphabetical-index-mark-start text:id="IMark52899896"/><text:alphabetical-index-mark-start text:id="IMark74583704"/><text:alphabetical-index-mark-start text:id="IMark52917944"/><text:alphabetical-index-mark-start text:id="IMark72665064"/><text:alphabetical-index-mark-start text:id="IMark73714344"/><text:alphabetical-index-mark-start text:id="IMark74566008"/>Sql<text:alphabetical-index-mark-end text:id="IMark74566008"/><text:alphabetical-index-mark-end text:id="IMark73714344"/><text:alphabetical-index-mark-end text:id="IMark72665064"/><text:alphabetical-index-mark-end text:id="IMark52917944"/><text:alphabetical-index-mark-end text:id="IMark74583704"/><text:alphabetical-index-mark-end text:id="IMark52899896"/>p can be <text:alphabetical-index-mark-start text:id="IMark70324264"/><text:alphabetical-index-mark-start text:id="IMark71542392"/><text:alphabetical-index-mark-start text:id="IMark74412824"/>call<text:alphabetical-index-mark-end text:id="IMark74412824"/><text:alphabetical-index-mark-end text:id="IMark71542392"/><text:alphabetical-index-mark-end text:id="IMark70324264"/>ed via a <text:alphabetical-index-mark-start text:id="IMark73992392"/><text:alphabetical-index-mark-start text:id="IMark72213928"/><text:alphabetical-index-mark-start text:id="IMark73893800"/><text:alphabetical-index-mark-start text:id="IMark74568536"/><text:alphabetical-index-mark-start text:id="IMark52898936"/><text:alphabetical-index-mark-start text:id="IMark73968104"/>system<text:alphabetical-index-mark-end text:id="IMark73968104"/><text:alphabetical-index-mark-end text:id="IMark52898936"/><text:alphabetical-index-mark-end text:id="IMark74568536"/><text:alphabetical-index-mark-end text:id="IMark73893800"/><text:alphabetical-index-mark-end text:id="IMark72213928"/><text:alphabetical-index-mark-end text:id="IMark73992392"/> <text:alphabetical-index-mark-start text:id="IMark73465048"/><text:alphabetical-index-mark-start text:id="IMark73016440"/><text:alphabetical-index-mark-start text:id="IMark72273688"/>call<text:alphabetical-index-mark-end text:id="IMark72273688"/><text:alphabetical-index-mark-end text:id="IMark73016440"/><text:alphabetical-index-mark-end text:id="IMark73465048"/> from any <text:alphabetical-index-mark-start text:id="IMark52994904"/><text:alphabetical-index-mark-start text:id="IMark74563480"/><text:alphabetical-index-mark-start text:id="IMark52990632"/>program<text:alphabetical-index-mark-end text:id="IMark52990632"/><text:alphabetical-index-mark-end text:id="IMark74563480"/><text:alphabetical-index-mark-end text:id="IMark52994904"/> written in any language without the need of having language – specific <text:alphabetical-index-mark-start text:id="IMark71862488"/><text:alphabetical-index-mark-start text:id="IMark73956936"/><text:alphabetical-index-mark-start text:id="IMark73117304"/>libraries<text:alphabetical-index-mark-end text:id="IMark73117304"/><text:alphabetical-index-mark-end text:id="IMark73956936"/><text:alphabetical-index-mark-end text:id="IMark71862488"/> <text:alphabetical-index-mark-start text:id="IMark74601528"/><text:alphabetical-index-mark-start text:id="IMark41326104"/><text:alphabetical-index-mark-start text:id="IMark74687896"/>install<text:alphabetical-index-mark-end text:id="IMark74687896"/><text:alphabetical-index-mark-end text:id="IMark41326104"/><text:alphabetical-index-mark-end text:id="IMark74601528"/>ed. <text:span text:style-name="T30">It can also be </text:span><text:alphabetical-index-mark-start text:id="IMark73004584"/><text:alphabetical-index-mark-start text:id="IMark74692952"/><text:alphabetical-index-mark-start text:id="IMark74670072"/><text:span text:style-name="T30">call</text:span><text:alphabetical-index-mark-end text:id="IMark74670072"/><text:alphabetical-index-mark-end text:id="IMark74692952"/><text:alphabetical-index-mark-end text:id="IMark73004584"/><text:span text:style-name="T30">ed directly from the </text:span><text:alphabetical-index-mark-start text:id="IMark70178360"/><text:alphabetical-index-mark-start text:id="IMark74621752"/><text:alphabetical-index-mark-start text:id="IMark42223272"/><text:span text:style-name="T30">terminal</text:span><text:alphabetical-index-mark-end text:id="IMark42223272"/><text:alphabetical-index-mark-end text:id="IMark74621752"/><text:alphabetical-index-mark-end text:id="IMark70178360"/><text:span text:style-name="T30"> prompt. </text:span></text:p>
      <text:p text:style-name="P40"/>
      <text:p text:style-name="P40"/>
      <text:p text:style-name="P49">If , when making a <text:alphabetical-index-mark-start text:id="IMark52990632"/>call<text:alphabetical-index-mark-end text:id="IMark52990632"/>, <text:alphabetical-index-mark-start text:id="IMark73465048"/><text:alphabetical-index-mark-start text:id="IMark73016440"/>sql<text:alphabetical-index-mark-end text:id="IMark73016440"/><text:alphabetical-index-mark-end text:id="IMark73465048"/>p answers you with</text:p>
      <text:p text:style-name="P49"/>
      <text:p text:style-name="P55">“Incorrect number of arguments”</text:p>
      <text:p text:style-name="P49"/>
      <text:p text:style-name="P49">You should: </text:p>
      <text:p text:style-name="P49"/>
      <text:p text:style-name="P49"><text:span text:style-name="T8">2.3.4.1.</text:span> First check that you have in fact written the number of arguments required by the <text:alphabetical-index-mark-start text:id="IMark74583704"/>program<text:alphabetical-index-mark-end text:id="IMark74583704"/>.</text:p>
      <text:p text:style-name="P49"/>
      <text:p text:style-name="P49"/>
      <text:p text:style-name="P49"><text:span text:style-name="T8">2.3.4.2.</text:span> Check that the <text:alphabetical-index-mark-start text:id="IMark74692952"/>string<text:alphabetical-index-mark-end text:id="IMark74692952"/>s corresponding to each argument have no spaces between <text:alphabetical-index-mark-start text:id="IMark74670072"/>character<text:alphabetical-index-mark-end text:id="IMark74670072"/>s. This might be interpreted by <text:alphabetical-index-mark-start text:id="IMark41326104"/><text:alphabetical-index-mark-start text:id="IMark70178360"/>sql<text:alphabetical-index-mark-end text:id="IMark70178360"/><text:alphabetical-index-mark-end text:id="IMark41326104"/>p as additional arguments and hence, the <text:alphabetical-index-mark-start text:id="IMark74621752"/>program<text:alphabetical-index-mark-end text:id="IMark74621752"/> rejects your <text:alphabetical-index-mark-start text:id="IMark42223272"/>call<text:alphabetical-index-mark-end text:id="IMark42223272"/>. In this case you might solve the problem by using quotes (“ “) to surround each one of your arguments.</text:p>
      <text:p text:style-name="P49"/>
      <text:p text:style-name="P49"/>
      <text:p text:style-name="P49"><text:span text:style-name="T8">2.3.4.3.</text:span> <text:alphabetical-index-mark-start text:id="IMark73016440"/><text:alphabetical-index-mark-start text:id="IMark73465048"/><text:alphabetical-index-mark-start text:id="IMark52990632"/>Sql<text:alphabetical-index-mark-end text:id="IMark52990632"/><text:alphabetical-index-mark-end text:id="IMark73465048"/>ite<text:alphabetical-index-mark-end text:id="IMark73016440"/>3 also requires quotes (‘ ‘ or “ “) for <text:alphabetical-index-mark-start text:id="IMark72273688"/>string<text:alphabetical-index-mark-end text:id="IMark72273688"/>s. In this case, surround your <text:alphabetical-index-mark-start text:id="IMark72213928"/>query<text:alphabetical-index-mark-end text:id="IMark72213928"/> with double quotes (“ “), and the <text:alphabetical-index-mark-start text:id="IMark73992392"/>string<text:alphabetical-index-mark-end text:id="IMark73992392"/>s inside each <text:alphabetical-index-mark-start text:id="IMark74568536"/>query<text:alphabetical-index-mark-end text:id="IMark74568536"/> with <text:alphabetical-index-mark-start text:id="IMark73893800"/>single<text:alphabetical-index-mark-end text:id="IMark73893800"/> quotes (‘ ‘).</text:p>
      <text:p text:style-name="P49"/>
      <text:p text:style-name="P49"/>
      <text:p text:style-name="P50"><text:span text:style-name="T8">2.3.4.4.</text:span> If the problem remains and you are sure about the number of arguments and the correctness of the <text:alphabetical-index-mark-start text:id="IMark52917944"/><text:alphabetical-index-mark-start text:id="IMark72665064"/>SQL<text:alphabetical-index-mark-end text:id="IMark72665064"/><text:alphabetical-index-mark-end text:id="IMark52917944"/> <text:alphabetical-index-mark-start text:id="IMark74583704"/>code<text:alphabetical-index-mark-end text:id="IMark74583704"/>, you might need to tell <text:alphabetical-index-mark-start text:id="IMark74566008"/><text:alphabetical-index-mark-start text:id="IMark73714344"/><text:alphabetical-index-mark-start text:id="IMark73004584"/>Sql<text:alphabetical-index-mark-end text:id="IMark73004584"/><text:alphabetical-index-mark-end text:id="IMark73714344"/>ite<text:alphabetical-index-mark-end text:id="IMark74566008"/>3 that you are passing in fact, the <text:alphabetical-index-mark-start text:id="IMark74601528"/>character<text:alphabetical-index-mark-end text:id="IMark74601528"/>s that correspond to quotes (\‘ \’ instead of ‘ ‘ and \“ \” instead of “ “).</text:p>
      <text:p text:style-name="P50"/>
      <text:p text:style-name="P50"><text:soft-page-break/>This happens, for example, when you <text:alphabetical-index-mark-start text:id="IMark70178360"/>call<text:alphabetical-index-mark-end text:id="IMark70178360"/> <text:alphabetical-index-mark-start text:id="IMark74670072"/><text:alphabetical-index-mark-start text:id="IMark74692952"/>sql<text:alphabetical-index-mark-end text:id="IMark74692952"/><text:alphabetical-index-mark-end text:id="IMark74670072"/>p from within the <text:alphabetical-index-mark-start text:id="IMark74687896"/><text:alphabetical-index-mark-start text:id="IMark73956936"/>system<text:alphabetical-index-mark-end text:id="IMark73956936"/><text:alphabetical-index-mark-end text:id="IMark74687896"/> function in <text:alphabetical-index-mark-start text:id="IMark73117304"/>Scheme<text:alphabetical-index-mark-end text:id="IMark73117304"/>, <text:span text:style-name="T37">so you would have to write something like</text:span>:</text:p>
      <text:p text:style-name="P49"/>
      <text:p text:style-name="P55">(<text:alphabetical-index-mark-start text:id="IMark73992392"/><text:alphabetical-index-mark-start text:id="IMark72213928"/>system<text:alphabetical-index-mark-end text:id="IMark72213928"/><text:alphabetical-index-mark-end text:id="IMark73992392"/> “./<text:alphabetical-index-mark-start text:id="IMark72273688"/><text:alphabetical-index-mark-start text:id="IMark73016440"/>sql<text:alphabetical-index-mark-end text:id="IMark73016440"/><text:alphabetical-index-mark-end text:id="IMark72273688"/>p <text:span text:style-name="T37">\</text:span>“<text:alphabetical-index-mark-start text:id="IMark73465048"/>your_<text:alphabetical-index-mark-start text:id="IMark52990632"/>database<text:alphabetical-index-mark-end text:id="IMark52990632"/><text:alphabetical-index-mark-end text:id="IMark73465048"/><text:span text:style-name="T37">\</text:span>” <text:span text:style-name="T37">\</text:span>“<text:alphabetical-index-mark-start text:id="IMark52898936"/>SELECT<text:alphabetical-index-mark-end text:id="IMark52898936"/> * FROM <text:alphabetical-index-mark-start text:id="IMark70324264"/>your_<text:alphabetical-index-mark-start text:id="IMark71542392"/>table<text:alphabetical-index-mark-end text:id="IMark71542392"/><text:alphabetical-index-mark-end text:id="IMark70324264"/>_1 WHERE your_<text:alphabetical-index-mark-start text:id="IMark74412824"/>string<text:alphabetical-index-mark-end text:id="IMark74412824"/> = \‘Hello world!<text:span text:style-name="T37">\</text:span>’;\” ”)</text:p>
      <text:p text:style-name="P49"/>
      <text:p text:style-name="P51">While the same <text:alphabetical-index-mark-start text:id="IMark73004584"/>call<text:alphabetical-index-mark-end text:id="IMark73004584"/> from within a <text:alphabetical-index-mark-start text:id="IMark74583704"/>terminal<text:alphabetical-index-mark-end text:id="IMark74583704"/> would be:</text:p>
      <text:p text:style-name="P51"/>
      <text:p text:style-name="P51">./<text:alphabetical-index-mark-start text:id="IMark41326104"/><text:alphabetical-index-mark-start text:id="IMark42223272"/>sql<text:alphabetical-index-mark-end text:id="IMark42223272"/><text:alphabetical-index-mark-end text:id="IMark41326104"/>p <text:alphabetical-index-mark-start text:id="IMark73117304"/>your_<text:alphabetical-index-mark-start text:id="IMark74687896"/>database<text:alphabetical-index-mark-end text:id="IMark74687896"/><text:alphabetical-index-mark-end text:id="IMark73117304"/> <text:span text:style-name="T23">“</text:span><text:alphabetical-index-mark-start text:id="IMark73956936"/><text:span text:style-name="T23">SELECT</text:span><text:alphabetical-index-mark-end text:id="IMark73956936"/><text:span text:style-name="T23"> * FROM </text:span><text:alphabetical-index-mark-start text:id="IMark74670072"/><text:span text:style-name="T23">your_</text:span><text:alphabetical-index-mark-start text:id="IMark74692952"/><text:span text:style-name="T23">table</text:span><text:alphabetical-index-mark-end text:id="IMark74692952"/><text:alphabetical-index-mark-end text:id="IMark74670072"/><text:span text:style-name="T23">_1 WHERE your_</text:span><text:alphabetical-index-mark-start text:id="IMark70178360"/><text:span text:style-name="T23">string</text:span><text:alphabetical-index-mark-end text:id="IMark70178360"/><text:span text:style-name="T23"> = \‘Hello world!</text:span><text:span text:style-name="T17">\</text:span><text:span text:style-name="T23">’;”</text:span></text:p>
      <text:p text:style-name="P66"/>
      <text:p text:style-name="P51"><text:span text:style-name="T39">o</text:span><text:span text:style-name="T38">r even:</text:span></text:p>
      <text:p text:style-name="P67"/>
      <text:p text:style-name="P56">./<text:alphabetical-index-mark-start text:id="IMark73004584"/><text:alphabetical-index-mark-start text:id="IMark74583704"/>sql<text:alphabetical-index-mark-end text:id="IMark74583704"/><text:alphabetical-index-mark-end text:id="IMark73004584"/>p <text:alphabetical-index-mark-start text:id="IMark52917944"/>your_<text:alphabetical-index-mark-start text:id="IMark74621752"/>database<text:alphabetical-index-mark-end text:id="IMark74621752"/><text:alphabetical-index-mark-end text:id="IMark52917944"/> <text:span text:style-name="T36">“</text:span><text:alphabetical-index-mark-start text:id="IMark72665064"/><text:span text:style-name="T36">SELECT</text:span><text:alphabetical-index-mark-end text:id="IMark72665064"/><text:span text:style-name="T36"> * FROM </text:span><text:alphabetical-index-mark-start text:id="IMark73117304"/><text:span text:style-name="T36">your_</text:span><text:alphabetical-index-mark-start text:id="IMark74687896"/><text:span text:style-name="T36">table</text:span><text:alphabetical-index-mark-end text:id="IMark74687896"/><text:alphabetical-index-mark-end text:id="IMark73117304"/><text:span text:style-name="T36">_1 WHERE your_</text:span><text:alphabetical-index-mark-start text:id="IMark41326104"/><text:span text:style-name="T36">string</text:span><text:alphabetical-index-mark-end text:id="IMark41326104"/><text:span text:style-name="T36"> = ‘Hello world!’;”</text:span></text:p>
      <text:p text:style-name="P67"/>
      <text:p text:style-name="P67">Other languages might require a different <text:alphabetical-index-mark-start text:id="IMark73893800"/>syntax<text:alphabetical-index-mark-end text:id="IMark73893800"/>, so you might have to try different combinations.</text:p>
      <text:p text:style-name="P68"/>
      <text:p text:style-name="P68"/>
      <text:p text:style-name="P49"/>
      <text:h text:style-name="P72" text:outline-level="1"><text:bookmark-start text:name="__RefHeading___Toc965_76759228"/>3. Development.<text:bookmark-end text:name="__RefHeading___Toc965_76759228"/></text:h>
      <text:p text:style-name="P5"/>
      <text:p text:style-name="P28">This is a very simple, short <text:alphabetical-index-mark-start text:id="IMark74412824"/><text:alphabetical-index-mark-start text:id="IMark71542392"/><text:alphabetical-index-mark-start text:id="IMark52898936"/>program<text:alphabetical-index-mark-end text:id="IMark52898936"/><text:alphabetical-index-mark-end text:id="IMark71542392"/><text:alphabetical-index-mark-end text:id="IMark74412824"/> written in C++. I wrote it as a time – saving <text:alphabetical-index-mark-start text:id="IMark71862488"/><text:alphabetical-index-mark-start text:id="IMark74566008"/><text:alphabetical-index-mark-start text:id="IMark74601528"/>tool<text:alphabetical-index-mark-end text:id="IMark74601528"/><text:alphabetical-index-mark-end text:id="IMark74566008"/><text:alphabetical-index-mark-end text:id="IMark71862488"/> to use during the development of a <text:alphabetical-index-mark-start text:id="IMark73714344"/><text:alphabetical-index-mark-start text:id="IMark52917944"/><text:alphabetical-index-mark-start text:id="IMark74621752"/>dataset<text:alphabetical-index-mark-end text:id="IMark74621752"/><text:alphabetical-index-mark-end text:id="IMark52917944"/><text:alphabetical-index-mark-end text:id="IMark73714344"/> that required some degree of data <text:alphabetical-index-mark-start text:id="IMark73004584"/><text:alphabetical-index-mark-start text:id="IMark74583704"/><text:alphabetical-index-mark-start text:id="IMark42223272"/>preparation<text:alphabetical-index-mark-end text:id="IMark42223272"/><text:alphabetical-index-mark-end text:id="IMark74583704"/><text:alphabetical-index-mark-end text:id="IMark73004584"/> using a somewhat lengthy and <text:alphabetical-index-mark-start text:id="IMark72665064"/><text:alphabetical-index-mark-start text:id="IMark73117304"/><text:alphabetical-index-mark-start text:id="IMark74687896"/>repetitive<text:alphabetical-index-mark-end text:id="IMark74687896"/><text:alphabetical-index-mark-end text:id="IMark73117304"/><text:alphabetical-index-mark-end text:id="IMark72665064"/> process.</text:p>
      <text:p text:style-name="P28"/>
      <text:p text:style-name="P28">It is not meant to do miracles, but to pass <text:alphabetical-index-mark-start text:id="IMark74563480"/><text:alphabetical-index-mark-start text:id="IMark73956936"/><text:alphabetical-index-mark-start text:id="IMark74568536"/><text:alphabetical-index-mark-start text:id="IMark73893800"/><text:alphabetical-index-mark-start text:id="IMark74692952"/><text:alphabetical-index-mark-start text:id="IMark74670072"/>SQL<text:alphabetical-index-mark-end text:id="IMark74670072"/><text:alphabetical-index-mark-end text:id="IMark74692952"/><text:alphabetical-index-mark-end text:id="IMark73893800"/><text:alphabetical-index-mark-end text:id="IMark74568536"/><text:alphabetical-index-mark-end text:id="IMark73956936"/><text:alphabetical-index-mark-end text:id="IMark74563480"/> <text:alphabetical-index-mark-start text:id="IMark73016440"/><text:alphabetical-index-mark-start text:id="IMark72273688"/><text:alphabetical-index-mark-start text:id="IMark73992392"/>queries<text:alphabetical-index-mark-end text:id="IMark73992392"/><text:alphabetical-index-mark-end text:id="IMark72273688"/><text:alphabetical-index-mark-end text:id="IMark73016440"/> to <text:alphabetical-index-mark-start text:id="IMark70178360"/><text:alphabetical-index-mark-start text:id="IMark72213928"/><text:alphabetical-index-mark-start text:id="IMark52899896"/><text:alphabetical-index-mark-start text:id="IMark52990632"/><text:alphabetical-index-mark-start text:id="IMark70324264"/><text:alphabetical-index-mark-start text:id="IMark73465048"/><text:alphabetical-index-mark-start text:id="IMark73117304"/><text:alphabetical-index-mark-start text:id="IMark72665064"/><text:alphabetical-index-mark-start text:id="IMark74687896"/>Sql<text:alphabetical-index-mark-end text:id="IMark74687896"/><text:alphabetical-index-mark-end text:id="IMark72665064"/><text:alphabetical-index-mark-end text:id="IMark73117304"/><text:alphabetical-index-mark-end text:id="IMark73465048"/><text:alphabetical-index-mark-end text:id="IMark70324264"/><text:alphabetical-index-mark-end text:id="IMark52990632"/>ite<text:alphabetical-index-mark-end text:id="IMark52899896"/><text:alphabetical-index-mark-end text:id="IMark72213928"/><text:alphabetical-index-mark-end text:id="IMark70178360"/>3 u<text:span text:style-name="T31">s</text:span>ing just two arguments, which are the <text:alphabetical-index-mark-start text:id="IMark73004584"/><text:alphabetical-index-mark-start text:id="IMark74583704"/><text:alphabetical-index-mark-start text:id="IMark42223272"/>database<text:alphabetical-index-mark-end text:id="IMark42223272"/><text:alphabetical-index-mark-end text:id="IMark74583704"/><text:alphabetical-index-mark-end text:id="IMark73004584"/> name and the <text:alphabetical-index-mark-start text:id="IMark73714344"/><text:alphabetical-index-mark-start text:id="IMark52917944"/><text:alphabetical-index-mark-start text:id="IMark74621752"/>string<text:alphabetical-index-mark-end text:id="IMark74621752"/><text:alphabetical-index-mark-end text:id="IMark52917944"/><text:alphabetical-index-mark-end text:id="IMark73714344"/> representing the <text:alphabetical-index-mark-start text:id="IMark71862488"/><text:alphabetical-index-mark-start text:id="IMark74566008"/><text:alphabetical-index-mark-start text:id="IMark74601528"/>query<text:alphabetical-index-mark-end text:id="IMark74601528"/><text:alphabetical-index-mark-end text:id="IMark74566008"/><text:alphabetical-index-mark-end text:id="IMark71862488"/> or <text:alphabetical-index-mark-start text:id="IMark74412824"/><text:alphabetical-index-mark-start text:id="IMark71542392"/><text:alphabetical-index-mark-start text:id="IMark52898936"/>file<text:alphabetical-index-mark-end text:id="IMark52898936"/><text:alphabetical-index-mark-end text:id="IMark71542392"/><text:alphabetical-index-mark-end text:id="IMark74412824"/> that contains the <text:alphabetical-index-mark-start text:id="IMark41326104"/><text:alphabetical-index-mark-start text:id="IMark52994904"/><text:alphabetical-index-mark-start text:id="IMark73968104"/>queries<text:alphabetical-index-mark-end text:id="IMark73968104"/><text:alphabetical-index-mark-end text:id="IMark52994904"/><text:alphabetical-index-mark-end text:id="IMark41326104"/>.</text:p>
      <text:p text:style-name="P28"/>
      <text:p text:style-name="P28">In the second case, when <text:alphabetical-index-mark-start text:id="IMark52990632"/><text:alphabetical-index-mark-start text:id="IMark70324264"/><text:alphabetical-index-mark-start text:id="IMark73465048"/><text:alphabetical-index-mark-start text:id="IMark73117304"/><text:alphabetical-index-mark-start text:id="IMark72665064"/><text:alphabetical-index-mark-start text:id="IMark74687896"/>sql<text:alphabetical-index-mark-end text:id="IMark74687896"/><text:alphabetical-index-mark-end text:id="IMark72665064"/><text:alphabetical-index-mark-end text:id="IMark73117304"/><text:alphabetical-index-mark-end text:id="IMark73465048"/><text:alphabetical-index-mark-end text:id="IMark70324264"/><text:alphabetical-index-mark-end text:id="IMark52990632"/>p is <text:alphabetical-index-mark-start text:id="IMark73016440"/><text:alphabetical-index-mark-start text:id="IMark72273688"/><text:alphabetical-index-mark-start text:id="IMark73992392"/>call<text:alphabetical-index-mark-end text:id="IMark73992392"/><text:alphabetical-index-mark-end text:id="IMark72273688"/><text:alphabetical-index-mark-end text:id="IMark73016440"/>ed with an <text:alphabetical-index-mark-start text:id="IMark74563480"/><text:alphabetical-index-mark-start text:id="IMark73956936"/><text:alphabetical-index-mark-start text:id="IMark74568536"/>.<text:alphabetical-index-mark-start text:id="IMark73893800"/><text:alphabetical-index-mark-start text:id="IMark74692952"/><text:alphabetical-index-mark-start text:id="IMark74670072"/><text:alphabetical-index-mark-start text:id="IMark52994904"/><text:alphabetical-index-mark-start text:id="IMark41326104"/><text:alphabetical-index-mark-start text:id="IMark73968104"/>sql<text:alphabetical-index-mark-end text:id="IMark73968104"/><text:alphabetical-index-mark-end text:id="IMark41326104"/><text:alphabetical-index-mark-end text:id="IMark52994904"/><text:alphabetical-index-mark-end text:id="IMark74670072"/><text:alphabetical-index-mark-end text:id="IMark74692952"/><text:alphabetical-index-mark-end text:id="IMark73893800"/><text:alphabetical-index-mark-end text:id="IMark74568536"/><text:alphabetical-index-mark-end text:id="IMark73956936"/><text:alphabetical-index-mark-end text:id="IMark74563480"/> <text:alphabetical-index-mark-start text:id="IMark74412824"/><text:alphabetical-index-mark-start text:id="IMark71542392"/><text:alphabetical-index-mark-start text:id="IMark52898936"/>file<text:alphabetical-index-mark-end text:id="IMark52898936"/><text:alphabetical-index-mark-end text:id="IMark71542392"/><text:alphabetical-index-mark-end text:id="IMark74412824"/> as second argument, <text:alphabetical-index-mark-start text:id="IMark71862488"/><text:alphabetical-index-mark-start text:id="IMark74566008"/><text:alphabetical-index-mark-start text:id="IMark74601528"/><text:alphabetical-index-mark-start text:id="IMark73714344"/><text:alphabetical-index-mark-start text:id="IMark52917944"/><text:alphabetical-index-mark-start text:id="IMark74621752"/>sql<text:alphabetical-index-mark-end text:id="IMark74621752"/><text:alphabetical-index-mark-end text:id="IMark52917944"/><text:alphabetical-index-mark-end text:id="IMark73714344"/><text:alphabetical-index-mark-end text:id="IMark74601528"/><text:alphabetical-index-mark-end text:id="IMark74566008"/><text:alphabetical-index-mark-end text:id="IMark71862488"/>p opens the <text:alphabetical-index-mark-start text:id="IMark73004584"/><text:alphabetical-index-mark-start text:id="IMark74583704"/><text:alphabetical-index-mark-start text:id="IMark42223272"/>file<text:alphabetical-index-mark-end text:id="IMark42223272"/><text:alphabetical-index-mark-end text:id="IMark74583704"/><text:alphabetical-index-mark-end text:id="IMark73004584"/> and converts all its contents into a <text:alphabetical-index-mark-start text:id="IMark70178360"/><text:alphabetical-index-mark-start text:id="IMark52899896"/><text:alphabetical-index-mark-start text:id="IMark72213928"/>single<text:alphabetical-index-mark-end text:id="IMark72213928"/><text:alphabetical-index-mark-end text:id="IMark52899896"/><text:alphabetical-index-mark-end text:id="IMark70178360"/> <text:alphabetical-index-mark-start text:id="IMark72973864"/><text:alphabetical-index-mark-start text:id="IMark72649064"/><text:alphabetical-index-mark-start text:id="IMark59367864"/>string<text:alphabetical-index-mark-end text:id="IMark59367864"/><text:alphabetical-index-mark-end text:id="IMark72649064"/><text:alphabetical-index-mark-end text:id="IMark72973864"/>, that then is passed to <text:alphabetical-index-mark-start text:id="IMark59369368"/><text:alphabetical-index-mark-start text:id="IMark59370872"/><text:alphabetical-index-mark-start text:id="IMark74382872"/><text:alphabetical-index-mark-start text:id="IMark73414536"/><text:alphabetical-index-mark-start text:id="IMark73354376"/><text:alphabetical-index-mark-start text:id="IMark73349592"/><text:alphabetical-index-mark-start text:id="IMark70187432"/><text:alphabetical-index-mark-start text:id="IMark72648312"/><text:alphabetical-index-mark-start text:id="IMark74156072"/>Sql<text:alphabetical-index-mark-end text:id="IMark74156072"/><text:alphabetical-index-mark-end text:id="IMark72648312"/><text:alphabetical-index-mark-end text:id="IMark70187432"/><text:alphabetical-index-mark-end text:id="IMark73349592"/><text:alphabetical-index-mark-end text:id="IMark73354376"/><text:alphabetical-index-mark-end text:id="IMark73414536"/>ite<text:alphabetical-index-mark-end text:id="IMark74382872"/><text:alphabetical-index-mark-end text:id="IMark59370872"/><text:alphabetical-index-mark-end text:id="IMark59369368"/>3. <text:span text:style-name="T31">Once data is </text:span><text:alphabetical-index-mark-start text:id="IMark74316664"/><text:alphabetical-index-mark-start text:id="IMark74317928"/><text:alphabetical-index-mark-start text:id="IMark74319192"/><text:span text:style-name="T31">retrieve</text:span><text:alphabetical-index-mark-end text:id="IMark74319192"/><text:alphabetical-index-mark-end text:id="IMark74317928"/><text:alphabetical-index-mark-end text:id="IMark74316664"/><text:span text:style-name="T31">d from the </text:span><text:alphabetical-index-mark-start text:id="IMark72472744"/><text:alphabetical-index-mark-start text:id="IMark72474008"/><text:alphabetical-index-mark-start text:id="IMark72475272"/><text:span text:style-name="T31">.</text:span><text:alphabetical-index-mark-start text:id="IMark72477288"/><text:alphabetical-index-mark-start text:id="IMark72357928"/><text:alphabetical-index-mark-start text:id="IMark72359192"/><text:alphabetical-index-mark-start text:id="IMark72360456"/><text:alphabetical-index-mark-start text:id="IMark72362248"/><text:alphabetical-index-mark-start text:id="IMark72363512"/><text:span text:style-name="T31">sql</text:span><text:alphabetical-index-mark-end text:id="IMark72363512"/><text:alphabetical-index-mark-end text:id="IMark72362248"/><text:alphabetical-index-mark-end text:id="IMark72360456"/><text:alphabetical-index-mark-end text:id="IMark72359192"/><text:alphabetical-index-mark-end text:id="IMark72357928"/><text:alphabetical-index-mark-end text:id="IMark72477288"/><text:alphabetical-index-mark-end text:id="IMark72475272"/><text:alphabetical-index-mark-end text:id="IMark72474008"/><text:alphabetical-index-mark-end text:id="IMark72472744"/><text:span text:style-name="T31"> </text:span><text:alphabetical-index-mark-start text:id="IMark72690440"/><text:alphabetical-index-mark-start text:id="IMark72691704"/><text:alphabetical-index-mark-start text:id="IMark72692968"/><text:span text:style-name="T31">file</text:span><text:alphabetical-index-mark-end text:id="IMark72692968"/><text:alphabetical-index-mark-end text:id="IMark72691704"/><text:alphabetical-index-mark-end text:id="IMark72690440"/><text:span text:style-name="T31"> and converted into a rather long </text:span><text:alphabetical-index-mark-start text:id="IMark70345704"/><text:alphabetical-index-mark-start text:id="IMark70346968"/><text:alphabetical-index-mark-start text:id="IMark70348296"/><text:span text:style-name="T31">string</text:span><text:alphabetical-index-mark-end text:id="IMark70348296"/><text:alphabetical-index-mark-end text:id="IMark70346968"/><text:alphabetical-index-mark-end text:id="IMark70345704"/><text:span text:style-name="T31">, </text:span><text:alphabetical-index-mark-start text:id="IMark72248392"/><text:alphabetical-index-mark-start text:id="IMark72249720"/><text:alphabetical-index-mark-start text:id="IMark72251048"/><text:alphabetical-index-mark-start text:id="IMark72252376"/><text:alphabetical-index-mark-start text:id="IMark72253704"/><text:alphabetical-index-mark-start text:id="IMark72255032"/><text:span text:style-name="T31">sql</text:span><text:alphabetical-index-mark-end text:id="IMark72255032"/><text:alphabetical-index-mark-end text:id="IMark72253704"/><text:alphabetical-index-mark-end text:id="IMark72252376"/><text:alphabetical-index-mark-end text:id="IMark72251048"/><text:alphabetical-index-mark-end text:id="IMark72249720"/><text:alphabetical-index-mark-end text:id="IMark72248392"/><text:span text:style-name="T31">p treats that data exactly as in the case of a short </text:span><text:alphabetical-index-mark-start text:id="IMark60392872"/><text:alphabetical-index-mark-start text:id="IMark72284856"/><text:alphabetical-index-mark-start text:id="IMark74330376"/><text:span text:style-name="T31">string</text:span><text:alphabetical-index-mark-end text:id="IMark74330376"/><text:alphabetical-index-mark-end text:id="IMark72284856"/><text:alphabetical-index-mark-end text:id="IMark60392872"/><text:span text:style-name="T31"> </text:span><text:alphabetical-index-mark-start text:id="IMark74335464"/><text:alphabetical-index-mark-start text:id="IMark74336792"/><text:alphabetical-index-mark-start text:id="IMark74336888"/><text:span text:style-name="T31">query</text:span><text:alphabetical-index-mark-end text:id="IMark74336888"/><text:alphabetical-index-mark-end text:id="IMark74336792"/><text:alphabetical-index-mark-end text:id="IMark74335464"/><text:span text:style-name="T31">.</text:span></text:p>
      <text:p text:style-name="P43"/>
      <text:h text:style-name="Heading_20_2" text:outline-level="2"><text:bookmark-start text:name="__RefHeading___Toc967_76759228"/>3.1. Possible developments in the future.<text:bookmark-end text:name="__RefHeading___Toc967_76759228"/></text:h>
      <text:p text:style-name="P2"/>
      <text:p text:style-name="P3">Some ideas that might work in the future, but I have not tested yet are:</text:p>
      <text:p text:style-name="P39"/>
      <text:p text:style-name="P39"/>
      <text:h text:style-name="Heading_20_3" text:outline-level="3"><text:bookmark-start text:name="__RefHeading___Toc969_76759228"/>3.<text:span text:style-name="T31">1</text:span>.1. <text:span text:style-name="T31">Embed </text:span><text:alphabetical-index-mark-start text:id="IMark73956936"/><text:alphabetical-index-mark-start text:id="IMark73893800"/><text:alphabetical-index-mark-start text:id="IMark74692952"/><text:alphabetical-index-mark-start text:id="IMark74670072"/><text:alphabetical-index-mark-start text:id="IMark52994904"/><text:alphabetical-index-mark-start text:id="IMark41326104"/><text:span text:style-name="T31">sql</text:span><text:alphabetical-index-mark-end text:id="IMark41326104"/><text:alphabetical-index-mark-end text:id="IMark52994904"/><text:alphabetical-index-mark-end text:id="IMark74670072"/><text:alphabetical-index-mark-end text:id="IMark74692952"/><text:alphabetical-index-mark-end text:id="IMark73893800"/><text:alphabetical-index-mark-end text:id="IMark73956936"/><text:span text:style-name="T31">p in a multi </text:span><text:alphabetical-index-mark-start text:id="IMark73968104"/><text:alphabetical-index-mark-start text:id="IMark73016440"/><text:alphabetical-index-mark-start text:id="IMark72273688"/><text:span text:style-name="T31">thread</text:span><text:alphabetical-index-mark-end text:id="IMark72273688"/><text:alphabetical-index-mark-end text:id="IMark73016440"/><text:alphabetical-index-mark-end text:id="IMark73968104"/><text:span text:style-name="T31">ed </text:span><text:alphabetical-index-mark-start text:id="IMark73992392"/><text:alphabetical-index-mark-start text:id="IMark52990632"/><text:alphabetical-index-mark-start text:id="IMark70324264"/><text:span text:style-name="T31">environment</text:span><text:alphabetical-index-mark-end text:id="IMark70324264"/><text:alphabetical-index-mark-end text:id="IMark52990632"/><text:alphabetical-index-mark-end text:id="IMark73992392"/><text:span text:style-name="T31">.</text:span><text:bookmark-end text:name="__RefHeading___Toc969_76759228"/></text:h>
      <text:p text:style-name="P41"/>
      <text:p text:style-name="P41"><text:alphabetical-index-mark-start text:id="IMark70178360"/><text:alphabetical-index-mark-start text:id="IMark72213928"/><text:alphabetical-index-mark-start text:id="IMark52899896"/><text:alphabetical-index-mark-start text:id="IMark74583704"/><text:alphabetical-index-mark-start text:id="IMark73004584"/><text:alphabetical-index-mark-start text:id="IMark42223272"/><text:span text:style-name="T31">S</text:span>ql<text:alphabetical-index-mark-end text:id="IMark42223272"/><text:alphabetical-index-mark-end text:id="IMark73004584"/><text:alphabetical-index-mark-end text:id="IMark74583704"/><text:alphabetical-index-mark-end text:id="IMark52899896"/><text:alphabetical-index-mark-end text:id="IMark72213928"/><text:alphabetical-index-mark-end text:id="IMark70178360"/>p <text:span text:style-name="T31">could work</text:span> in a multi <text:alphabetical-index-mark-start text:id="IMark71862488"/><text:alphabetical-index-mark-start text:id="IMark74566008"/><text:alphabetical-index-mark-start text:id="IMark73714344"/>thread<text:alphabetical-index-mark-end text:id="IMark73714344"/><text:alphabetical-index-mark-end text:id="IMark74566008"/><text:alphabetical-index-mark-end text:id="IMark71862488"/>ed <text:alphabetical-index-mark-start text:id="IMark74601528"/><text:alphabetical-index-mark-start text:id="IMark74621752"/><text:alphabetical-index-mark-start text:id="IMark52917944"/>environment<text:alphabetical-index-mark-end text:id="IMark52917944"/><text:alphabetical-index-mark-end text:id="IMark74621752"/><text:alphabetical-index-mark-end text:id="IMark74601528"/> provided by <text:alphabetical-index-mark-start text:id="IMark71542392"/><text:alphabetical-index-mark-start text:id="IMark74412824"/><text:alphabetical-index-mark-start text:id="IMark74563480"/>OpenMP<text:alphabetical-index-mark-end text:id="IMark74563480"/><text:alphabetical-index-mark-end text:id="IMark74412824"/><text:alphabetical-index-mark-end text:id="IMark71542392"/> or some <text:alphabetical-index-mark-start text:id="IMark52898936"/><text:alphabetical-index-mark-start text:id="IMark74568536"/><text:alphabetical-index-mark-start text:id="IMark73956936"/>MPI<text:alphabetical-index-mark-end text:id="IMark73956936"/><text:alphabetical-index-mark-end text:id="IMark74568536"/><text:alphabetical-index-mark-end text:id="IMark52898936"/> <text:alphabetical-index-mark-start text:id="IMark73893800"/><text:alphabetical-index-mark-start text:id="IMark74692952"/><text:alphabetical-index-mark-start text:id="IMark74670072"/>library<text:alphabetical-index-mark-end text:id="IMark74670072"/><text:alphabetical-index-mark-end text:id="IMark74692952"/><text:alphabetical-index-mark-end text:id="IMark73893800"/> <text:span text:style-name="T31">integrated into a </text:span><text:alphabetical-index-mark-start text:id="IMark52994904"/><text:alphabetical-index-mark-start text:id="IMark41326104"/><text:alphabetical-index-mark-start text:id="IMark73968104"/><text:span text:style-name="T31">program</text:span><text:alphabetical-index-mark-end text:id="IMark73968104"/><text:alphabetical-index-mark-end text:id="IMark41326104"/><text:alphabetical-index-mark-end text:id="IMark52994904"/><text:span text:style-name="T31"> that </text:span><text:alphabetical-index-mark-start text:id="IMark73016440"/><text:alphabetical-index-mark-start text:id="IMark72273688"/><text:alphabetical-index-mark-start text:id="IMark73992392"/><text:span text:style-name="T31">call</text:span><text:alphabetical-index-mark-end text:id="IMark73992392"/><text:alphabetical-index-mark-end text:id="IMark72273688"/><text:alphabetical-index-mark-end text:id="IMark73016440"/><text:span text:style-name="T31">s </text:span><text:alphabetical-index-mark-start text:id="IMark52990632"/><text:alphabetical-index-mark-start text:id="IMark70324264"/><text:alphabetical-index-mark-start text:id="IMark73117304"/><text:alphabetical-index-mark-start text:id="IMark73465048"/><text:alphabetical-index-mark-start text:id="IMark74687896"/><text:alphabetical-index-mark-start text:id="IMark72665064"/><text:span text:style-name="T31">sql</text:span><text:alphabetical-index-mark-end text:id="IMark72665064"/><text:alphabetical-index-mark-end text:id="IMark74687896"/><text:alphabetical-index-mark-end text:id="IMark73465048"/><text:alphabetical-index-mark-end text:id="IMark73117304"/><text:alphabetical-index-mark-end text:id="IMark70324264"/><text:alphabetical-index-mark-end text:id="IMark52990632"/><text:span text:style-name="T31">p</text:span>. <text:span text:style-name="T31">The only thing to consider is how </text:span><text:alphabetical-index-mark-start text:id="IMark72471608"/><text:alphabetical-index-mark-start text:id="IMark74320824"/><text:alphabetical-index-mark-start text:id="IMark72476904"/><text:span text:style-name="T31">table</text:span><text:alphabetical-index-mark-end text:id="IMark72476904"/><text:alphabetical-index-mark-end text:id="IMark74320824"/><text:alphabetical-index-mark-end text:id="IMark72471608"/><text:span text:style-name="T31"> </text:span><text:alphabetical-index-mark-start text:id="IMark72630040"/><text:alphabetical-index-mark-start text:id="IMark72628536"/><text:alphabetical-index-mark-start text:id="IMark72627032"/><text:alphabetical-index-mark-start text:id="IMark72625528"/><text:alphabetical-index-mark-start text:id="IMark72696856"/><text:alphabetical-index-mark-start text:id="IMark72695352"/><text:span text:style-name="T31">lock</text:span><text:alphabetical-index-mark-end text:id="IMark72695352"/><text:alphabetical-index-mark-end text:id="IMark72696856"/><text:alphabetical-index-mark-end text:id="IMark72625528"/><text:span text:style-name="T31">ing</text:span><text:alphabetical-index-mark-end text:id="IMark72627032"/><text:alphabetical-index-mark-end text:id="IMark72628536"/><text:alphabetical-index-mark-end text:id="IMark72630040"/><text:span text:style-name="T31"> will be </text:span><text:alphabetical-index-mark-start text:id="IMark70352248"/><text:alphabetical-index-mark-start text:id="IMark70350744"/><text:alphabetical-index-mark-start text:id="IMark60386472"/><text:span text:style-name="T31">manage</text:span><text:alphabetical-index-mark-end text:id="IMark60386472"/><text:alphabetical-index-mark-end text:id="IMark70350744"/><text:alphabetical-index-mark-end text:id="IMark70352248"/><text:span text:style-name="T31">d by </text:span><text:alphabetical-index-mark-start text:id="IMark60390984"/><text:alphabetical-index-mark-start text:id="IMark60389480"/><text:alphabetical-index-mark-start text:id="IMark60387976"/><text:alphabetical-index-mark-start text:id="IMark60392488"/><text:alphabetical-index-mark-start text:id="IMark74333576"/><text:alphabetical-index-mark-start text:id="IMark74332072"/><text:alphabetical-index-mark-start text:id="IMark74127128"/><text:alphabetical-index-mark-start text:id="IMark74125624"/><text:alphabetical-index-mark-start text:id="IMark74157576"/><text:span text:style-name="T31">Sql</text:span><text:alphabetical-index-mark-end text:id="IMark74157576"/><text:alphabetical-index-mark-end text:id="IMark74125624"/><text:alphabetical-index-mark-end text:id="IMark74127128"/><text:alphabetical-index-mark-end text:id="IMark74332072"/><text:alphabetical-index-mark-end text:id="IMark74333576"/><text:alphabetical-index-mark-end text:id="IMark60392488"/><text:span text:style-name="T31">ite</text:span><text:alphabetical-index-mark-end text:id="IMark60387976"/><text:alphabetical-index-mark-end text:id="IMark60389480"/><text:alphabetical-index-mark-end text:id="IMark60390984"/><text:span text:style-name="T31">3 in practice.</text:span></text:p>
      <text:p text:style-name="P41"/>
      <text:p text:style-name="P41"/>
      <text:h text:style-name="Heading_20_3" text:outline-level="3"><text:bookmark-start text:name="__RefHeading___Toc971_76759228"/>3.<text:span text:style-name="T31">1</text:span>.2. <text:alphabetical-index-mark-start text:id="IMark74670072"/><text:alphabetical-index-mark-start text:id="IMark74568536"/><text:alphabetical-index-mark-start text:id="IMark73956936"/>Call<text:alphabetical-index-mark-end text:id="IMark73956936"/><text:alphabetical-index-mark-end text:id="IMark74568536"/><text:alphabetical-index-mark-end text:id="IMark74670072"/> <text:alphabetical-index-mark-start text:id="IMark71542392"/><text:alphabetical-index-mark-start text:id="IMark74412824"/><text:alphabetical-index-mark-start text:id="IMark74563480"/><text:alphabetical-index-mark-start text:id="IMark74601528"/><text:alphabetical-index-mark-start text:id="IMark74621752"/><text:alphabetical-index-mark-start text:id="IMark52917944"/>sql<text:alphabetical-index-mark-end text:id="IMark52917944"/><text:alphabetical-index-mark-end text:id="IMark74621752"/><text:alphabetical-index-mark-end text:id="IMark74601528"/><text:alphabetical-index-mark-end text:id="IMark74563480"/><text:alphabetical-index-mark-end text:id="IMark74412824"/><text:alphabetical-index-mark-end text:id="IMark71542392"/>p from within an un<text:alphabetical-index-mark-start text:id="IMark71862488"/><text:alphabetical-index-mark-start text:id="IMark74566008"/><text:alphabetical-index-mark-start text:id="IMark73714344"/>common<text:alphabetical-index-mark-end text:id="IMark73714344"/><text:alphabetical-index-mark-end text:id="IMark74566008"/><text:alphabetical-index-mark-end text:id="IMark71862488"/> language.<text:bookmark-end text:name="__RefHeading___Toc971_76759228"/></text:h>
      <text:p text:style-name="P42"/>
      <text:p text:style-name="P42"><text:span text:style-name="T32">It would be possible to use </text:span><text:alphabetical-index-mark-start text:id="IMark41326104"/><text:alphabetical-index-mark-start text:id="IMark73968104"/><text:alphabetical-index-mark-start text:id="IMark73016440"/><text:alphabetical-index-mark-start text:id="IMark72273688"/><text:alphabetical-index-mark-start text:id="IMark73992392"/><text:alphabetical-index-mark-start text:id="IMark52990632"/><text:span text:style-name="T32">sql</text:span><text:alphabetical-index-mark-end text:id="IMark52990632"/><text:alphabetical-index-mark-end text:id="IMark73992392"/><text:alphabetical-index-mark-end text:id="IMark72273688"/><text:alphabetical-index-mark-end text:id="IMark73016440"/><text:alphabetical-index-mark-end text:id="IMark73968104"/><text:alphabetical-index-mark-end text:id="IMark41326104"/><text:span text:style-name="T32">p with a language</text:span> like <text:alphabetical-index-mark-start text:id="IMark70324264"/><text:alphabetical-index-mark-start text:id="IMark73117304"/><text:alphabetical-index-mark-start text:id="IMark73465048"/>Scheme<text:alphabetical-index-mark-end text:id="IMark73465048"/><text:alphabetical-index-mark-end text:id="IMark73117304"/><text:alphabetical-index-mark-end text:id="IMark70324264"/> or <text:alphabetical-index-mark-start text:id="IMark74687896"/><text:alphabetical-index-mark-start text:id="IMark72665064"/><text:alphabetical-index-mark-start text:id="IMark72213928"/>Fortran<text:alphabetical-index-mark-end text:id="IMark72213928"/><text:alphabetical-index-mark-end text:id="IMark72665064"/><text:alphabetical-index-mark-end text:id="IMark74687896"/> using a <text:alphabetical-index-mark-start text:id="IMark74583704"/><text:alphabetical-index-mark-start text:id="IMark52899896"/><text:alphabetical-index-mark-start text:id="IMark42223272"/><text:alphabetical-index-mark-start text:id="IMark73004584"/><text:alphabetical-index-mark-start text:id="IMark74692952"/><text:alphabetical-index-mark-start text:id="IMark73893800"/>system<text:alphabetical-index-mark-end text:id="IMark73893800"/><text:alphabetical-index-mark-end text:id="IMark74692952"/><text:alphabetical-index-mark-end text:id="IMark73004584"/><text:alphabetical-index-mark-end text:id="IMark42223272"/><text:alphabetical-index-mark-end text:id="IMark52899896"/><text:alphabetical-index-mark-end text:id="IMark74583704"/> <text:alphabetical-index-mark-start text:id="IMark72254648"/><text:alphabetical-index-mark-start text:id="IMark74331320"/><text:alphabetical-index-mark-start text:id="IMark52898936"/>call<text:alphabetical-index-mark-end text:id="IMark52898936"/><text:alphabetical-index-mark-end text:id="IMark74331320"/><text:alphabetical-index-mark-end text:id="IMark72254648"/> and thus eliminating the need for <text:alphabetical-index-mark-start text:id="IMark74566008"/><text:alphabetical-index-mark-start text:id="IMark71862488"/><text:alphabetical-index-mark-start text:id="IMark73714344"/><text:alphabetical-index-mark-start text:id="IMark71542392"/><text:alphabetical-index-mark-start text:id="IMark74412824"/><text:alphabetical-index-mark-start text:id="IMark74563480"/><text:alphabetical-index-mark-start text:id="IMark74601528"/><text:alphabetical-index-mark-start text:id="IMark74621752"/><text:alphabetical-index-mark-start text:id="IMark52917944"/>Sql<text:alphabetical-index-mark-end text:id="IMark52917944"/><text:alphabetical-index-mark-end text:id="IMark74621752"/><text:alphabetical-index-mark-end text:id="IMark74601528"/><text:alphabetical-index-mark-end text:id="IMark74563480"/><text:alphabetical-index-mark-end text:id="IMark74412824"/><text:alphabetical-index-mark-end text:id="IMark71542392"/>ite<text:alphabetical-index-mark-end text:id="IMark73714344"/><text:alphabetical-index-mark-end text:id="IMark71862488"/><text:alphabetical-index-mark-end text:id="IMark74566008"/>3 <text:alphabetical-index-mark-start text:id="IMark74670072"/><text:alphabetical-index-mark-start text:id="IMark74568536"/><text:alphabetical-index-mark-start text:id="IMark73956936"/>libraries<text:alphabetical-index-mark-end text:id="IMark73956936"/><text:alphabetical-index-mark-end text:id="IMark74568536"/><text:alphabetical-index-mark-end text:id="IMark74670072"/> for those languages that are hard to come by and not updated often.</text:p>
      <text:p text:style-name="P41"/>
      <text:p text:style-name="P41"/>
      <text:h text:style-name="Heading_20_3" text:outline-level="3"><text:bookmark-start text:name="__RefHeading___Toc973_76759228"/><text:soft-page-break/>3.<text:span text:style-name="T31">1</text:span>.3. Provide multi <text:alphabetical-index-mark-start text:id="IMark73016440"/><text:alphabetical-index-mark-start text:id="IMark73992392"/><text:alphabetical-index-mark-start text:id="IMark52990632"/>thread<text:alphabetical-index-mark-end text:id="IMark52990632"/><text:alphabetical-index-mark-end text:id="IMark73992392"/><text:alphabetical-index-mark-end text:id="IMark73016440"/>ing capability from within <text:alphabetical-index-mark-start text:id="IMark73772968"/><text:alphabetical-index-mark-start text:id="IMark71855544"/><text:alphabetical-index-mark-start text:id="IMark74568536"/><text:alphabetical-index-mark-start text:id="IMark74670072"/><text:alphabetical-index-mark-start text:id="IMark73956936"/><text:alphabetical-index-mark-start text:id="IMark74566008"/>sql<text:alphabetical-index-mark-end text:id="IMark74566008"/><text:alphabetical-index-mark-end text:id="IMark73956936"/><text:alphabetical-index-mark-end text:id="IMark74670072"/><text:alphabetical-index-mark-end text:id="IMark74568536"/><text:alphabetical-index-mark-end text:id="IMark71855544"/><text:alphabetical-index-mark-end text:id="IMark73772968"/>p.<text:bookmark-end text:name="__RefHeading___Toc973_76759228"/></text:h>
      <text:p text:style-name="P41"/>
      <text:p text:style-name="P44"><text:alphabetical-index-mark-start text:id="IMark74412824"/><text:alphabetical-index-mark-start text:id="IMark74563480"/><text:alphabetical-index-mark-start text:id="IMark74601528"/>MPI<text:alphabetical-index-mark-end text:id="IMark74601528"/><text:alphabetical-index-mark-end text:id="IMark74563480"/><text:alphabetical-index-mark-end text:id="IMark74412824"/> would probably be overkill, but <text:alphabetical-index-mark-start text:id="IMark74621752"/><text:alphabetical-index-mark-start text:id="IMark52917944"/><text:alphabetical-index-mark-start text:id="IMark72254648"/>OpenMP<text:alphabetical-index-mark-end text:id="IMark72254648"/><text:alphabetical-index-mark-end text:id="IMark52917944"/><text:alphabetical-index-mark-end text:id="IMark74621752"/> could feasibly work. The issue with <text:alphabetical-index-mark-start text:id="IMark74331320"/><text:alphabetical-index-mark-start text:id="IMark52898936"/><text:alphabetical-index-mark-start text:id="IMark74583704"/>table<text:alphabetical-index-mark-end text:id="IMark74583704"/><text:alphabetical-index-mark-end text:id="IMark52898936"/><text:alphabetical-index-mark-end text:id="IMark74331320"/> <text:alphabetical-index-mark-start text:id="IMark52899896"/><text:alphabetical-index-mark-start text:id="IMark42223272"/><text:alphabetical-index-mark-start text:id="IMark73004584"/><text:alphabetical-index-mark-start text:id="IMark74692952"/><text:alphabetical-index-mark-start text:id="IMark73893800"/><text:alphabetical-index-mark-start text:id="IMark74687896"/>lock<text:alphabetical-index-mark-end text:id="IMark74687896"/><text:alphabetical-index-mark-end text:id="IMark73893800"/><text:alphabetical-index-mark-end text:id="IMark74692952"/>ing<text:alphabetical-index-mark-end text:id="IMark73004584"/><text:alphabetical-index-mark-end text:id="IMark42223272"/><text:alphabetical-index-mark-end text:id="IMark52899896"/> remains and <text:alphabetical-index-mark-start text:id="IMark72665064"/><text:alphabetical-index-mark-start text:id="IMark72213928"/><text:alphabetical-index-mark-start text:id="IMark70324264"/><text:alphabetical-index-mark-start text:id="IMark73117304"/><text:alphabetical-index-mark-start text:id="IMark73465048"/><text:alphabetical-index-mark-start text:id="IMark70178360"/>SQL<text:alphabetical-index-mark-end text:id="IMark70178360"/><text:alphabetical-index-mark-end text:id="IMark73465048"/><text:alphabetical-index-mark-end text:id="IMark73117304"/><text:alphabetical-index-mark-end text:id="IMark70324264"/><text:alphabetical-index-mark-end text:id="IMark72213928"/><text:alphabetical-index-mark-end text:id="IMark72665064"/> scripts for a multi <text:alphabetical-index-mark-start text:id="IMark52994904"/><text:alphabetical-index-mark-start text:id="IMark72363128"/><text:alphabetical-index-mark-start text:id="IMark73968104"/>thread<text:alphabetical-index-mark-end text:id="IMark73968104"/><text:alphabetical-index-mark-end text:id="IMark72363128"/><text:alphabetical-index-mark-end text:id="IMark52994904"/>ed <text:alphabetical-index-mark-start text:id="IMark41326104"/><text:alphabetical-index-mark-start text:id="IMark72249336"/><text:alphabetical-index-mark-start text:id="IMark72273688"/>environment<text:alphabetical-index-mark-end text:id="IMark72273688"/><text:alphabetical-index-mark-end text:id="IMark72249336"/><text:alphabetical-index-mark-end text:id="IMark41326104"/> would require some extra care, but it is still possible.</text:p>
      <text:p text:style-name="P44"/>
      <text:p text:style-name="P44"/>
      <text:h text:style-name="Heading_20_2" text:outline-level="2"><text:bookmark-start text:name="__RefHeading___Toc975_76759228"/>3.2. <text:alphabetical-index-mark-start text:id="IMark74566008"/><text:alphabetical-index-mark-start text:id="IMark73992392"/><text:alphabetical-index-mark-start text:id="IMark52990632"/>Operating<text:alphabetical-index-mark-end text:id="IMark52990632"/><text:alphabetical-index-mark-end text:id="IMark73992392"/><text:alphabetical-index-mark-end text:id="IMark74566008"/> <text:alphabetical-index-mark-start text:id="IMark71862488"/><text:alphabetical-index-mark-start text:id="IMark71542392"/><text:alphabetical-index-mark-start text:id="IMark73714344"/><text:alphabetical-index-mark-start text:id="IMark74345208"/><text:alphabetical-index-mark-start text:id="IMark72249336"/><text:alphabetical-index-mark-start text:id="IMark41326104"/>system<text:alphabetical-index-mark-end text:id="IMark41326104"/><text:alphabetical-index-mark-end text:id="IMark72249336"/><text:alphabetical-index-mark-end text:id="IMark74345208"/><text:alphabetical-index-mark-end text:id="IMark73714344"/><text:alphabetical-index-mark-end text:id="IMark71542392"/><text:alphabetical-index-mark-end text:id="IMark71862488"/>.<text:bookmark-end text:name="__RefHeading___Toc975_76759228"/></text:h>
      <text:p text:style-name="P44"/>
      <text:p text:style-name="P44">I developed <text:alphabetical-index-mark-start text:id="IMark72363128"/><text:alphabetical-index-mark-start text:id="IMark73968104"/><text:alphabetical-index-mark-start text:id="IMark72665064"/><text:alphabetical-index-mark-start text:id="IMark72213928"/><text:alphabetical-index-mark-start text:id="IMark70324264"/><text:alphabetical-index-mark-start text:id="IMark73117304"/>sql<text:alphabetical-index-mark-end text:id="IMark73117304"/><text:alphabetical-index-mark-end text:id="IMark70324264"/><text:alphabetical-index-mark-end text:id="IMark72213928"/><text:alphabetical-index-mark-end text:id="IMark72665064"/><text:alphabetical-index-mark-end text:id="IMark73968104"/><text:alphabetical-index-mark-end text:id="IMark72363128"/>p on a <text:alphabetical-index-mark-start text:id="IMark73465048"/><text:alphabetical-index-mark-start text:id="IMark70178360"/><text:alphabetical-index-mark-start text:id="IMark52899896"/>Linux<text:alphabetical-index-mark-end text:id="IMark52899896"/><text:alphabetical-index-mark-end text:id="IMark70178360"/><text:alphabetical-index-mark-end text:id="IMark73465048"/> machine to use within a <text:alphabetical-index-mark-start text:id="IMark42223272"/><text:alphabetical-index-mark-start text:id="IMark73004584"/><text:alphabetical-index-mark-start text:id="IMark74692952"/>Linux<text:alphabetical-index-mark-end text:id="IMark74692952"/><text:alphabetical-index-mark-end text:id="IMark73004584"/><text:alphabetical-index-mark-end text:id="IMark42223272"/> <text:alphabetical-index-mark-start text:id="IMark73893800"/><text:alphabetical-index-mark-start text:id="IMark74687896"/><text:alphabetical-index-mark-start text:id="IMark74331320"/>environment<text:alphabetical-index-mark-end text:id="IMark74331320"/><text:alphabetical-index-mark-end text:id="IMark74687896"/><text:alphabetical-index-mark-end text:id="IMark73893800"/> with <text:alphabetical-index-mark-start text:id="IMark52898936"/><text:alphabetical-index-mark-start text:id="IMark74583704"/><text:alphabetical-index-mark-start text:id="IMark74621752"/>gcc<text:alphabetical-index-mark-end text:id="IMark74621752"/><text:alphabetical-index-mark-end text:id="IMark74583704"/><text:alphabetical-index-mark-end text:id="IMark52898936"/>. I see no problems for any reasonably seasoned user to co<text:alphabetical-index-mark-start text:id="IMark52917944"/><text:alphabetical-index-mark-start text:id="IMark72254648"/><text:alphabetical-index-mark-start text:id="IMark74412824"/>mpi<text:alphabetical-index-mark-end text:id="IMark74412824"/><text:alphabetical-index-mark-end text:id="IMark72254648"/><text:alphabetical-index-mark-end text:id="IMark52917944"/>le it for a <text:alphabetical-index-mark-start text:id="IMark74563480"/><text:alphabetical-index-mark-start text:id="IMark74601528"/><text:alphabetical-index-mark-start text:id="IMark71855544"/>Windows<text:alphabetical-index-mark-end text:id="IMark71855544"/><text:alphabetical-index-mark-end text:id="IMark74601528"/><text:alphabetical-index-mark-end text:id="IMark74563480"/> <text:alphabetical-index-mark-start text:id="IMark74568536"/><text:alphabetical-index-mark-start text:id="IMark73772968"/><text:alphabetical-index-mark-start text:id="IMark73956936"/><text:alphabetical-index-mark-start text:id="IMark74670072"/><text:alphabetical-index-mark-start text:id="IMark71542392"/><text:alphabetical-index-mark-start text:id="IMark71862488"/>system<text:alphabetical-index-mark-end text:id="IMark71862488"/><text:alphabetical-index-mark-end text:id="IMark71542392"/><text:alphabetical-index-mark-end text:id="IMark74670072"/><text:alphabetical-index-mark-end text:id="IMark73956936"/><text:alphabetical-index-mark-end text:id="IMark73772968"/><text:alphabetical-index-mark-end text:id="IMark74568536"/>. </text:p>
      <text:h text:style-name="P72" text:outline-level="1"><text:bookmark-start text:name="__RefHeading___Toc977_76759228"/>4. Structure<text:bookmark-end text:name="__RefHeading___Toc977_76759228"/></text:h>
      <text:p text:style-name="P5"/>
      <text:p text:style-name="P36">In the main <text:alphabetical-index-mark-start text:id="IMark52990632"/><text:alphabetical-index-mark-start text:id="IMark73016440"/><text:alphabetical-index-mark-start text:id="IMark52994904"/>folder<text:alphabetical-index-mark-end text:id="IMark52994904"/><text:alphabetical-index-mark-end text:id="IMark73016440"/><text:alphabetical-index-mark-end text:id="IMark52990632"/> of the project you will find a couple of <text:alphabetical-index-mark-start text:id="IMark72273688"/><text:alphabetical-index-mark-start text:id="IMark73772968"/><text:alphabetical-index-mark-start text:id="IMark74568536"/>.cpp<text:alphabetical-index-mark-end text:id="IMark74568536"/><text:alphabetical-index-mark-end text:id="IMark73772968"/><text:alphabetical-index-mark-end text:id="IMark72273688"/> and <text:alphabetical-index-mark-start text:id="IMark73956936"/><text:alphabetical-index-mark-start text:id="IMark74670072"/><text:alphabetical-index-mark-start text:id="IMark71542392"/>.hpp<text:alphabetical-index-mark-end text:id="IMark71542392"/><text:alphabetical-index-mark-end text:id="IMark74670072"/><text:alphabetical-index-mark-end text:id="IMark73956936"/> <text:alphabetical-index-mark-start text:id="IMark71862488"/><text:alphabetical-index-mark-start text:id="IMark74563480"/><text:alphabetical-index-mark-start text:id="IMark74601528"/>file<text:alphabetical-index-mark-end text:id="IMark74601528"/><text:alphabetical-index-mark-end text:id="IMark74563480"/><text:alphabetical-index-mark-end text:id="IMark71862488"/>s, as well as text <text:alphabetical-index-mark-start text:id="IMark71855544"/><text:alphabetical-index-mark-start text:id="IMark52917944"/><text:alphabetical-index-mark-start text:id="IMark72254648"/>file<text:alphabetical-index-mark-end text:id="IMark72254648"/><text:alphabetical-index-mark-end text:id="IMark52917944"/><text:alphabetical-index-mark-end text:id="IMark71855544"/>s containing <text:alphabetical-index-mark-start text:id="IMark74412824"/><text:alphabetical-index-mark-start text:id="IMark52898936"/><text:alphabetical-index-mark-start text:id="IMark74583704"/>license<text:alphabetical-index-mark-end text:id="IMark74583704"/><text:alphabetical-index-mark-end text:id="IMark52898936"/><text:alphabetical-index-mark-end text:id="IMark74412824"/> and contribution in<text:alphabetical-index-mark-start text:id="IMark74621752"/><text:alphabetical-index-mark-start text:id="IMark73893800"/><text:alphabetical-index-mark-start text:id="IMark74687896"/>format<text:alphabetical-index-mark-end text:id="IMark74687896"/><text:alphabetical-index-mark-end text:id="IMark73893800"/><text:alphabetical-index-mark-end text:id="IMark74621752"/>ion.</text:p>
      <text:p text:style-name="P34"/>
      <text:p text:style-name="P34">The <text:span text:style-name="T25">main </text:span>project <text:alphabetical-index-mark-start text:id="IMark74692952"/><text:alphabetical-index-mark-start text:id="IMark73465048"/><text:alphabetical-index-mark-start text:id="IMark70178360"/>f<text:span text:style-name="T25">older</text:span><text:alphabetical-index-mark-end text:id="IMark70178360"/><text:alphabetical-index-mark-end text:id="IMark73465048"/><text:alphabetical-index-mark-end text:id="IMark74692952"/> <text:span text:style-name="T25">also </text:span>contains two <text:span text:style-name="T25">sub </text:span><text:alphabetical-index-mark-start text:id="IMark52899896"/><text:alphabetical-index-mark-start text:id="IMark72363128"/><text:alphabetical-index-mark-start text:id="IMark73968104"/>folder<text:alphabetical-index-mark-end text:id="IMark73968104"/><text:alphabetical-index-mark-end text:id="IMark72363128"/><text:alphabetical-index-mark-end text:id="IMark52899896"/>s:</text:p>
      <text:p text:style-name="P34"/>
      <text:h text:style-name="Heading_20_2" text:outline-level="2"><text:bookmark-start text:name="__RefHeading___Toc979_76759228"/>4.1. <text:alphabetical-index-mark-start text:id="IMark73117304"/><text:alphabetical-index-mark-start text:id="IMark74345208"/><text:alphabetical-index-mark-start text:id="IMark72249336"/>/doc<text:bookmark-end text:name="__RefHeading___Toc979_76759228"/><text:alphabetical-index-mark-end text:id="IMark72249336"/><text:alphabetical-index-mark-end text:id="IMark74345208"/><text:alphabetical-index-mark-end text:id="IMark73117304"/></text:h>
      <text:p text:style-name="P35"/>
      <text:p text:style-name="P35">This <text:alphabetical-index-mark-start text:id="IMark74566008"/><text:alphabetical-index-mark-start text:id="IMark73893800"/><text:alphabetical-index-mark-start text:id="IMark74621752"/>folder<text:alphabetical-index-mark-end text:id="IMark74621752"/><text:alphabetical-index-mark-end text:id="IMark73893800"/><text:alphabetical-index-mark-end text:id="IMark74566008"/> contains the manual for <text:alphabetical-index-mark-start text:id="IMark74687896"/><text:alphabetical-index-mark-start text:id="IMark74412824"/><text:alphabetical-index-mark-start text:id="IMark52898936"/><text:alphabetical-index-mark-start text:id="IMark74583704"/><text:alphabetical-index-mark-start text:id="IMark71855544"/><text:alphabetical-index-mark-start text:id="IMark52917944"/>sql<text:alphabetical-index-mark-end text:id="IMark52917944"/><text:alphabetical-index-mark-end text:id="IMark71855544"/><text:alphabetical-index-mark-end text:id="IMark74583704"/><text:alphabetical-index-mark-end text:id="IMark52898936"/><text:alphabetical-index-mark-end text:id="IMark74412824"/><text:alphabetical-index-mark-end text:id="IMark74687896"/>p.</text:p>
      <text:p text:style-name="P35"/>
      <text:p text:style-name="P35"/>
      <text:h text:style-name="Heading_20_2" text:outline-level="2"><text:bookmark-start text:name="__RefHeading___Toc981_76759228"/>4.2. <text:alphabetical-index-mark-start text:id="IMark74670072"/><text:alphabetical-index-mark-start text:id="IMark72273688"/><text:alphabetical-index-mark-start text:id="IMark73772968"/>/examples<text:bookmark-end text:name="__RefHeading___Toc981_76759228"/><text:alphabetical-index-mark-end text:id="IMark73772968"/><text:alphabetical-index-mark-end text:id="IMark72273688"/><text:alphabetical-index-mark-end text:id="IMark74670072"/></text:h>
      <text:p text:style-name="P35"/>
      <text:p text:style-name="P35">This <text:alphabetical-index-mark-start text:id="IMark73016440"/><text:alphabetical-index-mark-start text:id="IMark52994904"/><text:alphabetical-index-mark-start text:id="IMark74331320"/>folder<text:alphabetical-index-mark-end text:id="IMark74331320"/><text:alphabetical-index-mark-end text:id="IMark52994904"/><text:alphabetical-index-mark-end text:id="IMark73016440"/> contains a fe example <text:alphabetical-index-mark-start text:id="IMark73004584"/><text:alphabetical-index-mark-start text:id="IMark42223272"/><text:alphabetical-index-mark-start text:id="IMark72665064"/>file<text:alphabetical-index-mark-end text:id="IMark72665064"/><text:alphabetical-index-mark-end text:id="IMark42223272"/><text:alphabetical-index-mark-end text:id="IMark73004584"/>s, including a <text:alphabetical-index-mark-start text:id="IMark74692952"/><text:alphabetical-index-mark-start text:id="IMark73465048"/><text:alphabetical-index-mark-start text:id="IMark70178360"/>database<text:alphabetical-index-mark-end text:id="IMark70178360"/><text:alphabetical-index-mark-end text:id="IMark73465048"/><text:alphabetical-index-mark-end text:id="IMark74692952"/>s and <text:alphabetical-index-mark-start text:id="IMark72363128"/><text:alphabetical-index-mark-start text:id="IMark52899896"/><text:alphabetical-index-mark-start text:id="IMark73968104"/>.<text:alphabetical-index-mark-start text:id="IMark73821176"/><text:alphabetical-index-mark-start text:id="IMark70324264"/><text:alphabetical-index-mark-start text:id="IMark72213928"/><text:alphabetical-index-mark-start text:id="IMark74345208"/><text:alphabetical-index-mark-start text:id="IMark73117304"/><text:alphabetical-index-mark-start text:id="IMark72249336"/>sql<text:alphabetical-index-mark-end text:id="IMark72249336"/><text:alphabetical-index-mark-end text:id="IMark73117304"/><text:alphabetical-index-mark-end text:id="IMark74345208"/><text:alphabetical-index-mark-end text:id="IMark72213928"/><text:alphabetical-index-mark-end text:id="IMark70324264"/><text:alphabetical-index-mark-end text:id="IMark73821176"/><text:alphabetical-index-mark-end text:id="IMark73968104"/><text:alphabetical-index-mark-end text:id="IMark52899896"/><text:alphabetical-index-mark-end text:id="IMark72363128"/> <text:alphabetical-index-mark-start text:id="IMark73714344"/><text:alphabetical-index-mark-start text:id="IMark73992392"/><text:alphabetical-index-mark-start text:id="IMark41326104"/>file<text:alphabetical-index-mark-end text:id="IMark41326104"/><text:alphabetical-index-mark-end text:id="IMark73992392"/><text:alphabetical-index-mark-end text:id="IMark73714344"/>s.</text:p>
      <text:p text:style-name="P35"/>
      <text:p text:style-name="P35"/>
      <text:p text:style-name="P35"/>
      <text:p text:style-name="P5"/>
      <text:p text:style-name="P5"/>
      <text:h text:style-name="P72" text:outline-level="1"><text:bookmark-start text:name="__RefHeading___Toc983_76759228"/>5. Use<text:bookmark-end text:name="__RefHeading___Toc983_76759228"/></text:h>
      <text:p text:style-name="P12"/>
      <text:h text:style-name="Heading_20_2" text:outline-level="2"><text:bookmark-start text:name="__RefHeading___Toc985_76759228"/>5.1. <text:alphabetical-index-mark-start text:id="IMark73772968"/><text:alphabetical-index-mark-start text:id="IMark52990632"/><text:alphabetical-index-mark-start text:id="IMark74568536"/>Install<text:alphabetical-index-mark-end text:id="IMark74568536"/><text:alphabetical-index-mark-end text:id="IMark52990632"/><text:alphabetical-index-mark-end text:id="IMark73772968"/>ation<text:bookmark-end text:name="__RefHeading___Toc985_76759228"/></text:h>
      <text:p text:style-name="P29"/>
      <text:p text:style-name="P29">Uncompress and copy the contents of this <text:alphabetical-index-mark-start text:id="IMark73714344"/><text:alphabetical-index-mark-start text:id="IMark41326104"/><text:alphabetical-index-mark-start text:id="IMark72363128"/>file<text:alphabetical-index-mark-end text:id="IMark72363128"/><text:alphabetical-index-mark-end text:id="IMark41326104"/><text:alphabetical-index-mark-end text:id="IMark73714344"/> wherever you want in your <text:alphabetical-index-mark-start text:id="IMark52899896"/><text:alphabetical-index-mark-start text:id="IMark73968104"/><text:alphabetical-index-mark-start text:id="IMark73821176"/><text:alphabetical-index-mark-start text:id="IMark70324264"/><text:alphabetical-index-mark-start text:id="IMark72213928"/><text:alphabetical-index-mark-start text:id="IMark74345208"/>system<text:alphabetical-index-mark-end text:id="IMark74345208"/><text:alphabetical-index-mark-end text:id="IMark72213928"/><text:alphabetical-index-mark-end text:id="IMark70324264"/><text:alphabetical-index-mark-end text:id="IMark73821176"/><text:alphabetical-index-mark-end text:id="IMark73968104"/><text:alphabetical-index-mark-end text:id="IMark52899896"/>.</text:p>
      <text:p text:style-name="P29"/>
      <text:p text:style-name="P29">Copy <text:alphabetical-index-mark-start text:id="IMark73465048"/><text:alphabetical-index-mark-start text:id="IMark70178360"/><text:alphabetical-index-mark-start text:id="IMark73004584"/><text:alphabetical-index-mark-start text:id="IMark42223272"/><text:alphabetical-index-mark-start text:id="IMark72665064"/><text:alphabetical-index-mark-start text:id="IMark73016440"/><text:alphabetical-index-mark-start text:id="IMark52994904"/><text:alphabetical-index-mark-start text:id="IMark74331320"/><text:alphabetical-index-mark-start text:id="IMark74412824"/><text:span text:style-name="T17">sql</text:span><text:alphabetical-index-mark-end text:id="IMark74412824"/><text:alphabetical-index-mark-end text:id="IMark74331320"/><text:alphabetical-index-mark-end text:id="IMark52994904"/><text:alphabetical-index-mark-end text:id="IMark73016440"/><text:alphabetical-index-mark-end text:id="IMark72665064"/><text:alphabetical-index-mark-end text:id="IMark42223272"/><text:span text:style-name="T17">ite</text:span><text:alphabetical-index-mark-end text:id="IMark73004584"/><text:alphabetical-index-mark-end text:id="IMark70178360"/><text:alphabetical-index-mark-end text:id="IMark73465048"/><text:span text:style-name="T17">3</text:span><text:alphabetical-index-mark-start text:id="IMark52898936"/><text:alphabetical-index-mark-start text:id="IMark74687896"/><text:alphabetical-index-mark-start text:id="IMark71855544"/><text:span text:style-name="T17">.cpp</text:span><text:alphabetical-index-mark-end text:id="IMark71855544"/><text:alphabetical-index-mark-end text:id="IMark74687896"/><text:alphabetical-index-mark-end text:id="IMark52898936"/> and <text:alphabetical-index-mark-start text:id="IMark74583704"/><text:alphabetical-index-mark-start text:id="IMark74566008"/><text:alphabetical-index-mark-start text:id="IMark52917944"/><text:alphabetical-index-mark-start text:id="IMark74621752"/><text:alphabetical-index-mark-start text:id="IMark73893800"/><text:alphabetical-index-mark-start text:id="IMark74563480"/><text:alphabetical-index-mark-start text:id="IMark72254648"/><text:alphabetical-index-mark-start text:id="IMark71862488"/><text:alphabetical-index-mark-start text:id="IMark73956936"/><text:span text:style-name="T17">sql</text:span><text:alphabetical-index-mark-end text:id="IMark73956936"/><text:alphabetical-index-mark-end text:id="IMark71862488"/><text:alphabetical-index-mark-end text:id="IMark72254648"/><text:alphabetical-index-mark-end text:id="IMark74563480"/><text:alphabetical-index-mark-end text:id="IMark73893800"/><text:alphabetical-index-mark-end text:id="IMark74621752"/><text:span text:style-name="T17">ite</text:span><text:alphabetical-index-mark-end text:id="IMark52917944"/><text:alphabetical-index-mark-end text:id="IMark74566008"/><text:alphabetical-index-mark-end text:id="IMark74583704"/><text:span text:style-name="T17">3.h</text:span> to the same <text:alphabetical-index-mark-start text:id="IMark74601528"/><text:alphabetical-index-mark-start text:id="IMark74670072"/><text:alphabetical-index-mark-start text:id="IMark72273688"/>folder<text:alphabetical-index-mark-end text:id="IMark72273688"/><text:alphabetical-index-mark-end text:id="IMark74670072"/><text:alphabetical-index-mark-end text:id="IMark74601528"/> or open <text:alphabetical-index-mark-start text:id="IMark52990632"/><text:alphabetical-index-mark-start text:id="IMark73772968"/><text:alphabetical-index-mark-start text:id="IMark74568536"/><text:alphabetical-index-mark-start text:id="IMark71542392"/><text:alphabetical-index-mark-start text:id="IMark73992392"/><text:alphabetical-index-mark-start text:id="IMark70435288"/><text:span text:style-name="T17">sql</text:span><text:alphabetical-index-mark-end text:id="IMark70435288"/><text:alphabetical-index-mark-end text:id="IMark73992392"/><text:alphabetical-index-mark-end text:id="IMark71542392"/><text:alphabetical-index-mark-end text:id="IMark74568536"/><text:alphabetical-index-mark-end text:id="IMark73772968"/><text:alphabetical-index-mark-end text:id="IMark52990632"/><text:span text:style-name="T17">p1</text:span><text:alphabetical-index-mark-start text:id="IMark73968104"/><text:alphabetical-index-mark-start text:id="IMark52899896"/><text:alphabetical-index-mark-start text:id="IMark73821176"/><text:span text:style-name="T17">.hpp</text:span><text:alphabetical-index-mark-end text:id="IMark73821176"/><text:alphabetical-index-mark-end text:id="IMark52899896"/><text:alphabetical-index-mark-end text:id="IMark73968104"/> and modify the <text:span text:style-name="T17">#include "</text:span><text:alphabetical-index-mark-start text:id="IMark70324264"/><text:alphabetical-index-mark-start text:id="IMark72213928"/><text:alphabetical-index-mark-start text:id="IMark74345208"/><text:alphabetical-index-mark-start text:id="IMark73714344"/><text:alphabetical-index-mark-start text:id="IMark41326104"/><text:alphabetical-index-mark-start text:id="IMark72363128"/><text:alphabetical-index-mark-start text:id="IMark73117304"/><text:alphabetical-index-mark-start text:id="IMark74692952"/><text:alphabetical-index-mark-start text:id="IMark72249336"/><text:span text:style-name="T17">sql</text:span><text:alphabetical-index-mark-end text:id="IMark72249336"/><text:alphabetical-index-mark-end text:id="IMark74692952"/><text:alphabetical-index-mark-end text:id="IMark73117304"/><text:alphabetical-index-mark-end text:id="IMark72363128"/><text:alphabetical-index-mark-end text:id="IMark41326104"/><text:alphabetical-index-mark-end text:id="IMark73714344"/><text:span text:style-name="T17">ite</text:span><text:alphabetical-index-mark-end text:id="IMark74345208"/><text:alphabetical-index-mark-end text:id="IMark72213928"/><text:alphabetical-index-mark-end text:id="IMark70324264"/><text:span text:style-name="T17">3.h"</text:span> line <text:span text:style-name="T26">in </text:span><text:alphabetical-index-mark-start text:id="IMark72137048"/><text:alphabetical-index-mark-start text:id="IMark73222792"/><text:alphabetical-index-mark-start text:id="IMark74093704"/><text:alphabetical-index-mark-start text:id="IMark73154008"/><text:alphabetical-index-mark-start text:id="IMark73155128"/><text:alphabetical-index-mark-start text:id="IMark73156248"/><text:span text:style-name="T20">sql</text:span><text:alphabetical-index-mark-end text:id="IMark73156248"/><text:alphabetical-index-mark-end text:id="IMark73155128"/><text:alphabetical-index-mark-end text:id="IMark73154008"/><text:alphabetical-index-mark-end text:id="IMark74093704"/><text:alphabetical-index-mark-end text:id="IMark73222792"/><text:alphabetical-index-mark-end text:id="IMark72137048"/><text:span text:style-name="T20">p1</text:span><text:alphabetical-index-mark-start text:id="IMark73162616"/><text:alphabetical-index-mark-start text:id="IMark72346104"/><text:alphabetical-index-mark-start text:id="IMark72347224"/><text:span text:style-name="T20">.hpp</text:span><text:alphabetical-index-mark-end text:id="IMark72347224"/><text:alphabetical-index-mark-end text:id="IMark72346104"/><text:alphabetical-index-mark-end text:id="IMark73162616"/><text:span text:style-name="T26"> </text:span>accordingly, with the <text:alphabetical-index-mark-start text:id="IMark72353048"/><text:alphabetical-index-mark-start text:id="IMark72354312"/><text:alphabetical-index-mark-start text:id="IMark72355576"/>path<text:alphabetical-index-mark-end text:id="IMark72355576"/><text:alphabetical-index-mark-end text:id="IMark72354312"/><text:alphabetical-index-mark-end text:id="IMark72353048"/> to <text:alphabetical-index-mark-start text:id="IMark73500104"/><text:alphabetical-index-mark-start text:id="IMark73501368"/><text:alphabetical-index-mark-start text:id="IMark73502632"/><text:alphabetical-index-mark-start text:id="IMark73503896"/><text:alphabetical-index-mark-start text:id="IMark73505160"/><text:alphabetical-index-mark-start text:id="IMark73506424"/><text:alphabetical-index-mark-start text:id="IMark74266072"/><text:alphabetical-index-mark-start text:id="IMark74267336"/><text:alphabetical-index-mark-start text:id="IMark74268600"/><text:span text:style-name="T17">sql</text:span><text:alphabetical-index-mark-end text:id="IMark74268600"/><text:alphabetical-index-mark-end text:id="IMark74267336"/><text:alphabetical-index-mark-end text:id="IMark74266072"/><text:alphabetical-index-mark-end text:id="IMark73506424"/><text:alphabetical-index-mark-end text:id="IMark73505160"/><text:alphabetical-index-mark-end text:id="IMark73503896"/><text:span text:style-name="T17">ite</text:span><text:alphabetical-index-mark-end text:id="IMark73502632"/><text:alphabetical-index-mark-end text:id="IMark73501368"/><text:alphabetical-index-mark-end text:id="IMark73500104"/><text:span text:style-name="T17">3.h</text:span> on your <text:alphabetical-index-mark-start text:id="IMark73742536"/><text:alphabetical-index-mark-start text:id="IMark73743800"/><text:alphabetical-index-mark-start text:id="IMark73745064"/><text:alphabetical-index-mark-start text:id="IMark73746328"/><text:alphabetical-index-mark-start text:id="IMark73747592"/><text:alphabetical-index-mark-start text:id="IMark73748856"/>system<text:alphabetical-index-mark-end text:id="IMark73748856"/><text:alphabetical-index-mark-end text:id="IMark73747592"/><text:alphabetical-index-mark-end text:id="IMark73746328"/><text:alphabetical-index-mark-end text:id="IMark73745064"/><text:alphabetical-index-mark-end text:id="IMark73743800"/><text:alphabetical-index-mark-end text:id="IMark73742536"/>.</text:p>
      <text:p text:style-name="P29"/>
      <text:p text:style-name="P29"/>
      <text:h text:style-name="Heading_20_3" text:outline-level="3"><text:bookmark-start text:name="__RefHeading___Toc987_76759228"/><text:span text:style-name="T16">5.1.1. </text:span>Co<text:alphabetical-index-mark-start text:id="IMark52917944"/><text:alphabetical-index-mark-start text:id="IMark74601528"/><text:alphabetical-index-mark-start text:id="IMark74670072"/>mpi<text:alphabetical-index-mark-end text:id="IMark74670072"/><text:alphabetical-index-mark-end text:id="IMark74601528"/><text:alphabetical-index-mark-end text:id="IMark52917944"/>l<text:span text:style-name="T16">ation</text:span><text:bookmark-end text:name="__RefHeading___Toc987_76759228"/></text:h>
      <text:p text:style-name="P29"/>
      <text:p text:style-name="P30">In a <text:alphabetical-index-mark-start text:id="IMark74568536"/><text:alphabetical-index-mark-start text:id="IMark71542392"/><text:alphabetical-index-mark-start text:id="IMark73992392"/>Linux<text:alphabetical-index-mark-end text:id="IMark73992392"/><text:alphabetical-index-mark-end text:id="IMark71542392"/><text:alphabetical-index-mark-end text:id="IMark74568536"/> <text:alphabetical-index-mark-start text:id="IMark70435288"/><text:alphabetical-index-mark-start text:id="IMark73465048"/><text:alphabetical-index-mark-start text:id="IMark70178360"/><text:alphabetical-index-mark-start text:id="IMark73968104"/><text:alphabetical-index-mark-start text:id="IMark52899896"/><text:alphabetical-index-mark-start text:id="IMark73821176"/>system<text:alphabetical-index-mark-end text:id="IMark73821176"/><text:alphabetical-index-mark-end text:id="IMark52899896"/><text:alphabetical-index-mark-end text:id="IMark73968104"/><text:alphabetical-index-mark-end text:id="IMark70178360"/><text:alphabetical-index-mark-end text:id="IMark73465048"/><text:alphabetical-index-mark-end text:id="IMark70435288"/> using <text:alphabetical-index-mark-start text:id="IMark73004584"/><text:alphabetical-index-mark-start text:id="IMark42223272"/><text:alphabetical-index-mark-start text:id="IMark73714344"/>gcc<text:alphabetical-index-mark-end text:id="IMark73714344"/><text:alphabetical-index-mark-end text:id="IMark42223272"/><text:alphabetical-index-mark-end text:id="IMark73004584"/>:</text:p>
      <text:p text:style-name="P52"/>
      <text:p text:style-name="P52"><text:alphabetical-index-mark-start text:id="IMark74692952"/><text:alphabetical-index-mark-start text:id="IMark72249336"/><text:alphabetical-index-mark-start text:id="IMark72665064"/>g++<text:alphabetical-index-mark-end text:id="IMark72665064"/><text:alphabetical-index-mark-end text:id="IMark72249336"/><text:alphabetical-index-mark-end text:id="IMark74692952"/> -std=c++17 -Wall -O3 -c <text:alphabetical-index-mark-start text:id="IMark70324264"/><text:alphabetical-index-mark-start text:id="IMark72213928"/><text:alphabetical-index-mark-start text:id="IMark74345208"/><text:alphabetical-index-mark-start text:id="IMark52898936"/><text:alphabetical-index-mark-start text:id="IMark74687896"/><text:alphabetical-index-mark-start text:id="IMark71855544"/>sql<text:alphabetical-index-mark-end text:id="IMark71855544"/><text:alphabetical-index-mark-end text:id="IMark74687896"/><text:alphabetical-index-mark-end text:id="IMark52898936"/><text:alphabetical-index-mark-end text:id="IMark74345208"/><text:alphabetical-index-mark-end text:id="IMark72213928"/><text:alphabetical-index-mark-end text:id="IMark70324264"/>p0<text:alphabetical-index-mark-start text:id="IMark73016440"/><text:alphabetical-index-mark-start text:id="IMark74621752"/><text:alphabetical-index-mark-start text:id="IMark73893800"/>.cpp<text:alphabetical-index-mark-end text:id="IMark73893800"/><text:alphabetical-index-mark-end text:id="IMark74621752"/><text:alphabetical-index-mark-end text:id="IMark73016440"/> <text:alphabetical-index-mark-start text:id="IMark74563480"/><text:alphabetical-index-mark-start text:id="IMark72254648"/><text:alphabetical-index-mark-start text:id="IMark71862488"/><text:alphabetical-index-mark-start text:id="IMark52994904"/><text:alphabetical-index-mark-start text:id="IMark73956936"/><text:alphabetical-index-mark-start text:id="IMark74566008"/>sql<text:alphabetical-index-mark-end text:id="IMark74566008"/><text:alphabetical-index-mark-end text:id="IMark73956936"/><text:alphabetical-index-mark-end text:id="IMark52994904"/><text:alphabetical-index-mark-end text:id="IMark71862488"/><text:alphabetical-index-mark-end text:id="IMark72254648"/><text:alphabetical-index-mark-end text:id="IMark74563480"/>p1<text:alphabetical-index-mark-start text:id="IMark74583704"/><text:alphabetical-index-mark-start text:id="IMark74331320"/><text:alphabetical-index-mark-start text:id="IMark52917944"/>.cpp<text:alphabetical-index-mark-end text:id="IMark52917944"/><text:alphabetical-index-mark-end text:id="IMark74331320"/><text:alphabetical-index-mark-end text:id="IMark74583704"/></text:p>
      <text:p text:style-name="P29"/>
      <text:p text:style-name="P29"><text:alphabetical-index-mark-start text:id="IMark72273688"/><text:alphabetical-index-mark-start text:id="IMark73772968"/><text:alphabetical-index-mark-start text:id="IMark52990632"/>Link<text:alphabetical-index-mark-end text:id="IMark52990632"/><text:alphabetical-index-mark-end text:id="IMark73772968"/><text:alphabetical-index-mark-end text:id="IMark72273688"/> as:</text:p>
      <text:p text:style-name="P29"/>
      <text:p text:style-name="P52"><text:alphabetical-index-mark-start text:id="IMark70435288"/><text:alphabetical-index-mark-start text:id="IMark73465048"/><text:alphabetical-index-mark-start text:id="IMark70178360"/>g++<text:alphabetical-index-mark-end text:id="IMark70178360"/><text:alphabetical-index-mark-end text:id="IMark73465048"/><text:alphabetical-index-mark-end text:id="IMark70435288"/> -std=c++17 -Wall -O3 <text:alphabetical-index-mark-start text:id="IMark73968104"/><text:alphabetical-index-mark-start text:id="IMark52899896"/><text:alphabetical-index-mark-start text:id="IMark73821176"/><text:alphabetical-index-mark-start text:id="IMark74568536"/><text:alphabetical-index-mark-start text:id="IMark71542392"/><text:alphabetical-index-mark-start text:id="IMark73992392"/>sql<text:alphabetical-index-mark-end text:id="IMark73992392"/><text:alphabetical-index-mark-end text:id="IMark71542392"/><text:alphabetical-index-mark-end text:id="IMark74568536"/><text:alphabetical-index-mark-end text:id="IMark73821176"/><text:alphabetical-index-mark-end text:id="IMark52899896"/><text:alphabetical-index-mark-end text:id="IMark73968104"/>p0.o <text:alphabetical-index-mark-start text:id="IMark41326104"/><text:alphabetical-index-mark-start text:id="IMark73117304"/><text:alphabetical-index-mark-start text:id="IMark72363128"/><text:alphabetical-index-mark-start text:id="IMark74331320"/><text:alphabetical-index-mark-start text:id="IMark74583704"/><text:alphabetical-index-mark-start text:id="IMark52917944"/>sql<text:alphabetical-index-mark-end text:id="IMark52917944"/><text:alphabetical-index-mark-end text:id="IMark74583704"/><text:alphabetical-index-mark-end text:id="IMark74331320"/><text:alphabetical-index-mark-end text:id="IMark72363128"/><text:alphabetical-index-mark-end text:id="IMark73117304"/><text:alphabetical-index-mark-end text:id="IMark41326104"/>p1.o -o <text:alphabetical-index-mark-start text:id="IMark74563480"/><text:alphabetical-index-mark-start text:id="IMark72254648"/><text:alphabetical-index-mark-start text:id="IMark71862488"/><text:alphabetical-index-mark-start text:id="IMark52994904"/><text:alphabetical-index-mark-start text:id="IMark73956936"/><text:alphabetical-index-mark-start text:id="IMark74566008"/>sql<text:alphabetical-index-mark-end text:id="IMark74566008"/><text:alphabetical-index-mark-end text:id="IMark73956936"/><text:alphabetical-index-mark-end text:id="IMark52994904"/><text:alphabetical-index-mark-end text:id="IMark71862488"/><text:alphabetical-index-mark-end text:id="IMark72254648"/><text:alphabetical-index-mark-end text:id="IMark74563480"/>p -<text:alphabetical-index-mark-start text:id="IMark73016440"/><text:alphabetical-index-mark-start text:id="IMark74621752"/><text:alphabetical-index-mark-start text:id="IMark73893800"/>l<text:alphabetical-index-mark-start text:id="IMark70324264"/><text:alphabetical-index-mark-start text:id="IMark72213928"/><text:alphabetical-index-mark-start text:id="IMark74345208"/><text:alphabetical-index-mark-start text:id="IMark52898936"/><text:alphabetical-index-mark-start text:id="IMark74687896"/><text:alphabetical-index-mark-start text:id="IMark71855544"/><text:alphabetical-index-mark-start text:id="IMark74692952"/><text:alphabetical-index-mark-start text:id="IMark72249336"/><text:alphabetical-index-mark-start text:id="IMark72665064"/>sql<text:alphabetical-index-mark-end text:id="IMark72665064"/><text:alphabetical-index-mark-end text:id="IMark72249336"/><text:alphabetical-index-mark-end text:id="IMark74692952"/><text:alphabetical-index-mark-end text:id="IMark71855544"/><text:alphabetical-index-mark-end text:id="IMark74687896"/><text:alphabetical-index-mark-end text:id="IMark52898936"/>ite<text:alphabetical-index-mark-end text:id="IMark74345208"/><text:alphabetical-index-mark-end text:id="IMark72213928"/><text:alphabetical-index-mark-end text:id="IMark70324264"/><text:alphabetical-index-mark-end text:id="IMark73893800"/><text:alphabetical-index-mark-end text:id="IMark74621752"/><text:alphabetical-index-mark-end text:id="IMark73016440"/>3</text:p>
      <text:p text:style-name="P29"/>
      <text:p text:style-name="P45">Users with other <text:alphabetical-index-mark-start text:id="IMark73772968"/><text:alphabetical-index-mark-start text:id="IMark72273688"/><text:alphabetical-index-mark-start text:id="IMark52990632"/>operating<text:alphabetical-index-mark-end text:id="IMark52990632"/><text:alphabetical-index-mark-end text:id="IMark72273688"/><text:alphabetical-index-mark-end text:id="IMark73772968"/> <text:alphabetical-index-mark-start text:id="IMark42223272"/><text:alphabetical-index-mark-start text:id="IMark73714344"/><text:alphabetical-index-mark-start text:id="IMark74621752"/><text:alphabetical-index-mark-start text:id="IMark73016440"/><text:alphabetical-index-mark-start text:id="IMark73893800"/><text:alphabetical-index-mark-start text:id="IMark70324264"/>system<text:alphabetical-index-mark-end text:id="IMark70324264"/><text:alphabetical-index-mark-end text:id="IMark73893800"/><text:alphabetical-index-mark-end text:id="IMark73016440"/><text:alphabetical-index-mark-end text:id="IMark74621752"/><text:alphabetical-index-mark-end text:id="IMark73714344"/><text:alphabetical-index-mark-end text:id="IMark42223272"/>s or co<text:alphabetical-index-mark-start text:id="IMark72213928"/><text:alphabetical-index-mark-start text:id="IMark74345208"/><text:alphabetical-index-mark-start text:id="IMark52898936"/>mpi<text:alphabetical-index-mark-end text:id="IMark52898936"/><text:alphabetical-index-mark-end text:id="IMark74345208"/><text:alphabetical-index-mark-end text:id="IMark72213928"/>lers will find little or no <text:alphabetical-index-mark-start text:id="IMark74687896"/><text:alphabetical-index-mark-start text:id="IMark71855544"/><text:alphabetical-index-mark-start text:id="IMark74692952"/>trouble<text:alphabetical-index-mark-end text:id="IMark74692952"/><text:alphabetical-index-mark-end text:id="IMark71855544"/><text:alphabetical-index-mark-end text:id="IMark74687896"/> adapting the co<text:alphabetical-index-mark-start text:id="IMark72249336"/><text:alphabetical-index-mark-start text:id="IMark72665064"/><text:alphabetical-index-mark-start text:id="IMark74563480"/>mpi<text:alphabetical-index-mark-end text:id="IMark74563480"/><text:alphabetical-index-mark-end text:id="IMark72665064"/><text:alphabetical-index-mark-end text:id="IMark72249336"/>le and <text:alphabetical-index-mark-start text:id="IMark72254648"/><text:alphabetical-index-mark-start text:id="IMark71862488"/><text:alphabetical-index-mark-start text:id="IMark52994904"/>link<text:alphabetical-index-mark-end text:id="IMark52994904"/><text:alphabetical-index-mark-end text:id="IMark71862488"/><text:alphabetical-index-mark-end text:id="IMark72254648"/> <text:alphabetical-index-mark-start text:id="IMark73956936"/><text:alphabetical-index-mark-start text:id="IMark74566008"/><text:alphabetical-index-mark-start text:id="IMark41326104"/>snippet<text:alphabetical-index-mark-end text:id="IMark41326104"/><text:alphabetical-index-mark-end text:id="IMark74566008"/><text:alphabetical-index-mark-end text:id="IMark73956936"/>s above. Please let me know your <text:alphabetical-index-mark-start text:id="IMark73117304"/><text:alphabetical-index-mark-start text:id="IMark72363128"/><text:alphabetical-index-mark-start text:id="IMark74331320"/><text:alphabetical-index-mark-start text:id="IMark74583704"/><text:alphabetical-index-mark-start text:id="IMark52917944"/><text:alphabetical-index-mark-start text:id="IMark73968104"/>result<text:alphabetical-index-mark-end text:id="IMark73968104"/><text:alphabetical-index-mark-end text:id="IMark52917944"/><text:alphabetical-index-mark-end text:id="IMark74583704"/>s<text:alphabetical-index-mark-end text:id="IMark74331320"/><text:alphabetical-index-mark-end text:id="IMark72363128"/><text:alphabetical-index-mark-end text:id="IMark73117304"/> in this regard.</text:p>
      <text:p text:style-name="P45"/>
      <text:p text:style-name="P29"/>
      <text:h text:style-name="Heading_20_2" text:outline-level="2"><text:bookmark-start text:name="__RefHeading___Toc989_76759228"/>5.2. <text:span text:style-name="T16">De</text:span><text:alphabetical-index-mark-start text:id="IMark70435288"/><text:alphabetical-index-mark-start text:id="IMark70178360"/><text:alphabetical-index-mark-start text:id="IMark74601528"/>install<text:alphabetical-index-mark-end text:id="IMark74601528"/><text:alphabetical-index-mark-end text:id="IMark70178360"/><text:alphabetical-index-mark-end text:id="IMark70435288"/><text:span text:style-name="T16">ation</text:span><text:bookmark-end text:name="__RefHeading___Toc989_76759228"/></text:h>
      <text:p text:style-name="P29"/>
      <text:p text:style-name="P29">Delete the <text:alphabetical-index-mark-start text:id="IMark73117304"/><text:alphabetical-index-mark-start text:id="IMark74331320"/><text:alphabetical-index-mark-start text:id="IMark74583704"/>folder<text:alphabetical-index-mark-end text:id="IMark74583704"/><text:alphabetical-index-mark-end text:id="IMark74331320"/><text:alphabetical-index-mark-end text:id="IMark73117304"/> containing the contents of this <text:alphabetical-index-mark-start text:id="IMark52917944"/><text:alphabetical-index-mark-start text:id="IMark73968104"/><text:alphabetical-index-mark-start text:id="IMark73956936"/>file<text:alphabetical-index-mark-end text:id="IMark73956936"/><text:alphabetical-index-mark-end text:id="IMark73968104"/><text:alphabetical-index-mark-end text:id="IMark52917944"/> from your <text:alphabetical-index-mark-start text:id="IMark74566008"/><text:alphabetical-index-mark-start text:id="IMark41326104"/><text:alphabetical-index-mark-start text:id="IMark72254648"/><text:alphabetical-index-mark-start text:id="IMark71862488"/><text:alphabetical-index-mark-start text:id="IMark52994904"/><text:alphabetical-index-mark-start text:id="IMark72249336"/>system<text:alphabetical-index-mark-end text:id="IMark72249336"/><text:alphabetical-index-mark-end text:id="IMark52994904"/><text:alphabetical-index-mark-end text:id="IMark71862488"/><text:alphabetical-index-mark-end text:id="IMark72254648"/><text:alphabetical-index-mark-end text:id="IMark41326104"/><text:alphabetical-index-mark-end text:id="IMark74566008"/>.</text:p>
      <text:p text:style-name="P29"/>
      <text:p text:style-name="P29"/>
      <text:h text:style-name="Heading_20_2" text:outline-level="2"><text:bookmark-start text:name="__RefHeading___Toc991_76759228"/><text:soft-page-break/>5.3. <text:alphabetical-index-mark-start text:id="IMark72213928"/><text:span text:style-name="T40">Call</text:span><text:alphabetical-index-mark-end text:id="IMark72213928"/><text:span text:style-name="T40">ing </text:span><text:alphabetical-index-mark-start text:id="IMark52898936"/><text:alphabetical-index-mark-start text:id="IMark42223272"/><text:span text:style-name="T40">sql</text:span><text:alphabetical-index-mark-end text:id="IMark42223272"/><text:alphabetical-index-mark-end text:id="IMark52898936"/><text:span text:style-name="T40">p</text:span><text:bookmark-end text:name="__RefHeading___Toc991_76759228"/></text:h>
      <text:p text:style-name="P29"/>
      <text:p text:style-name="P29">Assuming that you have <text:alphabetical-index-mark-start text:id="IMark70324264"/><text:alphabetical-index-mark-start text:id="IMark73772968"/><text:alphabetical-index-mark-start text:id="IMark72273688"/><text:alphabetical-index-mark-start text:id="IMark52990632"/><text:alphabetical-index-mark-start text:id="IMark52899896"/><text:alphabetical-index-mark-start text:id="IMark74568536"/>sql<text:alphabetical-index-mark-end text:id="IMark74568536"/><text:alphabetical-index-mark-end text:id="IMark52899896"/><text:alphabetical-index-mark-end text:id="IMark52990632"/><text:alphabetical-index-mark-end text:id="IMark72273688"/><text:alphabetical-index-mark-end text:id="IMark73772968"/><text:alphabetical-index-mark-end text:id="IMark70324264"/>p on the same <text:alphabetical-index-mark-start text:id="IMark73821176"/><text:alphabetical-index-mark-start text:id="IMark73992392"/><text:alphabetical-index-mark-start text:id="IMark71542392"/>folder<text:alphabetical-index-mark-end text:id="IMark71542392"/><text:alphabetical-index-mark-end text:id="IMark73992392"/><text:alphabetical-index-mark-end text:id="IMark73821176"/> that holds your <text:alphabetical-index-mark-start text:id="IMark73465048"/><text:alphabetical-index-mark-start text:id="IMark70435288"/><text:alphabetical-index-mark-start text:id="IMark70178360"/>database<text:alphabetical-index-mark-end text:id="IMark70178360"/><text:alphabetical-index-mark-end text:id="IMark70435288"/><text:alphabetical-index-mark-end text:id="IMark73465048"/> <text:span text:style-name="T33">and you are using a </text:span><text:alphabetical-index-mark-start text:id="IMark74601528"/><text:alphabetical-index-mark-start text:id="IMark74412824"/><text:alphabetical-index-mark-start text:id="IMark74670072"/><text:span text:style-name="T33">Linux</text:span><text:alphabetical-index-mark-end text:id="IMark74670072"/><text:alphabetical-index-mark-end text:id="IMark74412824"/><text:alphabetical-index-mark-end text:id="IMark74601528"/><text:span text:style-name="T33"> </text:span><text:alphabetical-index-mark-start text:id="IMark72363128"/><text:alphabetical-index-mark-start text:id="IMark71677944"/><text:alphabetical-index-mark-start text:id="IMark41326104"/><text:alphabetical-index-mark-start text:id="IMark74566008"/><text:alphabetical-index-mark-start text:id="IMark72254648"/><text:alphabetical-index-mark-start text:id="IMark71862488"/><text:span text:style-name="T33">system</text:span><text:alphabetical-index-mark-end text:id="IMark71862488"/><text:alphabetical-index-mark-end text:id="IMark72254648"/><text:alphabetical-index-mark-end text:id="IMark74566008"/><text:alphabetical-index-mark-end text:id="IMark41326104"/><text:alphabetical-index-mark-end text:id="IMark71677944"/><text:alphabetical-index-mark-end text:id="IMark72363128"/>, briefly, in a <text:alphabetical-index-mark-start text:id="IMark52994904"/><text:alphabetical-index-mark-start text:id="IMark72249336"/><text:alphabetical-index-mark-start text:id="IMark52917944"/>terminal<text:alphabetical-index-mark-end text:id="IMark52917944"/><text:alphabetical-index-mark-end text:id="IMark72249336"/><text:alphabetical-index-mark-end text:id="IMark52994904"/> write:</text:p>
      <text:p text:style-name="P29"/>
      <text:p text:style-name="P52">./<text:alphabetical-index-mark-start text:id="IMark74583704"/><text:alphabetical-index-mark-start text:id="IMark72665064"/><text:alphabetical-index-mark-start text:id="IMark74687896"/><text:alphabetical-index-mark-start text:id="IMark74563480"/><text:alphabetical-index-mark-start text:id="IMark74692952"/><text:alphabetical-index-mark-start text:id="IMark71855544"/>sql<text:alphabetical-index-mark-end text:id="IMark71855544"/><text:alphabetical-index-mark-end text:id="IMark74692952"/><text:alphabetical-index-mark-end text:id="IMark74563480"/><text:alphabetical-index-mark-end text:id="IMark74687896"/><text:alphabetical-index-mark-end text:id="IMark72665064"/><text:alphabetical-index-mark-end text:id="IMark74583704"/>p [db] [<text:alphabetical-index-mark-start text:id="IMark74345208"/><text:alphabetical-index-mark-start text:id="IMark72213928"/><text:alphabetical-index-mark-start text:id="IMark52898936"/>query<text:alphabetical-index-mark-end text:id="IMark52898936"/><text:alphabetical-index-mark-end text:id="IMark72213928"/><text:alphabetical-index-mark-end text:id="IMark74345208"/>]</text:p>
      <text:p text:style-name="P29"/>
      <text:p text:style-name="P29">where</text:p>
      <text:p text:style-name="P29"/>
      <text:p text:style-name="P29"><text:span text:style-name="T17">[db]</text:span> is the <text:alphabetical-index-mark-start text:id="IMark70178360"/><text:alphabetical-index-mark-start text:id="IMark73821176"/><text:alphabetical-index-mark-start text:id="IMark73992392"/>database<text:alphabetical-index-mark-end text:id="IMark73992392"/><text:alphabetical-index-mark-end text:id="IMark73821176"/><text:alphabetical-index-mark-end text:id="IMark70178360"/> that you want to <text:alphabetical-index-mark-start text:id="IMark71542392"/><text:alphabetical-index-mark-start text:id="IMark70324264"/><text:alphabetical-index-mark-start text:id="IMark73772968"/>query<text:alphabetical-index-mark-end text:id="IMark73772968"/><text:alphabetical-index-mark-end text:id="IMark70324264"/><text:alphabetical-index-mark-end text:id="IMark71542392"/>.</text:p>
      <text:p text:style-name="P29"/>
      <text:p text:style-name="P29"><text:span text:style-name="T17">[</text:span><text:alphabetical-index-mark-start text:id="IMark73968104"/><text:alphabetical-index-mark-start text:id="IMark73956936"/><text:alphabetical-index-mark-start text:id="IMark74601528"/><text:span text:style-name="T17">query</text:span><text:alphabetical-index-mark-end text:id="IMark74601528"/><text:alphabetical-index-mark-end text:id="IMark73956936"/><text:alphabetical-index-mark-end text:id="IMark73968104"/><text:span text:style-name="T17">]</text:span> is a <text:alphabetical-index-mark-start text:id="IMark74412824"/><text:alphabetical-index-mark-start text:id="IMark74670072"/><text:alphabetical-index-mark-start text:id="IMark72249336"/><text:alphabetical-index-mark-start text:id="IMark52994904"/><text:alphabetical-index-mark-start text:id="IMark52917944"/><text:alphabetical-index-mark-start text:id="IMark72363128"/><text:alphabetical-index-mark-start text:id="IMark71677944"/><text:alphabetical-index-mark-start text:id="IMark41326104"/><text:alphabetical-index-mark-start text:id="IMark74566008"/>Sql<text:alphabetical-index-mark-end text:id="IMark74566008"/><text:alphabetical-index-mark-end text:id="IMark41326104"/><text:alphabetical-index-mark-end text:id="IMark71677944"/><text:alphabetical-index-mark-end text:id="IMark72363128"/><text:alphabetical-index-mark-end text:id="IMark52917944"/><text:alphabetical-index-mark-end text:id="IMark52994904"/>ite<text:alphabetical-index-mark-end text:id="IMark72249336"/><text:alphabetical-index-mark-end text:id="IMark74670072"/><text:alphabetical-index-mark-end text:id="IMark74412824"/>3 - compatible <text:alphabetical-index-mark-start text:id="IMark72254648"/><text:alphabetical-index-mark-start text:id="IMark71862488"/><text:alphabetical-index-mark-start text:id="IMark74331320"/><text:alphabetical-index-mark-start text:id="IMark73117304"/><text:alphabetical-index-mark-start text:id="IMark74304424"/><text:alphabetical-index-mark-start text:id="IMark72213928"/>SQL<text:alphabetical-index-mark-end text:id="IMark72213928"/><text:alphabetical-index-mark-end text:id="IMark74304424"/><text:alphabetical-index-mark-end text:id="IMark73117304"/><text:alphabetical-index-mark-end text:id="IMark74331320"/><text:alphabetical-index-mark-end text:id="IMark71862488"/><text:alphabetical-index-mark-end text:id="IMark72254648"/> <text:alphabetical-index-mark-start text:id="IMark74345208"/><text:alphabetical-index-mark-start text:id="IMark52898936"/><text:alphabetical-index-mark-start text:id="IMark74583704"/>query<text:alphabetical-index-mark-end text:id="IMark74583704"/><text:alphabetical-index-mark-end text:id="IMark52898936"/><text:alphabetical-index-mark-end text:id="IMark74345208"/> or the name of a <text:alphabetical-index-mark-start text:id="IMark72665064"/><text:alphabetical-index-mark-start text:id="IMark74687896"/><text:alphabetical-index-mark-start text:id="IMark74563480"/>.<text:alphabetical-index-mark-start text:id="IMark74692952"/><text:alphabetical-index-mark-start text:id="IMark71855544"/><text:alphabetical-index-mark-start text:id="IMark42223272"/><text:alphabetical-index-mark-start text:id="IMark73714344"/><text:alphabetical-index-mark-start text:id="IMark74621752"/><text:alphabetical-index-mark-start text:id="IMark73016440"/>sql<text:alphabetical-index-mark-end text:id="IMark73016440"/><text:alphabetical-index-mark-end text:id="IMark74621752"/><text:alphabetical-index-mark-end text:id="IMark73714344"/><text:alphabetical-index-mark-end text:id="IMark42223272"/><text:alphabetical-index-mark-end text:id="IMark71855544"/><text:alphabetical-index-mark-end text:id="IMark74692952"/><text:alphabetical-index-mark-end text:id="IMark74563480"/><text:alphabetical-index-mark-end text:id="IMark74687896"/><text:alphabetical-index-mark-end text:id="IMark72665064"/> <text:alphabetical-index-mark-start text:id="IMark73893800"/><text:alphabetical-index-mark-start text:id="IMark70435288"/><text:alphabetical-index-mark-start text:id="IMark73465048"/>file<text:alphabetical-index-mark-end text:id="IMark73465048"/><text:alphabetical-index-mark-end text:id="IMark70435288"/><text:alphabetical-index-mark-end text:id="IMark73893800"/>.</text:p>
      <text:p text:style-name="P29"/>
      <text:p text:style-name="P31">For example:</text:p>
      <text:p text:style-name="P31"/>
      <text:p text:style-name="P31"><text:span text:style-name="T17">./</text:span><text:alphabetical-index-mark-start text:id="IMark72273688"/><text:alphabetical-index-mark-start text:id="IMark70324264"/><text:alphabetical-index-mark-start text:id="IMark73968104"/><text:alphabetical-index-mark-start text:id="IMark73956936"/><text:alphabetical-index-mark-start text:id="IMark74601528"/><text:alphabetical-index-mark-start text:id="IMark71542392"/><text:span text:style-name="T17">sql</text:span><text:alphabetical-index-mark-end text:id="IMark71542392"/><text:alphabetical-index-mark-end text:id="IMark74601528"/><text:alphabetical-index-mark-end text:id="IMark73956936"/><text:alphabetical-index-mark-end text:id="IMark73968104"/><text:alphabetical-index-mark-end text:id="IMark70324264"/><text:alphabetical-index-mark-end text:id="IMark72273688"/><text:span text:style-name="T17">p </text:span><text:alphabetical-index-mark-start text:id="IMark70435288"/><text:alphabetical-index-mark-start text:id="IMark73893800"/><text:alphabetical-index-mark-start text:id="IMark73465048"/><text:span text:style-name="T17">your_</text:span><text:alphabetical-index-mark-start text:id="IMark72665064"/><text:alphabetical-index-mark-start text:id="IMark74687896"/><text:alphabetical-index-mark-start text:id="IMark74563480"/><text:span text:style-name="T17">database</text:span><text:alphabetical-index-mark-end text:id="IMark74563480"/><text:alphabetical-index-mark-end text:id="IMark74687896"/><text:alphabetical-index-mark-end text:id="IMark72665064"/><text:alphabetical-index-mark-end text:id="IMark73465048"/><text:alphabetical-index-mark-end text:id="IMark73893800"/><text:alphabetical-index-mark-end text:id="IMark70435288"/><text:span text:style-name="T17"> “</text:span><text:alphabetical-index-mark-start text:id="IMark74692952"/><text:alphabetical-index-mark-start text:id="IMark71855544"/><text:alphabetical-index-mark-start text:id="IMark42223272"/><text:span text:style-name="T17">SELECT</text:span><text:alphabetical-index-mark-end text:id="IMark42223272"/><text:alphabetical-index-mark-end text:id="IMark71855544"/><text:alphabetical-index-mark-end text:id="IMark74692952"/><text:span text:style-name="T17"> * FROM </text:span><text:alphabetical-index-mark-start text:id="IMark73714344"/><text:alphabetical-index-mark-start text:id="IMark74621752"/><text:alphabetical-index-mark-start text:id="IMark73016440"/><text:span text:style-name="T17">your_</text:span><text:alphabetical-index-mark-start text:id="IMark74345208"/><text:alphabetical-index-mark-start text:id="IMark52898936"/><text:alphabetical-index-mark-start text:id="IMark74583704"/><text:span text:style-name="T17">table</text:span><text:alphabetical-index-mark-end text:id="IMark74583704"/><text:alphabetical-index-mark-end text:id="IMark52898936"/><text:alphabetical-index-mark-end text:id="IMark74345208"/><text:alphabetical-index-mark-end text:id="IMark73016440"/><text:alphabetical-index-mark-end text:id="IMark74621752"/><text:alphabetical-index-mark-end text:id="IMark73714344"/><text:span text:style-name="T17">_</text:span><text:span text:style-name="T18">1</text:span><text:span text:style-name="T17">;”</text:span> will send this <text:alphabetical-index-mark-start text:id="IMark72254648"/><text:alphabetical-index-mark-start text:id="IMark71862488"/><text:alphabetical-index-mark-start text:id="IMark74331320"/>SELECT<text:alphabetical-index-mark-end text:id="IMark74331320"/><text:alphabetical-index-mark-end text:id="IMark71862488"/><text:alphabetical-index-mark-end text:id="IMark72254648"/> <text:alphabetical-index-mark-start text:id="IMark73117304"/><text:alphabetical-index-mark-start text:id="IMark74304424"/><text:alphabetical-index-mark-start text:id="IMark72213928"/>query<text:alphabetical-index-mark-end text:id="IMark72213928"/><text:alphabetical-index-mark-end text:id="IMark74304424"/><text:alphabetical-index-mark-end text:id="IMark73117304"/> to <text:alphabetical-index-mark-start text:id="IMark74412824"/><text:alphabetical-index-mark-start text:id="IMark74670072"/><text:alphabetical-index-mark-start text:id="IMark72249336"/><text:span text:style-name="T17">your_</text:span><text:alphabetical-index-mark-start text:id="IMark52994904"/><text:alphabetical-index-mark-start text:id="IMark52917944"/><text:alphabetical-index-mark-start text:id="IMark72363128"/><text:span text:style-name="T17">database</text:span><text:alphabetical-index-mark-end text:id="IMark72363128"/><text:alphabetical-index-mark-end text:id="IMark52917944"/><text:alphabetical-index-mark-end text:id="IMark52994904"/><text:alphabetical-index-mark-end text:id="IMark72249336"/><text:alphabetical-index-mark-end text:id="IMark74670072"/><text:alphabetical-index-mark-end text:id="IMark74412824"/> and <text:alphabetical-index-mark-start text:id="IMark71677944"/><text:alphabetical-index-mark-start text:id="IMark41326104"/><text:alphabetical-index-mark-start text:id="IMark74566008"/>return<text:alphabetical-index-mark-end text:id="IMark74566008"/><text:alphabetical-index-mark-end text:id="IMark41326104"/><text:alphabetical-index-mark-end text:id="IMark71677944"/> the data of all records contained in <text:alphabetical-index-mark-start text:id="IMark73772968"/><text:alphabetical-index-mark-start text:id="IMark73821176"/><text:alphabetical-index-mark-start text:id="IMark70178360"/><text:span text:style-name="T17">your_</text:span><text:alphabetical-index-mark-start text:id="IMark52990632"/><text:alphabetical-index-mark-start text:id="IMark73992392"/><text:alphabetical-index-mark-start text:id="IMark52899896"/><text:span text:style-name="T17">table</text:span><text:alphabetical-index-mark-end text:id="IMark52899896"/><text:alphabetical-index-mark-end text:id="IMark73992392"/><text:alphabetical-index-mark-end text:id="IMark52990632"/><text:alphabetical-index-mark-end text:id="IMark70178360"/><text:alphabetical-index-mark-end text:id="IMark73821176"/><text:alphabetical-index-mark-end text:id="IMark73772968"/><text:span text:style-name="T17">_</text:span><text:span text:style-name="T18">1</text:span>. The <text:alphabetical-index-mark-start text:id="IMark74568536"/><text:alphabetical-index-mark-start text:id="IMark73786664"/><text:alphabetical-index-mark-start text:id="IMark73472424"/><text:alphabetical-index-mark-start text:id="IMark73903400"/><text:alphabetical-index-mark-start text:id="IMark74060328"/><text:alphabetical-index-mark-start text:id="IMark74062552"/>result<text:alphabetical-index-mark-end text:id="IMark74062552"/><text:alphabetical-index-mark-end text:id="IMark74060328"/><text:alphabetical-index-mark-end text:id="IMark73903400"/>s<text:alphabetical-index-mark-end text:id="IMark73472424"/><text:alphabetical-index-mark-end text:id="IMark73786664"/><text:alphabetical-index-mark-end text:id="IMark74568536"/> will be saved to <text:alphabetical-index-mark-start text:id="IMark74064120"/><text:alphabetical-index-mark-start text:id="IMark74065688"/><text:alphabetical-index-mark-start text:id="IMark74457688"/><text:alphabetical-index-mark-start text:id="IMark74459256"/><text:alphabetical-index-mark-start text:id="IMark74448520"/><text:alphabetical-index-mark-start text:id="IMark74450088"/><text:span text:style-name="T17">sql</text:span><text:alphabetical-index-mark-end text:id="IMark74450088"/><text:alphabetical-index-mark-end text:id="IMark74448520"/><text:alphabetical-index-mark-end text:id="IMark74459256"/><text:alphabetical-index-mark-end text:id="IMark74457688"/><text:alphabetical-index-mark-end text:id="IMark74065688"/><text:alphabetical-index-mark-end text:id="IMark74064120"/><text:span text:style-name="T17">_</text:span><text:alphabetical-index-mark-start text:id="IMark74451656"/><text:alphabetical-index-mark-start text:id="IMark73661912"/><text:alphabetical-index-mark-start text:id="IMark70295832"/><text:alphabetical-index-mark-start text:id="IMark70296952"/><text:alphabetical-index-mark-start text:id="IMark70298072"/><text:alphabetical-index-mark-start text:id="IMark70299192"/><text:span text:style-name="T17">result</text:span><text:alphabetical-index-mark-end text:id="IMark70299192"/><text:alphabetical-index-mark-end text:id="IMark70298072"/><text:alphabetical-index-mark-end text:id="IMark70296952"/><text:span text:style-name="T17">s</text:span><text:alphabetical-index-mark-end text:id="IMark70295832"/><text:alphabetical-index-mark-end text:id="IMark73661912"/><text:alphabetical-index-mark-end text:id="IMark74451656"/><text:alphabetical-index-mark-start text:id="IMark70305560"/><text:alphabetical-index-mark-start text:id="IMark73931400"/><text:alphabetical-index-mark-start text:id="IMark73932664"/><text:span text:style-name="T17">.txt</text:span><text:alphabetical-index-mark-end text:id="IMark73932664"/><text:alphabetical-index-mark-end text:id="IMark73931400"/><text:alphabetical-index-mark-end text:id="IMark70305560"/>.</text:p>
      <text:p text:style-name="P29"/>
      <text:p text:style-name="P33"><text:span text:style-name="T17">./</text:span><text:alphabetical-index-mark-start text:id="IMark73016440"/><text:alphabetical-index-mark-start text:id="IMark74345208"/><text:alphabetical-index-mark-start text:id="IMark52898936"/><text:alphabetical-index-mark-start text:id="IMark74583704"/><text:alphabetical-index-mark-start text:id="IMark70324264"/><text:alphabetical-index-mark-start text:id="IMark70435288"/><text:span text:style-name="T17">sql</text:span><text:alphabetical-index-mark-end text:id="IMark70435288"/><text:alphabetical-index-mark-end text:id="IMark70324264"/><text:alphabetical-index-mark-end text:id="IMark74583704"/><text:alphabetical-index-mark-end text:id="IMark52898936"/><text:alphabetical-index-mark-end text:id="IMark74345208"/><text:alphabetical-index-mark-end text:id="IMark73016440"/><text:span text:style-name="T17">p </text:span><text:alphabetical-index-mark-start text:id="IMark73893800"/><text:alphabetical-index-mark-start text:id="IMark73117304"/><text:alphabetical-index-mark-start text:id="IMark74304424"/><text:span text:style-name="T17">your_</text:span><text:alphabetical-index-mark-start text:id="IMark72213928"/><text:alphabetical-index-mark-start text:id="IMark72254648"/><text:alphabetical-index-mark-start text:id="IMark71862488"/><text:span text:style-name="T17">database</text:span><text:alphabetical-index-mark-end text:id="IMark71862488"/><text:alphabetical-index-mark-end text:id="IMark72254648"/><text:alphabetical-index-mark-end text:id="IMark72213928"/><text:alphabetical-index-mark-end text:id="IMark74304424"/><text:alphabetical-index-mark-end text:id="IMark73117304"/><text:alphabetical-index-mark-end text:id="IMark73893800"/><text:span text:style-name="T17"> “</text:span><text:alphabetical-index-mark-start text:id="IMark74331320"/><text:alphabetical-index-mark-start text:id="IMark73465048"/><text:alphabetical-index-mark-start text:id="IMark72665064"/><text:span text:style-name="T17">SELECT</text:span><text:alphabetical-index-mark-end text:id="IMark72665064"/><text:alphabetical-index-mark-end text:id="IMark73465048"/><text:alphabetical-index-mark-end text:id="IMark74331320"/><text:span text:style-name="T17"> * FROM </text:span><text:alphabetical-index-mark-start text:id="IMark71677944"/><text:alphabetical-index-mark-start text:id="IMark41326104"/><text:alphabetical-index-mark-start text:id="IMark74566008"/><text:span text:style-name="T17">your_</text:span><text:alphabetical-index-mark-start text:id="IMark74412824"/><text:alphabetical-index-mark-start text:id="IMark74670072"/><text:alphabetical-index-mark-start text:id="IMark72249336"/><text:span text:style-name="T17">table</text:span><text:alphabetical-index-mark-end text:id="IMark72249336"/><text:alphabetical-index-mark-end text:id="IMark74670072"/><text:alphabetical-index-mark-end text:id="IMark74412824"/><text:alphabetical-index-mark-end text:id="IMark74566008"/><text:alphabetical-index-mark-end text:id="IMark41326104"/><text:alphabetical-index-mark-end text:id="IMark71677944"/><text:span text:style-name="T17">_</text:span><text:span text:style-name="T18">1</text:span><text:span text:style-name="T17">;</text:span><text:alphabetical-index-mark-start text:id="IMark52994904"/><text:alphabetical-index-mark-start text:id="IMark52917944"/><text:alphabetical-index-mark-start text:id="IMark72363128"/><text:span text:style-name="T17">SELECT</text:span><text:alphabetical-index-mark-end text:id="IMark72363128"/><text:alphabetical-index-mark-end text:id="IMark52917944"/><text:alphabetical-index-mark-end text:id="IMark52994904"/><text:span text:style-name="T17"> * FROM </text:span><text:alphabetical-index-mark-start text:id="IMark74687896"/><text:alphabetical-index-mark-start text:id="IMark74563480"/><text:alphabetical-index-mark-start text:id="IMark73772968"/><text:span text:style-name="T17">your_</text:span><text:alphabetical-index-mark-start text:id="IMark73821176"/><text:alphabetical-index-mark-start text:id="IMark70178360"/><text:alphabetical-index-mark-start text:id="IMark52990632"/><text:span text:style-name="T17">table</text:span><text:alphabetical-index-mark-end text:id="IMark52990632"/><text:alphabetical-index-mark-end text:id="IMark70178360"/><text:alphabetical-index-mark-end text:id="IMark73821176"/><text:alphabetical-index-mark-end text:id="IMark73772968"/><text:alphabetical-index-mark-end text:id="IMark74563480"/><text:alphabetical-index-mark-end text:id="IMark74687896"/><text:span text:style-name="T17">_</text:span><text:span text:style-name="T18">2</text:span><text:span text:style-name="T17">;”</text:span> will send <text:s/><text:span text:style-name="T24">both </text:span><text:alphabetical-index-mark-start text:id="IMark73992392"/><text:alphabetical-index-mark-start text:id="IMark52899896"/><text:alphabetical-index-mark-start text:id="IMark73968104"/><text:span text:style-name="T24">SELECT</text:span><text:alphabetical-index-mark-end text:id="IMark73968104"/><text:alphabetical-index-mark-end text:id="IMark52899896"/><text:alphabetical-index-mark-end text:id="IMark73992392"/><text:span text:style-name="T24"> </text:span><text:alphabetical-index-mark-start text:id="IMark73956936"/><text:alphabetical-index-mark-start text:id="IMark74568536"/><text:alphabetical-index-mark-start text:id="IMark74692952"/><text:span text:style-name="T24">queries</text:span><text:alphabetical-index-mark-end text:id="IMark74692952"/><text:alphabetical-index-mark-end text:id="IMark74568536"/><text:alphabetical-index-mark-end text:id="IMark73956936"/><text:span text:style-name="T24"> (</text:span><text:alphabetical-index-mark-start text:id="IMark71855544"/><text:alphabetical-index-mark-start text:id="IMark42223272"/><text:alphabetical-index-mark-start text:id="IMark74601528"/><text:span text:style-name="T24">composite</text:span><text:alphabetical-index-mark-end text:id="IMark74601528"/><text:alphabetical-index-mark-end text:id="IMark42223272"/><text:alphabetical-index-mark-end text:id="IMark71855544"/><text:span text:style-name="T24"> </text:span><text:alphabetical-index-mark-start text:id="IMark71542392"/><text:alphabetical-index-mark-start text:id="IMark72273688"/><text:alphabetical-index-mark-start text:id="IMark74621752"/><text:span text:style-name="T24">query</text:span><text:alphabetical-index-mark-end text:id="IMark74621752"/><text:alphabetical-index-mark-end text:id="IMark72273688"/><text:alphabetical-index-mark-end text:id="IMark71542392"/><text:span text:style-name="T24">) to </text:span><text:alphabetical-index-mark-start text:id="IMark73714344"/><text:alphabetical-index-mark-start text:id="IMark73910344"/><text:alphabetical-index-mark-start text:id="IMark73912568"/><text:span text:style-name="T18">your_</text:span><text:alphabetical-index-mark-start text:id="IMark74401800"/><text:alphabetical-index-mark-start text:id="IMark74403368"/><text:alphabetical-index-mark-start text:id="IMark74090264"/><text:span text:style-name="T18">database</text:span><text:alphabetical-index-mark-end text:id="IMark74090264"/><text:alphabetical-index-mark-end text:id="IMark74403368"/><text:alphabetical-index-mark-end text:id="IMark74401800"/><text:alphabetical-index-mark-end text:id="IMark73912568"/><text:alphabetical-index-mark-end text:id="IMark73910344"/><text:alphabetical-index-mark-end text:id="IMark73714344"/><text:span text:style-name="T24">, and </text:span><text:alphabetical-index-mark-start text:id="IMark74079688"/><text:alphabetical-index-mark-start text:id="IMark74081912"/><text:alphabetical-index-mark-start text:id="IMark74083480"/><text:alphabetical-index-mark-start text:id="IMark74089512"/><text:alphabetical-index-mark-start text:id="IMark73472424"/><text:alphabetical-index-mark-start text:id="IMark74060328"/><text:span text:style-name="T18">sql</text:span><text:alphabetical-index-mark-end text:id="IMark74060328"/><text:alphabetical-index-mark-end text:id="IMark73472424"/><text:alphabetical-index-mark-end text:id="IMark74089512"/><text:alphabetical-index-mark-end text:id="IMark74083480"/><text:alphabetical-index-mark-end text:id="IMark74081912"/><text:alphabetical-index-mark-end text:id="IMark74079688"/><text:span text:style-name="T18">_</text:span><text:alphabetical-index-mark-start text:id="IMark74065688"/><text:alphabetical-index-mark-start text:id="IMark74459256"/><text:alphabetical-index-mark-start text:id="IMark74450088"/><text:alphabetical-index-mark-start text:id="IMark73661912"/><text:alphabetical-index-mark-start text:id="IMark73936552"/><text:alphabetical-index-mark-start text:id="IMark73935048"/><text:span text:style-name="T18">result</text:span><text:alphabetical-index-mark-end text:id="IMark73935048"/><text:alphabetical-index-mark-end text:id="IMark73936552"/><text:alphabetical-index-mark-end text:id="IMark73661912"/><text:span text:style-name="T18">s</text:span><text:alphabetical-index-mark-end text:id="IMark74450088"/><text:alphabetical-index-mark-end text:id="IMark74459256"/><text:alphabetical-index-mark-end text:id="IMark74065688"/><text:alphabetical-index-mark-start text:id="IMark73909560"/><text:alphabetical-index-mark-start text:id="IMark74180136"/><text:alphabetical-index-mark-start text:id="IMark74181400"/><text:span text:style-name="T18">.txt</text:span><text:alphabetical-index-mark-end text:id="IMark74181400"/><text:alphabetical-index-mark-end text:id="IMark74180136"/><text:alphabetical-index-mark-end text:id="IMark73909560"/><text:span text:style-name="T24"> will store the </text:span><text:alphabetical-index-mark-start text:id="IMark74186424"/><text:alphabetical-index-mark-start text:id="IMark74187688"/><text:alphabetical-index-mark-start text:id="IMark74188952"/><text:alphabetical-index-mark-start text:id="IMark74190216"/><text:alphabetical-index-mark-start text:id="IMark74191480"/><text:alphabetical-index-mark-start text:id="IMark73315704"/><text:span text:style-name="T24">result</text:span><text:alphabetical-index-mark-end text:id="IMark73315704"/><text:alphabetical-index-mark-end text:id="IMark74191480"/><text:alphabetical-index-mark-end text:id="IMark74190216"/><text:span text:style-name="T24">s</text:span><text:alphabetical-index-mark-end text:id="IMark74188952"/><text:alphabetical-index-mark-end text:id="IMark74187688"/><text:alphabetical-index-mark-end text:id="IMark74186424"/><text:span text:style-name="T24"> of both </text:span><text:alphabetical-index-mark-start text:id="IMark73323704"/><text:alphabetical-index-mark-start text:id="IMark73324968"/><text:alphabetical-index-mark-start text:id="IMark73326296"/><text:span text:style-name="T24">queries</text:span><text:alphabetical-index-mark-end text:id="IMark73326296"/><text:alphabetical-index-mark-end text:id="IMark73324968"/><text:alphabetical-index-mark-end text:id="IMark73323704"/><text:span text:style-name="T24">.</text:span></text:p>
      <text:p text:style-name="P33"/>
      <text:p text:style-name="P33"><text:span text:style-name="T17">./</text:span><text:alphabetical-index-mark-start text:id="IMark73117304"/><text:alphabetical-index-mark-start text:id="IMark74304424"/><text:alphabetical-index-mark-start text:id="IMark52994904"/><text:alphabetical-index-mark-start text:id="IMark52917944"/><text:alphabetical-index-mark-start text:id="IMark72363128"/><text:alphabetical-index-mark-start text:id="IMark72213928"/><text:span text:style-name="T18">sql</text:span><text:alphabetical-index-mark-end text:id="IMark72213928"/><text:alphabetical-index-mark-end text:id="IMark72363128"/><text:alphabetical-index-mark-end text:id="IMark52917944"/><text:alphabetical-index-mark-end text:id="IMark52994904"/><text:alphabetical-index-mark-end text:id="IMark74304424"/><text:alphabetical-index-mark-end text:id="IMark73117304"/><text:span text:style-name="T18">p </text:span><text:alphabetical-index-mark-start text:id="IMark72254648"/><text:alphabetical-index-mark-start text:id="IMark71862488"/><text:alphabetical-index-mark-start text:id="IMark73867896"/><text:span text:style-name="T18">your_</text:span><text:alphabetical-index-mark-start text:id="IMark74687896"/><text:alphabetical-index-mark-start text:id="IMark74563480"/><text:alphabetical-index-mark-start text:id="IMark73772968"/><text:span text:style-name="T18">database</text:span><text:alphabetical-index-mark-end text:id="IMark73772968"/><text:alphabetical-index-mark-end text:id="IMark74563480"/><text:alphabetical-index-mark-end text:id="IMark74687896"/><text:alphabetical-index-mark-end text:id="IMark73867896"/><text:alphabetical-index-mark-end text:id="IMark71862488"/><text:alphabetical-index-mark-end text:id="IMark72254648"/><text:span text:style-name="T18"> your_</text:span><text:alphabetical-index-mark-start text:id="IMark73821176"/><text:alphabetical-index-mark-start text:id="IMark70178360"/><text:alphabetical-index-mark-start text:id="IMark52990632"/><text:span text:style-name="T18">file</text:span><text:alphabetical-index-mark-end text:id="IMark52990632"/><text:alphabetical-index-mark-end text:id="IMark70178360"/><text:alphabetical-index-mark-end text:id="IMark73821176"/><text:alphabetical-index-mark-start text:id="IMark52898936"/><text:alphabetical-index-mark-start text:id="IMark74583704"/><text:alphabetical-index-mark-start text:id="IMark74331320"/><text:span text:style-name="T18">.</text:span><text:alphabetical-index-mark-start text:id="IMark73465048"/><text:alphabetical-index-mark-start text:id="IMark73992392"/><text:alphabetical-index-mark-start text:id="IMark52899896"/><text:alphabetical-index-mark-start text:id="IMark73968104"/><text:alphabetical-index-mark-start text:id="IMark73682344"/><text:alphabetical-index-mark-start text:id="IMark73956936"/><text:span text:style-name="T18">sql</text:span><text:alphabetical-index-mark-end text:id="IMark73956936"/><text:alphabetical-index-mark-end text:id="IMark73682344"/><text:alphabetical-index-mark-end text:id="IMark73968104"/><text:alphabetical-index-mark-end text:id="IMark52899896"/><text:alphabetical-index-mark-end text:id="IMark73992392"/><text:alphabetical-index-mark-end text:id="IMark73465048"/><text:alphabetical-index-mark-end text:id="IMark74331320"/><text:alphabetical-index-mark-end text:id="IMark74583704"/><text:alphabetical-index-mark-end text:id="IMark52898936"/><text:span text:style-name="T24"> will send the </text:span><text:alphabetical-index-mark-start text:id="IMark74568536"/><text:alphabetical-index-mark-start text:id="IMark74692952"/><text:alphabetical-index-mark-start text:id="IMark71855544"/><text:span text:style-name="T24">queries</text:span><text:alphabetical-index-mark-end text:id="IMark71855544"/><text:alphabetical-index-mark-end text:id="IMark74692952"/><text:alphabetical-index-mark-end text:id="IMark74568536"/><text:span text:style-name="T24"> contained in </text:span><text:span text:style-name="T18">your_</text:span><text:alphabetical-index-mark-start text:id="IMark42223272"/><text:alphabetical-index-mark-start text:id="IMark74601528"/><text:alphabetical-index-mark-start text:id="IMark71542392"/><text:span text:style-name="T18">file</text:span><text:alphabetical-index-mark-end text:id="IMark71542392"/><text:alphabetical-index-mark-end text:id="IMark74601528"/><text:alphabetical-index-mark-end text:id="IMark42223272"/><text:alphabetical-index-mark-start text:id="IMark72273688"/><text:alphabetical-index-mark-start text:id="IMark74621752"/><text:alphabetical-index-mark-start text:id="IMark72665064"/><text:span text:style-name="T18">.</text:span><text:alphabetical-index-mark-start text:id="IMark73714344"/><text:alphabetical-index-mark-start text:id="IMark70324264"/><text:alphabetical-index-mark-start text:id="IMark70435288"/><text:alphabetical-index-mark-start text:id="IMark73016440"/><text:alphabetical-index-mark-start text:id="IMark71677944"/><text:alphabetical-index-mark-start text:id="IMark41326104"/><text:span text:style-name="T18">sql</text:span><text:alphabetical-index-mark-end text:id="IMark41326104"/><text:alphabetical-index-mark-end text:id="IMark71677944"/><text:alphabetical-index-mark-end text:id="IMark73016440"/><text:alphabetical-index-mark-end text:id="IMark70435288"/><text:alphabetical-index-mark-end text:id="IMark70324264"/><text:alphabetical-index-mark-end text:id="IMark73714344"/><text:alphabetical-index-mark-end text:id="IMark72665064"/><text:alphabetical-index-mark-end text:id="IMark74621752"/><text:alphabetical-index-mark-end text:id="IMark72273688"/><text:span text:style-name="T24"> to </text:span><text:alphabetical-index-mark-start text:id="IMark74566008"/><text:alphabetical-index-mark-start text:id="IMark74412824"/><text:alphabetical-index-mark-start text:id="IMark72249336"/><text:span text:style-name="T24">your_</text:span><text:alphabetical-index-mark-start text:id="IMark74670072"/><text:alphabetical-index-mark-start text:id="IMark73893800"/><text:alphabetical-index-mark-start text:id="IMark74345208"/><text:span text:style-name="T24">database</text:span><text:alphabetical-index-mark-end text:id="IMark74345208"/><text:alphabetical-index-mark-end text:id="IMark73893800"/><text:alphabetical-index-mark-end text:id="IMark74670072"/><text:alphabetical-index-mark-end text:id="IMark72249336"/><text:alphabetical-index-mark-end text:id="IMark74412824"/><text:alphabetical-index-mark-end text:id="IMark74566008"/><text:span text:style-name="T24"> as a </text:span><text:alphabetical-index-mark-start text:id="IMark73942040"/><text:alphabetical-index-mark-start text:id="IMark73940984"/><text:alphabetical-index-mark-start text:id="IMark73912568"/><text:span text:style-name="T24">composite</text:span><text:alphabetical-index-mark-end text:id="IMark73912568"/><text:alphabetical-index-mark-end text:id="IMark73940984"/><text:alphabetical-index-mark-end text:id="IMark73942040"/><text:span text:style-name="T24"> </text:span><text:alphabetical-index-mark-start text:id="IMark74403368"/><text:alphabetical-index-mark-start text:id="IMark74001784"/><text:alphabetical-index-mark-start text:id="IMark74081912"/><text:span text:style-name="T24">query</text:span><text:alphabetical-index-mark-end text:id="IMark74081912"/><text:alphabetical-index-mark-end text:id="IMark74001784"/><text:alphabetical-index-mark-end text:id="IMark74403368"/><text:span text:style-name="T24">. See the </text:span><text:alphabetical-index-mark-start text:id="IMark74089512"/><text:alphabetical-index-mark-start text:id="IMark74060328"/><text:alphabetical-index-mark-start text:id="IMark73661912"/><text:span text:style-name="T24">/</text:span><text:span text:style-name="T18">examples</text:span><text:alphabetical-index-mark-end text:id="IMark73661912"/><text:alphabetical-index-mark-end text:id="IMark74060328"/><text:alphabetical-index-mark-end text:id="IMark74089512"/><text:span text:style-name="T24"> </text:span><text:alphabetical-index-mark-start text:id="IMark73935048"/><text:alphabetical-index-mark-start text:id="IMark74177832"/><text:alphabetical-index-mark-start text:id="IMark74176328"/><text:span text:style-name="T24">folder</text:span><text:alphabetical-index-mark-end text:id="IMark74176328"/><text:alphabetical-index-mark-end text:id="IMark74177832"/><text:alphabetical-index-mark-end text:id="IMark73935048"/><text:span text:style-name="T24"> for more.</text:span></text:p>
      <text:p text:style-name="P29"/>
      <text:p text:style-name="P29"><text:alphabetical-index-mark-start text:id="IMark71862488"/><text:alphabetical-index-mark-start text:id="IMark73867896"/><text:alphabetical-index-mark-start text:id="IMark74687896"/>Query<text:alphabetical-index-mark-end text:id="IMark74687896"/><text:alphabetical-index-mark-end text:id="IMark73867896"/><text:alphabetical-index-mark-end text:id="IMark71862488"/> <text:alphabetical-index-mark-start text:id="IMark74563480"/><text:alphabetical-index-mark-start text:id="IMark73772968"/><text:alphabetical-index-mark-start text:id="IMark73821176"/><text:alphabetical-index-mark-start text:id="IMark70178360"/><text:alphabetical-index-mark-start text:id="IMark52990632"/><text:alphabetical-index-mark-start text:id="IMark52898936"/>result<text:alphabetical-index-mark-end text:id="IMark52898936"/><text:alphabetical-index-mark-end text:id="IMark52990632"/><text:alphabetical-index-mark-end text:id="IMark70178360"/>s<text:alphabetical-index-mark-end text:id="IMark73821176"/><text:alphabetical-index-mark-end text:id="IMark73772968"/><text:alphabetical-index-mark-end text:id="IMark74563480"/> are written as a continuous <text:alphabetical-index-mark-start text:id="IMark74583704"/><text:alphabetical-index-mark-start text:id="IMark74331320"/><text:alphabetical-index-mark-start text:id="IMark73465048"/>string<text:alphabetical-index-mark-end text:id="IMark73465048"/><text:alphabetical-index-mark-end text:id="IMark74331320"/><text:alphabetical-index-mark-end text:id="IMark74583704"/> to <text:alphabetical-index-mark-start text:id="IMark73992392"/><text:alphabetical-index-mark-start text:id="IMark52899896"/><text:alphabetical-index-mark-start text:id="IMark73968104"/><text:alphabetical-index-mark-start text:id="IMark73682344"/><text:alphabetical-index-mark-start text:id="IMark73956936"/><text:alphabetical-index-mark-start text:id="IMark74568536"/><text:span text:style-name="T17">sql</text:span><text:alphabetical-index-mark-end text:id="IMark74568536"/><text:alphabetical-index-mark-end text:id="IMark73956936"/><text:alphabetical-index-mark-end text:id="IMark73682344"/><text:alphabetical-index-mark-end text:id="IMark73968104"/><text:alphabetical-index-mark-end text:id="IMark52899896"/><text:alphabetical-index-mark-end text:id="IMark73992392"/><text:span text:style-name="T17">p_</text:span><text:alphabetical-index-mark-start text:id="IMark74692952"/><text:alphabetical-index-mark-start text:id="IMark71855544"/><text:alphabetical-index-mark-start text:id="IMark42223272"/><text:alphabetical-index-mark-start text:id="IMark74601528"/><text:alphabetical-index-mark-start text:id="IMark71542392"/><text:alphabetical-index-mark-start text:id="IMark73117304"/><text:span text:style-name="T17">result</text:span><text:alphabetical-index-mark-end text:id="IMark73117304"/><text:alphabetical-index-mark-end text:id="IMark71542392"/><text:alphabetical-index-mark-end text:id="IMark74601528"/><text:span text:style-name="T17">s</text:span><text:alphabetical-index-mark-end text:id="IMark42223272"/><text:alphabetical-index-mark-end text:id="IMark71855544"/><text:alphabetical-index-mark-end text:id="IMark74692952"/><text:alphabetical-index-mark-start text:id="IMark72273688"/><text:alphabetical-index-mark-start text:id="IMark74621752"/><text:alphabetical-index-mark-start text:id="IMark72665064"/><text:span text:style-name="T17">.txt</text:span><text:alphabetical-index-mark-end text:id="IMark72665064"/><text:alphabetical-index-mark-end text:id="IMark74621752"/><text:alphabetical-index-mark-end text:id="IMark72273688"/>. Data fields are separated with a "|" <text:alphabetical-index-mark-start text:id="IMark73714344"/><text:alphabetical-index-mark-start text:id="IMark70324264"/><text:alphabetical-index-mark-start text:id="IMark70435288"/>character<text:alphabetical-index-mark-end text:id="IMark70435288"/><text:alphabetical-index-mark-end text:id="IMark70324264"/><text:alphabetical-index-mark-end text:id="IMark73714344"/>.</text:p>
      <text:p text:style-name="P29"/>
      <text:p text:style-name="P29">Pay attention to the <text:alphabetical-index-mark-start text:id="IMark73893800"/><text:alphabetical-index-mark-start text:id="IMark74345208"/><text:alphabetical-index-mark-start text:id="IMark52994904"/>path<text:alphabetical-index-mark-end text:id="IMark52994904"/><text:alphabetical-index-mark-end text:id="IMark74345208"/><text:alphabetical-index-mark-end text:id="IMark73893800"/> to <text:span text:style-name="T17">[db]</text:span> and <text:span text:style-name="T17">[</text:span><text:alphabetical-index-mark-start text:id="IMark72363128"/><text:alphabetical-index-mark-start text:id="IMark52917944"/><text:alphabetical-index-mark-start text:id="IMark72254648"/><text:span text:style-name="T17">query</text:span><text:alphabetical-index-mark-end text:id="IMark72254648"/><text:alphabetical-index-mark-end text:id="IMark52917944"/><text:alphabetical-index-mark-end text:id="IMark72363128"/><text:span text:style-name="T17">]</text:span> if it is a <text:alphabetical-index-mark-start text:id="IMark72213928"/><text:alphabetical-index-mark-start text:id="IMark74583704"/><text:alphabetical-index-mark-start text:id="IMark74331320"/>.<text:alphabetical-index-mark-start text:id="IMark73465048"/><text:alphabetical-index-mark-start text:id="IMark74563480"/><text:alphabetical-index-mark-start text:id="IMark73772968"/><text:alphabetical-index-mark-start text:id="IMark73821176"/><text:alphabetical-index-mark-start text:id="IMark70178360"/><text:alphabetical-index-mark-start text:id="IMark52990632"/>sql<text:alphabetical-index-mark-end text:id="IMark52990632"/><text:alphabetical-index-mark-end text:id="IMark70178360"/><text:alphabetical-index-mark-end text:id="IMark73821176"/><text:alphabetical-index-mark-end text:id="IMark73772968"/><text:alphabetical-index-mark-end text:id="IMark74563480"/><text:alphabetical-index-mark-end text:id="IMark73465048"/><text:alphabetical-index-mark-end text:id="IMark74331320"/><text:alphabetical-index-mark-end text:id="IMark74583704"/><text:alphabetical-index-mark-end text:id="IMark72213928"/> <text:alphabetical-index-mark-start text:id="IMark52898936"/><text:alphabetical-index-mark-start text:id="IMark71862488"/><text:alphabetical-index-mark-start text:id="IMark73867896"/>file<text:alphabetical-index-mark-end text:id="IMark73867896"/><text:alphabetical-index-mark-end text:id="IMark71862488"/><text:alphabetical-index-mark-end text:id="IMark52898936"/>. If they are not in the same <text:alphabetical-index-mark-start text:id="IMark74687896"/><text:alphabetical-index-mark-start text:id="IMark73016440"/><text:alphabetical-index-mark-start text:id="IMark73992392"/>folder<text:alphabetical-index-mark-end text:id="IMark73992392"/><text:alphabetical-index-mark-end text:id="IMark73016440"/><text:alphabetical-index-mark-end text:id="IMark74687896"/> as <text:alphabetical-index-mark-start text:id="IMark52899896"/><text:alphabetical-index-mark-start text:id="IMark73968104"/><text:alphabetical-index-mark-start text:id="IMark73682344"/><text:alphabetical-index-mark-start text:id="IMark73956936"/><text:alphabetical-index-mark-start text:id="IMark74568536"/><text:alphabetical-index-mark-start text:id="IMark71677944"/>sql<text:alphabetical-index-mark-end text:id="IMark71677944"/><text:alphabetical-index-mark-end text:id="IMark74568536"/><text:alphabetical-index-mark-end text:id="IMark73956936"/><text:alphabetical-index-mark-end text:id="IMark73682344"/><text:alphabetical-index-mark-end text:id="IMark73968104"/><text:alphabetical-index-mark-end text:id="IMark52899896"/>c, then you will need to provide full <text:alphabetical-index-mark-start text:id="IMark41326104"/><text:alphabetical-index-mark-start text:id="IMark73327240"/><text:alphabetical-index-mark-start text:id="IMark74601528"/>path<text:alphabetical-index-mark-end text:id="IMark74601528"/><text:alphabetical-index-mark-end text:id="IMark73327240"/><text:alphabetical-index-mark-end text:id="IMark41326104"/>s or add those <text:alphabetical-index-mark-start text:id="IMark71542392"/><text:alphabetical-index-mark-start text:id="IMark73117304"/><text:alphabetical-index-mark-start text:id="IMark74304424"/>file<text:alphabetical-index-mark-end text:id="IMark74304424"/><text:alphabetical-index-mark-end text:id="IMark73117304"/><text:alphabetical-index-mark-end text:id="IMark71542392"/>s or <text:alphabetical-index-mark-start text:id="IMark74692952"/><text:alphabetical-index-mark-start text:id="IMark71855544"/><text:alphabetical-index-mark-start text:id="IMark42223272"/>folder<text:alphabetical-index-mark-end text:id="IMark42223272"/><text:alphabetical-index-mark-end text:id="IMark71855544"/><text:alphabetical-index-mark-end text:id="IMark74692952"/>s to your $<text:alphabetical-index-mark-start text:id="IMark74566008"/><text:alphabetical-index-mark-start text:id="IMark70324264"/><text:alphabetical-index-mark-start text:id="IMark73714344"/>PATH<text:alphabetical-index-mark-end text:id="IMark73714344"/><text:alphabetical-index-mark-end text:id="IMark70324264"/><text:alphabetical-index-mark-end text:id="IMark74566008"/>.</text:p>
      <text:p text:style-name="P11"/>
      <text:p text:style-name="P6"/>
      <text:h text:style-name="P72" text:outline-level="1"><text:bookmark-start text:name="__RefHeading___Toc993_76759228"/>6. Sources<text:bookmark-end text:name="__RefHeading___Toc993_76759228"/></text:h>
      <text:p text:style-name="P5"/>
      <text:p text:style-name="P8"><text:span text:style-name="T9">6.</text:span><text:span text:style-name="T10">1</text:span><text:span text:style-name="T9">.</text:span><text:span text:style-name="T7"> </text:span><text:alphabetical-index-mark-start text:id="IMark52917944"/><text:alphabetical-index-mark-start text:id="IMark72254648"/><text:alphabetical-index-mark-start text:id="IMark72665064"/><text:alphabetical-index-mark-start text:id="IMark73325912"/><text:alphabetical-index-mark-start text:id="IMark70324264"/><text:alphabetical-index-mark-start text:id="IMark74566008"/><text:alphabetical-index-mark-start text:id="IMark73714344"/><text:alphabetical-index-mark-start text:id="IMark74692952"/><text:alphabetical-index-mark-start text:id="IMark71855544"/>Sql<text:alphabetical-index-mark-end text:id="IMark71855544"/><text:alphabetical-index-mark-end text:id="IMark74692952"/><text:alphabetical-index-mark-end text:id="IMark73714344"/><text:alphabetical-index-mark-end text:id="IMark74566008"/><text:alphabetical-index-mark-end text:id="IMark70324264"/><text:alphabetical-index-mark-end text:id="IMark73325912"/>ite<text:alphabetical-index-mark-end text:id="IMark72665064"/><text:alphabetical-index-mark-end text:id="IMark72254648"/><text:alphabetical-index-mark-end text:id="IMark52917944"/>.org. (2000). <text:alphabetical-index-mark-start text:id="IMark42223272"/><text:alphabetical-index-mark-start text:id="IMark71542392"/><text:alphabetical-index-mark-start text:id="IMark73117304"/><text:alphabetical-index-mark-start text:id="IMark74304424"/><text:alphabetical-index-mark-start text:id="IMark41326104"/><text:alphabetical-index-mark-start text:id="IMark73327240"/><text:alphabetical-index-mark-start text:id="IMark74601528"/><text:alphabetical-index-mark-start text:id="IMark52899896"/><text:alphabetical-index-mark-start text:id="IMark73968104"/>SQL<text:alphabetical-index-mark-end text:id="IMark73968104"/><text:alphabetical-index-mark-end text:id="IMark52899896"/><text:alphabetical-index-mark-end text:id="IMark74601528"/><text:alphabetical-index-mark-end text:id="IMark73327240"/><text:alphabetical-index-mark-end text:id="IMark41326104"/><text:alphabetical-index-mark-end text:id="IMark74304424"/>ite<text:alphabetical-index-mark-end text:id="IMark73117304"/><text:alphabetical-index-mark-end text:id="IMark71542392"/><text:alphabetical-index-mark-end text:id="IMark42223272"/> Home Page. [online] Available at: https://www<text:alphabetical-index-mark-start text:id="IMark73682344"/><text:alphabetical-index-mark-start text:id="IMark73956936"/><text:alphabetical-index-mark-start text:id="IMark74568536"/>.<text:alphabetical-index-mark-start text:id="IMark71677944"/><text:alphabetical-index-mark-start text:id="IMark74687896"/><text:alphabetical-index-mark-start text:id="IMark73016440"/><text:alphabetical-index-mark-start text:id="IMark73992392"/><text:alphabetical-index-mark-start text:id="IMark52898936"/><text:alphabetical-index-mark-start text:id="IMark71862488"/><text:alphabetical-index-mark-start text:id="IMark73867896"/><text:alphabetical-index-mark-start text:id="IMark72213928"/><text:alphabetical-index-mark-start text:id="IMark74583704"/><text:alphabetical-index-mark-start text:id="IMark74331320"/><text:alphabetical-index-mark-start text:id="IMark73465048"/><text:alphabetical-index-mark-start text:id="IMark74563480"/>sql<text:alphabetical-index-mark-end text:id="IMark74563480"/><text:alphabetical-index-mark-end text:id="IMark73465048"/><text:alphabetical-index-mark-end text:id="IMark74331320"/><text:alphabetical-index-mark-end text:id="IMark74583704"/><text:alphabetical-index-mark-end text:id="IMark72213928"/><text:alphabetical-index-mark-end text:id="IMark73867896"/><text:alphabetical-index-mark-end text:id="IMark71862488"/><text:alphabetical-index-mark-end text:id="IMark52898936"/><text:alphabetical-index-mark-end text:id="IMark73992392"/><text:alphabetical-index-mark-end text:id="IMark74568536"/><text:alphabetical-index-mark-end text:id="IMark73956936"/><text:alphabetical-index-mark-end text:id="IMark73682344"/>ite<text:alphabetical-index-mark-end text:id="IMark73016440"/><text:alphabetical-index-mark-end text:id="IMark74687896"/><text:alphabetical-index-mark-end text:id="IMark71677944"/>.org/index.html [Acc<text:alphabetical-index-mark-start text:id="IMark73772968"/>es<text:alphabetical-index-mark-end text:id="IMark73772968"/>sed 26 Aug. 2019].</text:p>
      <text:p text:style-name="P8"/>
      <text:p text:style-name="P5"/>
      <text:p text:style-name="P5"/>
      <text:p text:style-name="P5"/>
      <text:alphabetical-index text:style-name="Sect1" text:name="Alphabetical Index1">
        <text:alphabetical-index-source text:alphabetical-separators="true" text:sort-algorithm="alphanumeric" fo:language="en" fo:country="US">
          <text:index-title-template text:style-name="Heading_20_1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Text_20_body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Text_20_body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Text_20_body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h text:style-name="P72" text:outline-level="1">Alphabetical Index</text:h>
          </text:index-title>
          <text:p text:style-name="P73"/>
          <text:p text:style-name="P73">A</text:p>
          <text:p text:style-name="P70"/>
          <text:p text:style-name="P70">advantage<text:tab/>4</text:p>
          <text:p text:style-name="P70">append<text:tab/>6p.</text:p>
          <text:p text:style-name="P70">application<text:tab/>1</text:p>
          <text:p text:style-name="P73"/>
          <text:p text:style-name="P73"/>
          <text:p text:style-name="P73">C</text:p>
          <text:p text:style-name="P70"/>
          <text:p text:style-name="P70">call<text:tab/>3, 6, 8pp.</text:p>
          <text:p text:style-name="P70">Call<text:tab/>3, 10, 14</text:p>
          <text:p text:style-name="P70">character<text:tab/>5p., 8, 14</text:p>
          <text:p text:style-name="P70">code<text:tab/>5p., 8</text:p>
          <text:p text:style-name="P70">common<text:tab/>1, 3p., 10</text:p>
          <text:p text:style-name="P70">composite<text:tab/>3, 5pp., 14</text:p>
          <text:p text:style-name="P70">Composite<text:tab/>5, 7</text:p>
          <text:p text:style-name="P70">contribute<text:tab/>2</text:p>
          <text:p text:style-name="P70">CONTRIBUTING<text:tab/>2</text:p>
          <text:p text:style-name="P70">COPYING<text:tab/>2</text:p>
          <text:p text:style-name="P73"/>
          <text:p text:style-name="P73"/>
          <text:p text:style-name="P73">D</text:p>
          <text:p text:style-name="P70"/>
          <text:p text:style-name="P70">database<text:tab/>1, 4, 7, 9p., 12, 14</text:p>
          <text:p text:style-name="P70">dataset<text:tab/>4, 10</text:p>
          <text:p text:style-name="P70">DBMS<text:tab/>5</text:p>
          <text:p text:style-name="P70">develop<text:tab/>1</text:p>
          <text:p text:style-name="P70">developer<text:tab/>1</text:p>
          <text:p text:style-name="P70">dialect<text:tab/>3, 5</text:p>
          <text:p text:style-name="P73"/>
          <text:p text:style-name="P73"/>
          <text:p text:style-name="P73">E</text:p>
          <text:p text:style-name="P70"/>
          <text:p text:style-name="P70"><text:soft-page-break/>Edronkin<text:tab/>1</text:p>
          <text:p text:style-name="P70">environment<text:tab/>3, 10p.</text:p>
          <text:p text:style-name="P70">es<text:tab/>1, 15</text:p>
          <text:p text:style-name="P70">execute<text:tab/>4</text:p>
          <text:p text:style-name="P73"/>
          <text:p text:style-name="P73"/>
          <text:p text:style-name="P73">F</text:p>
          <text:p text:style-name="P70"/>
          <text:p text:style-name="P70">factor<text:tab/>5</text:p>
          <text:p text:style-name="P70">file<text:tab/>1, 3pp., 10, 12pp.</text:p>
          <text:p text:style-name="P70">folder<text:tab/>7, 12pp.</text:p>
          <text:p text:style-name="P70">format<text:tab/>2, 4, 12</text:p>
          <text:p text:style-name="P70">Fortran<text:tab/>10</text:p>
          <text:p text:style-name="P73"/>
          <text:p text:style-name="P73"/>
          <text:p text:style-name="P73">G</text:p>
          <text:p text:style-name="P70"/>
          <text:p text:style-name="P70">g++<text:tab/>13</text:p>
          <text:p text:style-name="P70">gcc<text:tab/>11, 13</text:p>
          <text:p text:style-name="P73"/>
          <text:p text:style-name="P73"/>
          <text:p text:style-name="P73">H</text:p>
          <text:p text:style-name="P70"/>
          <text:p text:style-name="P70">handle<text:tab/>4</text:p>
          <text:p text:style-name="P73"/>
          <text:p text:style-name="P73"/>
          <text:p text:style-name="P73">I</text:p>
          <text:p text:style-name="P70"/>
          <text:p text:style-name="P70">independent<text:tab/>4</text:p>
          <text:p text:style-name="P70">information<text:tab/>2</text:p>
          <text:p text:style-name="P70">INSERT<text:tab/>6</text:p>
          <text:p text:style-name="P70">install<text:tab/>1, 3, 8, 13</text:p>
          <text:p text:style-name="P70">Install<text:tab/>3, 13</text:p>
          <text:p text:style-name="P70">instance<text:tab/>7</text:p>
          <text:p text:style-name="P73"/>
          <text:p text:style-name="P73"/>
          <text:p text:style-name="P73">L</text:p>
          <text:p text:style-name="P70"><text:soft-page-break/>libraries<text:tab/>8, 10</text:p>
          <text:p text:style-name="P70">library<text:tab/>1, 10</text:p>
          <text:p text:style-name="P70">license<text:tab/>2, 12</text:p>
          <text:p text:style-name="P70">License<text:tab/>1, 3</text:p>
          <text:p text:style-name="P70">link<text:tab/>13</text:p>
          <text:p text:style-name="P70">Link<text:tab/>13</text:p>
          <text:p text:style-name="P70">Linux<text:tab/>11, 13p.</text:p>
          <text:p text:style-name="P70">listing<text:tab/>6p.</text:p>
          <text:p text:style-name="P70">lock<text:tab/>10p.</text:p>
          <text:p text:style-name="P70">locking<text:tab/>10p.</text:p>
          <text:p text:style-name="P70">lsqlite<text:tab/>13</text:p>
          <text:p text:style-name="P73"/>
          <text:p text:style-name="P73"/>
          <text:p text:style-name="P73">M</text:p>
          <text:p text:style-name="P70"/>
          <text:p text:style-name="P70">manage<text:tab/>5, 10</text:p>
          <text:p text:style-name="P70">MariaDB<text:tab/>4</text:p>
          <text:p text:style-name="P70">module<text:tab/>1</text:p>
          <text:p text:style-name="P70">mpi<text:tab/>3, 11, 13</text:p>
          <text:p text:style-name="P70">MPI<text:tab/>10p.</text:p>
          <text:p text:style-name="P70">Mysql<text:tab/>4</text:p>
          <text:p text:style-name="P73"/>
          <text:p text:style-name="P73"/>
          <text:p text:style-name="P73">O</text:p>
          <text:p text:style-name="P70"/>
          <text:p text:style-name="P70">OpenMP<text:tab/>10p.</text:p>
          <text:p text:style-name="P70">operating<text:tab/>13</text:p>
          <text:p text:style-name="P70">Operating<text:tab/>3, 11</text:p>
          <text:p text:style-name="P70">operation<text:tab/>7</text:p>
          <text:p text:style-name="P70">orcid<text:tab/>1</text:p>
          <text:p text:style-name="P70">overwrite<text:tab/>6p.</text:p>
          <text:p text:style-name="P73"/>
          <text:p text:style-name="P73"/>
          <text:p text:style-name="P73">P</text:p>
          <text:p text:style-name="P70"/>
          <text:p text:style-name="P70"><text:soft-page-break/>parse<text:tab/>6</text:p>
          <text:p text:style-name="P70">path<text:tab/>13p.</text:p>
          <text:p text:style-name="P70">PATH<text:tab/>14</text:p>
          <text:p text:style-name="P70">PostgreSQL<text:tab/>4</text:p>
          <text:p text:style-name="P70">preparation<text:tab/>10</text:p>
          <text:p text:style-name="P70">program<text:tab/>1, 4p., 8, 10</text:p>
          <text:p text:style-name="P70">project<text:tab/>1p.</text:p>
          <text:p text:style-name="P73"/>
          <text:p text:style-name="P73"/>
          <text:p text:style-name="P73">Q</text:p>
          <text:p text:style-name="P70"/>
          <text:p text:style-name="P70">queries<text:tab/>1, 4pp., 10, 14</text:p>
          <text:p text:style-name="P70">query<text:tab/>1, 3, 5pp., 10, 14</text:p>
          <text:p text:style-name="P70">Query<text:tab/>14</text:p>
          <text:p text:style-name="P73"/>
          <text:p text:style-name="P73"/>
          <text:p text:style-name="P73">R</text:p>
          <text:p text:style-name="P70"/>
          <text:p text:style-name="P70">RDBMS<text:tab/>5</text:p>
          <text:p text:style-name="P70">README<text:tab/>1</text:p>
          <text:p text:style-name="P70">relational<text:tab/>4</text:p>
          <text:p text:style-name="P70">Relational<text:tab/>5</text:p>
          <text:p text:style-name="P70">repetitive<text:tab/>4, 10</text:p>
          <text:p text:style-name="P70">result<text:tab/>3, 6p., 13p.</text:p>
          <text:p text:style-name="P70">results<text:tab/>3, 6p., 13p.</text:p>
          <text:p text:style-name="P70">retrieve<text:tab/>6, 10</text:p>
          <text:p text:style-name="P70">return<text:tab/>6, 14</text:p>
          <text:p text:style-name="P73"/>
          <text:p text:style-name="P73"/>
          <text:p text:style-name="P73">S</text:p>
          <text:p text:style-name="P70"/>
          <text:p text:style-name="P70">Scheme<text:tab/>9p.</text:p>
          <text:p text:style-name="P70">select<text:tab/>6</text:p>
          <text:p text:style-name="P70">SELECT<text:tab/>6p., 9, 14</text:p>
          <text:p text:style-name="P70">sentence<text:tab/>4</text:p>
          <text:p text:style-name="P70"><text:soft-page-break/>server<text:tab/>4</text:p>
          <text:p text:style-name="P70">setting<text:tab/>1</text:p>
          <text:p text:style-name="P70">single<text:tab/>4, 7p., 10</text:p>
          <text:p text:style-name="P70">Single<text:tab/>7</text:p>
          <text:p text:style-name="P70">snippet<text:tab/>13</text:p>
          <text:p text:style-name="P70">sql<text:tab/>1, 3pp.</text:p>
          <text:p text:style-name="P70">Sql<text:tab/>1, 3pp., 10, 14p.</text:p>
          <text:p text:style-name="P70">SQL<text:tab/>1, 3pp., 8, 10p., 14p.</text:p>
          <text:p text:style-name="P70">sqlite<text:tab/>1, 13, 15</text:p>
          <text:p text:style-name="P70">Sqlite<text:tab/>1, 4pp., 10, 14p.</text:p>
          <text:p text:style-name="P70">SQLite<text:tab/>15</text:p>
          <text:p text:style-name="P70">Sqlite3<text:tab/>1</text:p>
          <text:p text:style-name="P70">string<text:tab/>8pp., 14</text:p>
          <text:p text:style-name="P70">syntax<text:tab/>3, 7, 9</text:p>
          <text:p text:style-name="P70">system<text:tab/>1, 3pp., 8pp., 13p.</text:p>
          <text:p text:style-name="P70">System<text:tab/>3, 8</text:p>
          <text:p text:style-name="P73"/>
          <text:p text:style-name="P73"/>
          <text:p text:style-name="P73">T</text:p>
          <text:p text:style-name="P70"/>
          <text:p text:style-name="P70">table<text:tab/>7, 9pp., 14</text:p>
          <text:p text:style-name="P70">Table<text:tab/>3</text:p>
          <text:p text:style-name="P70">terminal<text:tab/>1, 8p., 14</text:p>
          <text:p text:style-name="P70">thread<text:tab/>3, 10p.</text:p>
          <text:p text:style-name="P70">tool<text:tab/>4, 10</text:p>
          <text:p text:style-name="P70">trouble<text:tab/>13</text:p>
          <text:p text:style-name="P73"/>
          <text:p text:style-name="P73"/>
          <text:p text:style-name="P73">W</text:p>
          <text:p text:style-name="P70"/>
          <text:p text:style-name="P70">Windows<text:tab/>11</text:p>
          <text:p text:style-name="P73"/>
          <text:p text:style-name="P73"/>
          <text:p text:style-name="P73">Y</text:p>
          <text:p text:style-name="P70"/>
          <text:p text:style-name="P70"><text:soft-page-break/>your_database<text:tab/>7, 9, 14</text:p>
          <text:p text:style-name="P70">your_table<text:tab/>7, 9, 14</text:p>
          <text:p text:style-name="P73"/>
          <text:p text:style-name="P73"/>
          <text:p text:style-name="P73">.</text:p>
          <text:p text:style-name="P70"/>
          <text:p text:style-name="P70">.cpp<text:tab/>12p.</text:p>
          <text:p text:style-name="P70">.hpp<text:tab/>12p.</text:p>
          <text:p text:style-name="P70">.sql<text:tab/>1, 5p., 10, 12, 14p.</text:p>
          <text:p text:style-name="P70">.txt<text:tab/>6p., 14</text:p>
          <text:p text:style-name="P73"/>
          <text:p text:style-name="P73"/>
          <text:p text:style-name="P73">/</text:p>
          <text:p text:style-name="P70"/>
          <text:p text:style-name="P70">/doc<text:tab/>3, 12</text:p>
          <text:p text:style-name="P70">/examples<text:tab/>3, 12, 14</text:p>
        </text:index-body>
      </text:alphabetical-index>
      <text:p text:style-name="P46"/>
      <text:p text:style-name="P5"/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4:43:04.266971651</meta:creation-date>
    <dc:date>2019-10-05T12:30:07.105360265</dc:date>
    <meta:editing-duration>P4DT14H50M45S</meta:editing-duration>
    <meta:editing-cycles>72</meta:editing-cycles>
    <meta:generator>LibreOffice/5.1.6.2$Linux_X86_64 LibreOffice_project/10m0$Build-2</meta:generator>
    <meta:document-statistic meta:table-count="0" meta:image-count="0" meta:object-count="0" meta:page-count="21" meta:paragraph-count="289" meta:word-count="2463" meta:character-count="14004" meta:non-whitespace-character-count="11828"/>
  </office:meta>
</office:document-meta>
</file>